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3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name-asian="SimSun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88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88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45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4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88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88">
      <style:table-cell-properties style:glyph-orientation-vertical="0" fo:background-color="#66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40" style:family="table-cell" style:parent-style-name="Default" style:data-style-name="N142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42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4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43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eeeeee"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" table:default-cell-style-name="ce1"/>
        <table:table-column table:style-name="co5" table:default-cell-style-name="ce1"/>
        <table:table-column table:style-name="co2" table:number-columns-repeated="219" table:default-cell-style-name="ce1"/>
        <table:table-column table:style-name="co6" table:number-columns-repeated="768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style-name="ce7"/>
          <table:table-cell table:number-columns-repeated="6"/>
          <table:table-cell table:style-name="ce15" office:value-type="string" calcext:value-type="string">
            <text:p>Specify Java libraries and code (jar and class files) here.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7"/>
          <table:table-cell table:number-columns-repeated="6"/>
          <table:table-cell table:style-name="ce15" table:formula="of:=&quot;IMPORTANT: All function calls relying on the libraries loaded here have to reference the cell name 'obLibs'&quot;" office:value-type="string" office:string-value="IMPORTANT: All function calls relying on the libraries loaded here have to reference the cell name 'obLibs'" calcext:value-type="string">
            <text:p>IMPORTANT: All function calls relying on the libraries loaded here have to reference the cell name 'obLibs'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style-name="ce7"/>
          <table:table-cell table:number-columns-repeated="6"/>
          <table:table-cell table:style-name="ce15" office:value-type="string" calcext:value-type="string">
            <text:p>Note: in case of success, that cell contains an empty string,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style-name="ce7"/>
          <table:table-cell table:number-columns-repeated="6"/>
          <table:table-cell table:style-name="ce16" office:value-type="string" calcext:value-type="string">
            <text:p>however, referencing it, will ensure that libraries are loaded prior to functions execution.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SABR Model Calibration/lib" calcext:value-type="string">
            <text:p>/Users/fries/git/finmath-spreadsheets/spreadsheets/SABR Model Calibration/lib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5.0.1" calcext:value-type="string">
            <text:p>5.0.1</text:p>
          </table:table-cell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50001" calcext:value-type="string">
            <text:p>50001</text:p>
          </table:table-cell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SABR Model Calibration" calcext:value-type="string">
            <text:p>/Users/fries/git/finmath-spreadsheets/spreadsheets/SABR Model Calibration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3.1.1" calcext:value-type="string">
            <text:p>3.1.1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Loaded:</text:p>
          </table:table-cell>
          <table:table-cell table:formula="of:=INFO.OBBA.OBBA.OBADDCLASSES([.F26];[.F27])" office:value-type="string" office:string-value="/Users/fries/git/finmath-spreadsheets/spreadsheets/SABR Model Calibration" calcext:value-type="string">
            <text:p>/Users/fries/git/finmath-spreadsheets/spreadsheets/SABR Model Calibration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4" office:value-type="string" calcext:value-type="string">
            <text:p>Reference cell below to ensure lib is loaded:</text:p>
          </table:table-cell>
          <table:table-cell table:style-name="ce12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9" table:formula="of:=IF(OR(ISERROR([.F12]);ISERROR([.F21]);ISERROR([.F30]));NA();&quot;&quot;)">
            <text:p/>
          </table:table-cell>
          <table:table-cell table:style-name="ce13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style-name="ce7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ced SABRModel Normal" table:style-name="ta2" table:print="false">
        <office:forms form:automatic-focus="false" form:apply-design-mode="false"/>
        <table:shapes>
          <draw:frame draw:z-index="0" draw:style-name="gr1" draw:text-style-name="P1" svg:width="100mm" svg:height="70mm" svg:x="6.39mm" svg:y="88.47mm">
            <loext:p draw:notify-on-update-of-ranges="'Displaced SABRModel Normal'.I7:'Displaced SABRModel Normal'.I116 'Displaced SABRModel Normal'.J6:'Displaced SABRModel Normal'.J6 'Displaced SABRModel Normal'.J7:'Displaced SABRModel Normal'.J116 'Displaced SABRModel Normal'.D7:'Displaced SABRModel Normal'.D15 'Displaced SABRModel Normal'.B5:'Displaced SABRModel Normal'.B5 'Displaced SABRModel Normal'.C7:'Displaced SABRModel Normal'.C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0mm" svg:height="70mm" svg:x="350.04mm" svg:y="29.67mm">
            <loext:p draw:notify-on-update-of-ranges="'Displaced SABRModel Normal'.I7:'Displaced SABRModel Normal'.I116 'Displaced SABRModel Normal'.K6:'Displaced SABRModel Normal'.K6 'Displaced SABRModel Normal'.K7:'Displaced SABRModel Normal'.K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0mm" svg:height="70mm" svg:x="350.04mm" svg:y="109.72mm">
            <loext:p draw:notify-on-update-of-ranges="'Displaced SABRModel Normal'.I7:'Displaced SABRModel Normal'.I116 'Displaced SABRModel Normal'.L6:'Displaced SABRModel Normal'.L6 'Displaced SABRModel Normal'.L7:'Displaced SABRModel Normal'.L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18"/>
        <table:table-column table:style-name="co8" table:number-columns-repeated="8" table:default-cell-style-name="ce18"/>
        <table:table-column table:style-name="co8" table:default-cell-style-name="ce40"/>
        <table:table-column table:style-name="co8" table:number-columns-repeated="210" table:default-cell-style-name="ce18"/>
        <table:table-column table:style-name="co9" table:number-columns-repeated="789" table:default-cell-style-name="ce17"/>
        <table:table-column table:style-name="co9" table:number-columns-repeated="15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>
            <text:p>Displaced SABR Model on Normal Volatility Calibration</text:p>
          </table:table-cell>
          <table:table-cell table:number-columns-repeated="6"/>
          <table:table-cell office:value-type="string" calcext:value-type="string">
            <text:p>Visualization:</text:p>
          </table:table-cell>
          <table:table-cell table:number-columns-repeated="1015"/>
        </table:table-row>
        <table:table-row table:style-name="ro2">
          <table:table-cell/>
          <table:table-cell table:style-name="ce21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2" table:formula="of:=IF(VALUE([$'Load Libs'.C18])&lt;30114;&quot;THIS SHEET REQUIRES A NEWER VERSION OF OBBA! PLEASE UPGRADE!&quot;;&quot;&quot;)">
            <text:p/>
          </table:table-cell>
          <table:table-cell table:number-columns-repeated="6"/>
          <table:table-cell office:value-type="string" calcext:value-type="string">
            <text:p>moneyness left:</text:p>
          </table:table-cell>
          <table:table-cell office:value-type="percentage" office:value="-0.02" calcext:value-type="percentage">
            <text:p>-2,000%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input implied volatilities</text:p>
          </table:table-cell>
          <table:table-cell table:number-columns-repeated="6"/>
          <table:table-cell office:value-type="string" calcext:value-type="string">
            <text:p>moneyness step:</text:p>
          </table:table-cell>
          <table:table-cell office:value-type="percentage" office:value="0.001" calcext:value-type="percentage">
            <text:p>0,100%</text:p>
          </table:table-cell>
          <table:table-cell table:number-columns-repeated="1014"/>
        </table:table-row>
        <table:table-row table:style-name="ro4">
          <table:table-cell table:style-name="ce19"/>
          <table:table-cell table:style-name="ce24" office:value-type="string" calcext:value-type="string">
            <text:p>moneyness</text:p>
          </table:table-cell>
          <table:table-cell table:style-name="ce24" office:value-type="string" calcext:value-type="string">
            <text:p>vol</text:p>
          </table:table-cell>
          <table:table-cell table:style-name="ce24" office:value-type="string" calcext:value-type="string">
            <text:p>strike</text:p>
          </table:table-cell>
          <table:table-cell/>
          <table:table-cell table:style-name="ce24" office:value-type="string" calcext:value-type="string">
            <text:p>Model and Product</text:p>
          </table:table-cell>
          <table:table-cell table:style-name="ce24"/>
          <table:table-cell/>
          <table:table-cell table:style-name="ce24" office:value-type="string" calcext:value-type="string">
            <text:p>strike</text:p>
          </table:table-cell>
          <table:table-cell table:style-name="ce41" office:value-type="string" calcext:value-type="string">
            <text:p>normal vol SABR approximation</text:p>
          </table:table-cell>
          <table:table-cell table:style-name="ce24" office:value-type="string" calcext:value-type="string">
            <text:p>option price</text:p>
          </table:table-cell>
          <table:table-cell table:style-name="ce24" office:value-type="string" calcext:value-type="string">
            <text:p>density</text:p>
          </table:table-cell>
          <table:table-cell table:style-name="ce19" table:number-columns-repeated="208"/>
          <table:table-cell table:style-name="ce44" table:number-columns-repeated="787"/>
          <table:table-cell table:number-columns-repeated="17"/>
        </table:table-row>
        <table:table-row table:style-name="ro2">
          <table:table-cell/>
          <table:table-cell table:style-name="ce25" office:value-type="percentage" office:value="-0.01" calcext:value-type="percentage">
            <text:p>-1,00%</text:p>
          </table:table-cell>
          <table:table-cell table:style-name="ce29" office:value-type="percentage" office:value="0.0059" calcext:value-type="percentage">
            <text:p>0,5900%</text:p>
          </table:table-cell>
          <table:table-cell table:style-name="ce28" table:formula="of:=[.B7]+[.$G$10]" office:value-type="percentage" office:value="-0.0024" calcext:value-type="percentage">
            <text:p>-0,24%</text:p>
          </table:table-cell>
          <table:table-cell table:number-columns-repeated="4"/>
          <table:table-cell table:style-name="ce28" table:formula="of:=[.G10]+[.J4]" office:value-type="percentage" office:value="-0.0124" calcext:value-type="percentage">
            <text:p>-1,2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]);[.F$11]))" office:value-type="percentage" office:value="0.00627041120871593" calcext:value-type="percentage">
            <text:p>0,62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]);[.F$11];INFO.OBBA.OBBA.OBMAKE(&quot;&quot;;&quot;double&quot;;[.I7]);INFO.OBBA.OBBA.OBMAKE(&quot;&quot;;&quot;double&quot;;1)))" office:value-type="percentage" office:value="0.0239177547261562" calcext:value-type="percentage">
            <text:p>2,39%</text:p>
          </table:table-cell>
          <table:table-cell table:style-name="ce27"/>
          <table:table-cell table:number-columns-repeated="1012"/>
        </table:table-row>
        <table:table-row table:style-name="ro2">
          <table:table-cell/>
          <table:table-cell table:style-name="ce25" office:value-type="percentage" office:value="-0.005" calcext:value-type="percentage">
            <text:p>-0,50%</text:p>
          </table:table-cell>
          <table:table-cell table:style-name="ce29" office:value-type="percentage" office:value="0.0059" calcext:value-type="percentage">
            <text:p>0,5900%</text:p>
          </table:table-cell>
          <table:table-cell table:style-name="ce28" table:formula="of:=[.B8]+[.$G$10]" office:value-type="percentage" office:value="0.0026" calcext:value-type="percentage">
            <text:p>0,26%</text:p>
          </table:table-cell>
          <table:table-cell/>
          <table:table-cell table:style-name="ce33" office:value-type="string" calcext:value-type="string">
            <text:p>Parameters:</text:p>
          </table:table-cell>
          <table:table-cell table:style-name="ce33"/>
          <table:table-cell/>
          <table:table-cell table:style-name="ce28" table:formula="of:=[.I7]+[.$J$5]" office:value-type="percentage" office:value="-0.0114" calcext:value-type="percentage">
            <text:p>-1,1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]);[.F$11]))" office:value-type="percentage" office:value="0.00623845601113104" calcext:value-type="percentage">
            <text:p>0,62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]);[.F$11];INFO.OBBA.OBBA.OBMAKE(&quot;&quot;;&quot;double&quot;;[.I8]);INFO.OBBA.OBBA.OBMAKE(&quot;&quot;;&quot;double&quot;;1)))" office:value-type="percentage" office:value="0.0231159085069068" calcext:value-type="percentage">
            <text:p>2,31%</text:p>
          </table:table-cell>
          <table:table-cell table:style-name="ce43" table:formula="of:=([.K9]-2*[.K8]+[.K7])/([.I8]-[.I7])/([.I9]-[.I8])" office:value-type="float" office:value="9.31334053441701" calcext:value-type="float">
            <text:p>9,3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percentage" office:value="0" calcext:value-type="percentage">
            <text:p>0,00%</text:p>
          </table:table-cell>
          <table:table-cell table:style-name="ce29" office:value-type="percentage" office:value="0.006" calcext:value-type="percentage">
            <text:p>0,6000%</text:p>
          </table:table-cell>
          <table:table-cell table:style-name="ce28" table:formula="of:=[.B9]+[.$G$10]" office:value-type="percentage" office:value="0.0076" calcext:value-type="percentage">
            <text:p>0,76%</text:p>
          </table:table-cell>
          <table:table-cell/>
          <table:table-cell table:style-name="ce34" office:value-type="string" calcext:value-type="string">
            <text:p>method</text:p>
          </table:table-cell>
          <table:table-cell table:style-name="ce37" office:value-type="string" calcext:value-type="string">
            <text:p>sabrBerestyckiNormalVolatilityApproximation</text:p>
          </table:table-cell>
          <table:table-cell/>
          <table:table-cell table:style-name="ce28" table:formula="of:=[.I8]+[.$J$5]" office:value-type="percentage" office:value="-0.0104" calcext:value-type="percentage">
            <text:p>-1,0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]);[.F$11]))" office:value-type="percentage" office:value="0.0062065512043573" calcext:value-type="percentage">
            <text:p>0,62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]);[.F$11];INFO.OBBA.OBBA.OBMAKE(&quot;&quot;;&quot;double&quot;;[.I9]);INFO.OBBA.OBBA.OBMAKE(&quot;&quot;;&quot;double&quot;;1)))" office:value-type="percentage" office:value="0.0223233756281918" calcext:value-type="percentage">
            <text:p>2,23%</text:p>
          </table:table-cell>
          <table:table-cell table:style-name="ce43" table:formula="of:=([.K10]-2*[.K9]+[.K8])/([.I9]-[.I8])/([.I10]-[.I9])" office:value-type="float" office:value="10.1417659492779" calcext:value-type="float">
            <text:p>10,1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percentage" office:value="0.005" calcext:value-type="percentage">
            <text:p>0,50%</text:p>
          </table:table-cell>
          <table:table-cell table:style-name="ce29" office:value-type="percentage" office:value="0.0061" calcext:value-type="percentage">
            <text:p>0,6100%</text:p>
          </table:table-cell>
          <table:table-cell table:style-name="ce28" table:formula="of:=[.B10]+[.$G$10]" office:value-type="percentage" office:value="0.0126" calcext:value-type="percentage">
            <text:p>1,26%</text:p>
          </table:table-cell>
          <table:table-cell/>
          <table:table-cell table:style-name="ce34" table:formula="of:=INFO.OBBA.OBBA.OBMAKE(&quot;sabr.underlying&quot;;&quot;double&quot;;[.G10])" office:value-type="string" office:string-value="sabr.underlying &#10;[2236]" calcext:value-type="string">
            <text:p>sabr.underlying </text:p>
            <text:p>[2236]</text:p>
          </table:table-cell>
          <table:table-cell table:style-name="ce25" office:value-type="percentage" office:value="0.0076" calcext:value-type="percentage">
            <text:p>0,76%</text:p>
          </table:table-cell>
          <table:table-cell/>
          <table:table-cell table:style-name="ce28" table:formula="of:=[.I9]+[.$J$5]" office:value-type="percentage" office:value="-0.0094" calcext:value-type="percentage">
            <text:p>-0,9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]);[.F$11]))" office:value-type="percentage" office:value="0.00617501881486421" calcext:value-type="percentage">
            <text:p>0,61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]);[.F$11];INFO.OBBA.OBBA.OBMAKE(&quot;&quot;;&quot;double&quot;;[.I10]);INFO.OBBA.OBBA.OBMAKE(&quot;&quot;;&quot;double&quot;;1)))" office:value-type="percentage" office:value="0.021540984515426" calcext:value-type="percentage">
            <text:p>2,15%</text:p>
          </table:table-cell>
          <table:table-cell table:style-name="ce43" table:formula="of:=([.K11]-2*[.K10]+[.K9])/([.I10]-[.I9])/([.I11]-[.I10])" office:value-type="float" office:value="10.9659013222824" calcext:value-type="float">
            <text:p>11,0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percentage" office:value="0.01" calcext:value-type="percentage">
            <text:p>1,00%</text:p>
          </table:table-cell>
          <table:table-cell table:style-name="ce29" office:value-type="percentage" office:value="0.0063" calcext:value-type="percentage">
            <text:p>0,6300%</text:p>
          </table:table-cell>
          <table:table-cell table:style-name="ce28" table:formula="of:=[.B11]+[.$G$10]" office:value-type="percentage" office:value="0.0176" calcext:value-type="percentage">
            <text:p>1,76%</text:p>
          </table:table-cell>
          <table:table-cell/>
          <table:table-cell table:style-name="ce34" table:formula="of:=INFO.OBBA.OBBA.OBMAKE(&quot;sabr.maturity&quot;;&quot;double&quot;;[.G11])" office:value-type="string" office:string-value="sabr.maturity &#10;[2237]" calcext:value-type="string">
            <text:p>sabr.maturity </text:p>
            <text:p>[2237]</text:p>
          </table:table-cell>
          <table:table-cell table:style-name="ce38" office:value-type="float" office:value="20" calcext:value-type="float">
            <text:p>20</text:p>
          </table:table-cell>
          <table:table-cell/>
          <table:table-cell table:style-name="ce28" table:formula="of:=[.I10]+[.$J$5]" office:value-type="percentage" office:value="-0.0084" calcext:value-type="percentage">
            <text:p>-0,8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]);[.F$11]))" office:value-type="percentage" office:value="0.006144149118142" calcext:value-type="percentage">
            <text:p>0,61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]);[.F$11];INFO.OBBA.OBBA.OBMAKE(&quot;&quot;;&quot;double&quot;;[.I11]);INFO.OBBA.OBBA.OBMAKE(&quot;&quot;;&quot;double&quot;;1)))" office:value-type="percentage" office:value="0.0207695593039826" calcext:value-type="percentage">
            <text:p>2,08%</text:p>
          </table:table-cell>
          <table:table-cell table:style-name="ce43" table:formula="of:=([.K12]-2*[.K11]+[.K10])/([.I11]-[.I10])/([.I12]-[.I11])" office:value-type="float" office:value="11.7930120988041" calcext:value-type="float">
            <text:p>11,8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percentage" office:value="0.02" calcext:value-type="percentage">
            <text:p>2,00%</text:p>
          </table:table-cell>
          <table:table-cell table:style-name="ce29" office:value-type="percentage" office:value="0.0066" calcext:value-type="percentage">
            <text:p>0,6600%</text:p>
          </table:table-cell>
          <table:table-cell table:style-name="ce28" table:formula="of:=[.B12]+[.$G$10]" office:value-type="percentage" office:value="0.0276" calcext:value-type="percentage">
            <text:p>2,76%</text:p>
          </table:table-cell>
          <table:table-cell/>
          <table:table-cell table:style-name="ce28" table:number-columns-repeated="2"/>
          <table:table-cell/>
          <table:table-cell table:style-name="ce28" table:formula="of:=[.I11]+[.$J$5]" office:value-type="percentage" office:value="-0.0074" calcext:value-type="percentage">
            <text:p>-0,7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2]);[.F$11]))" office:value-type="percentage" office:value="0.00611421045774081" calcext:value-type="percentage">
            <text:p>0,61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2]);[.F$11];INFO.OBBA.OBBA.OBMAKE(&quot;&quot;;&quot;double&quot;;[.I12]);INFO.OBBA.OBBA.OBMAKE(&quot;&quot;;&quot;double&quot;;1)))" office:value-type="percentage" office:value="0.0200099271046379" calcext:value-type="percentage">
            <text:p>2,00%</text:p>
          </table:table-cell>
          <table:table-cell table:style-name="ce43" table:formula="of:=([.K13]-2*[.K12]+[.K11])/([.I12]-[.I11])/([.I13]-[.I12])" office:value-type="float" office:value="12.6260280419246" calcext:value-type="float">
            <text:p>12,6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percentage" office:value="0.03" calcext:value-type="percentage">
            <text:p>3,00%</text:p>
          </table:table-cell>
          <table:table-cell table:style-name="ce29" office:value-type="percentage" office:value="0.0072" calcext:value-type="percentage">
            <text:p>0,7200%</text:p>
          </table:table-cell>
          <table:table-cell table:style-name="ce28" table:formula="of:=[.B13]+[.$G$10]" office:value-type="percentage" office:value="0.0376" calcext:value-type="percentage">
            <text:p>3,76%</text:p>
          </table:table-cell>
          <table:table-cell table:style-name="ce27" table:number-columns-repeated="3"/>
          <table:table-cell/>
          <table:table-cell table:style-name="ce28" table:formula="of:=[.I12]+[.$J$5]" office:value-type="percentage" office:value="-0.0064" calcext:value-type="percentage">
            <text:p>-0,6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3]);[.F$11]))" office:value-type="percentage" office:value="0.00608545551113196" calcext:value-type="percentage">
            <text:p>0,60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3]);[.F$11];INFO.OBBA.OBBA.OBMAKE(&quot;&quot;;&quot;double&quot;;[.I13]);INFO.OBBA.OBBA.OBMAKE(&quot;&quot;;&quot;double&quot;;1)))" office:value-type="percentage" office:value="0.0192629209333352" calcext:value-type="percentage">
            <text:p>1,93%</text:p>
          </table:table-cell>
          <table:table-cell table:style-name="ce43" table:formula="of:=([.K14]-2*[.K13]+[.K12])/([.I13]-[.I12])/([.I14]-[.I13])" office:value-type="float" office:value="13.4646667551488" calcext:value-type="float">
            <text:p>13,5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percentage" office:value="0.04" calcext:value-type="percentage">
            <text:p>4,00%</text:p>
          </table:table-cell>
          <table:table-cell table:style-name="ce29" office:value-type="percentage" office:value="0.008" calcext:value-type="percentage">
            <text:p>0,8000%</text:p>
          </table:table-cell>
          <table:table-cell table:style-name="ce28" table:formula="of:=[.B14]+[.$G$10]" office:value-type="percentage" office:value="0.0476" calcext:value-type="percentage">
            <text:p>4,76%</text:p>
          </table:table-cell>
          <table:table-cell table:style-name="ce27"/>
          <table:table-cell table:style-name="ce35" office:value-type="string" calcext:value-type="string">
            <text:p>lower bound</text:p>
          </table:table-cell>
          <table:table-cell table:style-name="ce35" office:value-type="string" calcext:value-type="string">
            <text:p>upper bound</text:p>
          </table:table-cell>
          <table:table-cell/>
          <table:table-cell table:style-name="ce28" table:formula="of:=[.I13]+[.$J$5]" office:value-type="percentage" office:value="-0.0054" calcext:value-type="percentage">
            <text:p>-0,5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4]);[.F$11]))" office:value-type="percentage" office:value="0.00605812523169598" calcext:value-type="percentage">
            <text:p>0,606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4]);[.F$11];INFO.OBBA.OBBA.OBMAKE(&quot;&quot;;&quot;double&quot;;[.I14]);INFO.OBBA.OBBA.OBMAKE(&quot;&quot;;&quot;double&quot;;1)))" office:value-type="percentage" office:value="0.0185293794287876" calcext:value-type="percentage">
            <text:p>1,85%</text:p>
          </table:table-cell>
          <table:table-cell table:style-name="ce43" table:formula="of:=([.K15]-2*[.K14]+[.K13])/([.I14]-[.I13])/([.I15]-[.I14])" office:value-type="float" office:value="14.3060320805834" calcext:value-type="float">
            <text:p>14,3</text:p>
          </table:table-cell>
          <table:table-cell table:number-columns-repeated="1012"/>
        </table:table-row>
        <table:table-row table:style-name="ro2">
          <table:table-cell/>
          <table:table-cell table:style-name="ce25" office:value-type="percentage" office:value="0.05" calcext:value-type="percentage">
            <text:p>5,00%</text:p>
          </table:table-cell>
          <table:table-cell table:style-name="ce29" office:value-type="percentage" office:value="0.009" calcext:value-type="percentage">
            <text:p>0,9000%</text:p>
          </table:table-cell>
          <table:table-cell table:style-name="ce28" table:formula="of:=[.B15]+[.$G$10]" office:value-type="percentage" office:value="0.0576" calcext:value-type="percentage">
            <text:p>5,76%</text:p>
          </table:table-cell>
          <table:table-cell table:style-name="ce31" office:value-type="string" calcext:value-type="string">
            <text:p>alpha</text:p>
          </table:table-cell>
          <table:table-cell table:style-name="ce25" office:value-type="percentage" office:value="0" calcext:value-type="percentage">
            <text:p>0,00%</text:p>
          </table:table-cell>
          <table:table-cell table:style-name="ce25" office:value-type="percentage" office:value="1" calcext:value-type="percentage">
            <text:p>100,00%</text:p>
          </table:table-cell>
          <table:table-cell/>
          <table:table-cell table:style-name="ce28" table:formula="of:=[.I14]+[.$J$5]" office:value-type="percentage" office:value="-0.0044" calcext:value-type="percentage">
            <text:p>-0,4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5]);[.F$11]))" office:value-type="percentage" office:value="0.00603245116602205" calcext:value-type="percentage">
            <text:p>0,60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5]);[.F$11];INFO.OBBA.OBBA.OBMAKE(&quot;&quot;;&quot;double&quot;;[.I15]);INFO.OBBA.OBBA.OBMAKE(&quot;&quot;;&quot;double&quot;;1)))" office:value-type="percentage" office:value="0.0178101439563207" calcext:value-type="percentage">
            <text:p>1,78%</text:p>
          </table:table-cell>
          <table:table-cell table:style-name="ce43" table:formula="of:=([.K16]-2*[.K15]+[.K14])/([.I15]-[.I14])/([.I16]-[.I15])" office:value-type="float" office:value="15.1449565596214" calcext:value-type="float">
            <text:p>15,1</text:p>
          </table:table-cell>
          <table:table-cell table:number-columns-repeated="1012"/>
        </table:table-row>
        <table:table-row table:style-name="ro2">
          <table:table-cell/>
          <table:table-cell table:style-name="ce26" table:number-columns-repeated="3"/>
          <table:table-cell table:style-name="ce31" office:value-type="string" calcext:value-type="string">
            <text:p>beta</text:p>
          </table:table-cell>
          <table:table-cell table:number-columns-repeated="2" table:style-name="ce25" office:value-type="percentage" office:value="0.1" calcext:value-type="percentage">
            <text:p>10,00%</text:p>
          </table:table-cell>
          <table:table-cell/>
          <table:table-cell table:style-name="ce28" table:formula="of:=[.I15]+[.$J$5]" office:value-type="percentage" office:value="-0.0034" calcext:value-type="percentage">
            <text:p>-0,3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6]);[.F$11]))" office:value-type="percentage" office:value="0.00600865656493181" calcext:value-type="percentage">
            <text:p>0,60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6]);[.F$11];INFO.OBBA.OBBA.OBMAKE(&quot;&quot;;&quot;double&quot;;[.I16]);INFO.OBBA.OBBA.OBMAKE(&quot;&quot;;&quot;double&quot;;1)))" office:value-type="percentage" office:value="0.0171060534404133" calcext:value-type="percentage">
            <text:p>1,71%</text:p>
          </table:table-cell>
          <table:table-cell table:style-name="ce43" table:formula="of:=([.K17]-2*[.K16]+[.K15])/([.I16]-[.I15])/([.I17]-[.I16])" office:value-type="float" office:value="15.9742334515829" calcext:value-type="float">
            <text:p>16,0</text:p>
          </table:table-cell>
          <table:table-cell table:number-columns-repeated="1012"/>
        </table:table-row>
        <table:table-row table:style-name="ro2">
          <table:table-cell/>
          <table:table-cell table:style-name="ce26" table:number-columns-repeated="3"/>
          <table:table-cell table:style-name="ce31" office:value-type="string" calcext:value-type="string">
            <text:p>rho</text:p>
          </table:table-cell>
          <table:table-cell table:style-name="ce25" office:value-type="percentage" office:value="-1" calcext:value-type="percentage">
            <text:p>-100,00%</text:p>
          </table:table-cell>
          <table:table-cell table:style-name="ce25" office:value-type="percentage" office:value="1" calcext:value-type="percentage">
            <text:p>100,00%</text:p>
          </table:table-cell>
          <table:table-cell/>
          <table:table-cell table:style-name="ce28" table:formula="of:=[.I16]+[.$J$5]" office:value-type="percentage" office:value="-0.0024" calcext:value-type="percentage">
            <text:p>-0,2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7]);[.F$11]))" office:value-type="percentage" office:value="0.00598695655425613" calcext:value-type="percentage">
            <text:p>0,59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7]);[.F$11];INFO.OBBA.OBBA.OBMAKE(&quot;&quot;;&quot;double&quot;;[.I17]);INFO.OBBA.OBBA.OBMAKE(&quot;&quot;;&quot;double&quot;;1)))" office:value-type="percentage" office:value="0.0164179371579575" calcext:value-type="percentage">
            <text:p>1,64%</text:p>
          </table:table-cell>
          <table:table-cell table:style-name="ce43" table:formula="of:=([.K18]-2*[.K17]+[.K16])/([.I17]-[.I16])/([.I18]-[.I17])" office:value-type="float" office:value="16.7848253377692" calcext:value-type="float">
            <text:p>16,8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 table:style-name="ce31" office:value-type="string" calcext:value-type="string">
            <text:p>nu</text:p>
          </table:table-cell>
          <table:table-cell table:style-name="ce25" office:value-type="percentage" office:value="0" calcext:value-type="percentage">
            <text:p>0,00%</text:p>
          </table:table-cell>
          <table:table-cell table:style-name="ce25" office:value-type="percentage" office:value="1" calcext:value-type="percentage">
            <text:p>100,00%</text:p>
          </table:table-cell>
          <table:table-cell/>
          <table:table-cell table:style-name="ce28" table:formula="of:=[.I17]+[.$J$5]" office:value-type="percentage" office:value="-0.0014" calcext:value-type="percentage">
            <text:p>-0,1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8]);[.F$11]))" office:value-type="percentage" office:value="0.00596755754978623" calcext:value-type="percentage">
            <text:p>0,59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8]);[.F$11];INFO.OBBA.OBBA.OBMAKE(&quot;&quot;;&quot;double&quot;;[.I18]);INFO.OBBA.OBBA.OBMAKE(&quot;&quot;;&quot;double&quot;;1)))" office:value-type="percentage" office:value="0.0157466057008395" calcext:value-type="percentage">
            <text:p>1,57%</text:p>
          </table:table-cell>
          <table:table-cell table:style-name="ce43" table:formula="of:=([.K19]-2*[.K18]+[.K17])/([.I18]-[.I17])/([.I19]-[.I18])" office:value-type="float" office:value="17.5661056157072" calcext:value-type="float">
            <text:p>17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 table:style-name="ce31" office:value-type="string" calcext:value-type="string">
            <text:p>displacement</text:p>
          </table:table-cell>
          <table:table-cell table:number-columns-repeated="2" table:style-name="ce25" office:value-type="percentage" office:value="0.02" calcext:value-type="percentage">
            <text:p>2,00%</text:p>
          </table:table-cell>
          <table:table-cell/>
          <table:table-cell table:style-name="ce28" table:formula="of:=[.I18]+[.$J$5]" office:value-type="percentage" office:value="-0.000399999999999998" calcext:value-type="percentage">
            <text:p>-0,04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9]);[.F$11]))" office:value-type="percentage" office:value="0.00595065606062996" calcext:value-type="percentage">
            <text:p>0,59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9]);[.F$11];INFO.OBBA.OBBA.OBMAKE(&quot;&quot;;&quot;double&quot;;[.I19]);INFO.OBBA.OBBA.OBMAKE(&quot;&quot;;&quot;double&quot;;1)))" office:value-type="percentage" office:value="0.0150928403493372" calcext:value-type="percentage">
            <text:p>1,51%</text:p>
          </table:table-cell>
          <table:table-cell table:style-name="ce43" table:formula="of:=([.K20]-2*[.K19]+[.K18])/([.I19]-[.I18])/([.I20]-[.I19])" office:value-type="float" office:value="18.3061698128192" calcext:value-type="float">
            <text:p>18,3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6"/>
          <table:table-cell/>
          <table:table-cell table:style-name="ce28" table:formula="of:=[.I19]+[.$J$5]" office:value-type="percentage" office:value="0.000600000000000002" calcext:value-type="percentage">
            <text:p>0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0]);[.F$11]))" office:value-type="percentage" office:value="0.0059364370101989" calcext:value-type="percentage">
            <text:p>0,59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0]);[.F$11];INFO.OBBA.OBBA.OBMAKE(&quot;&quot;;&quot;double&quot;;[.I20]);INFO.OBBA.OBBA.OBMAKE(&quot;&quot;;&quot;double&quot;;1)))" office:value-type="percentage" office:value="0.0144573811676477" calcext:value-type="percentage">
            <text:p>1,45%</text:p>
          </table:table-cell>
          <table:table-cell table:style-name="ce43" table:formula="of:=([.K21]-2*[.K20]+[.K19])/([.I20]-[.I19])/([.I21]-[.I20])" office:value-type="float" office:value="18.9922379643035" calcext:value-type="float">
            <text:p>19,0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28" table:number-columns-repeated="2"/>
          <table:table-cell/>
          <table:table-cell table:style-name="ce28" table:formula="of:=[.I20]+[.$J$5]" office:value-type="percentage" office:value="0.0016" calcext:value-type="percentage">
            <text:p>0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1]);[.F$11]))" office:value-type="percentage" office:value="0.00592507170418871" calcext:value-type="percentage">
            <text:p>0,59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1]);[.F$11];INFO.OBBA.OBBA.OBMAKE(&quot;&quot;;&quot;double&quot;;[.I21]);INFO.OBBA.OBBA.OBMAKE(&quot;&quot;;&quot;double&quot;;1)))" office:value-type="percentage" office:value="0.0138409142239225" calcext:value-type="percentage">
            <text:p>1,38%</text:p>
          </table:table-cell>
          <table:table-cell table:style-name="ce43" table:formula="of:=([.K22]-2*[.K21]+[.K20])/([.I21]-[.I20])/([.I22]-[.I21])" office:value-type="float" office:value="19.6111538102988" calcext:value-type="float">
            <text:p>19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36" office:value-type="string" calcext:value-type="string">
            <text:p>Calibrated Parameters</text:p>
          </table:table-cell>
          <table:table-cell table:style-name="ce24"/>
          <table:table-cell/>
          <table:table-cell table:style-name="ce28" table:formula="of:=[.I21]+[.$J$5]" office:value-type="percentage" office:value="0.0026" calcext:value-type="percentage">
            <text:p>0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2]);[.F$11]))" office:value-type="percentage" office:value="0.00591671558302464" calcext:value-type="percentage">
            <text:p>0,59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2]);[.F$11];INFO.OBBA.OBBA.OBMAKE(&quot;&quot;;&quot;double&quot;;[.I22]);INFO.OBBA.OBBA.OBMAKE(&quot;&quot;;&quot;double&quot;;1)))" office:value-type="percentage" office:value="0.0132440584340076" calcext:value-type="percentage">
            <text:p>1,32%</text:p>
          </table:table-cell>
          <table:table-cell table:style-name="ce43" table:formula="of:=([.K23]-2*[.K22]+[.K21])/([.I22]-[.I21])/([.I23]-[.I22])" office:value-type="float" office:value="20.1499701975999" calcext:value-type="float">
            <text:p>20,1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34"/>
          <table:table-cell table:style-name="ce26"/>
          <table:table-cell/>
          <table:table-cell table:style-name="ce28" table:formula="of:=[.I22]+[.$J$5]" office:value-type="percentage" office:value="0.0036" calcext:value-type="percentage">
            <text:p>0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3]);[.F$11]))" office:value-type="percentage" office:value="0.00591150590650379" calcext:value-type="percentage">
            <text:p>0,59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3]);[.F$11];INFO.OBBA.OBBA.OBMAKE(&quot;&quot;;&quot;double&quot;;[.I23]);INFO.OBBA.OBBA.OBMAKE(&quot;&quot;;&quot;double&quot;;1)))" office:value-type="percentage" office:value="0.0126673526142903" calcext:value-type="percentage">
            <text:p>1,27%</text:p>
          </table:table-cell>
          <table:table-cell table:style-name="ce43" table:formula="of:=([.K24]-2*[.K23]+[.K22])/([.I23]-[.I22])/([.I24]-[.I23])" office:value-type="float" office:value="20.5965934220957" calcext:value-type="float">
            <text:p>20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34" table:formula="of:=INFO.OBBA.OBBA.OBMAKE(&quot;sabr.alpha&quot;;&quot;double&quot;;[.G24])" office:value-type="string" office:string-value="sabr.alpha &#10;[2541]" calcext:value-type="string">
            <text:p>sabr.alpha </text:p>
            <text:p>[2541]</text:p>
          </table:table-cell>
          <table:table-cell table:style-name="ce39" table:number-matrix-columns-spanned="1" table:number-matrix-rows-spanned="5" table:formula="of:=TRANSPOSE(INFO.OBBA.OBBA.OBGET(INFO.OBBA.OBBA.OBCALL(&quot;&quot;;obLibs&amp;&quot;net.finmath.functions.SABRModel&quot;;&quot;sabrCalibrateParameterForImpliedNormalVols&quot;;[.F10];[.F11];INFO.OBBA.OBBA.OBMAKE(&quot;&quot;;&quot;double[]&quot;;[.D7:.D15]);INFO.OBBA.OBBA.OBMAKE(&quot;&quot;;&quot;double[]&quot;;[.C7:.C15]);INFO.OBBA.OBBA.OBMAKE(&quot;&quot;;&quot;double[]&quot;;[.F15:.F19]);INFO.OBBA.OBBA.OBMAKE(&quot;&quot;;&quot;double[]&quot;;[.G15:.G19]))))" office:value-type="percentage" office:value="0.00779368239158176" calcext:value-type="percentage">
            <text:p>0,78%</text:p>
          </table:table-cell>
          <table:table-cell table:style-name="ce27"/>
          <table:table-cell table:style-name="ce28" table:formula="of:=[.I23]+[.$J$5]" office:value-type="percentage" office:value="0.0046" calcext:value-type="percentage">
            <text:p>0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4]);[.F$11]))" office:value-type="percentage" office:value="0.00590955952574282" calcext:value-type="percentage">
            <text:p>0,59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4]);[.F$11];INFO.OBBA.OBBA.OBMAKE(&quot;&quot;;&quot;double&quot;;[.I24]);INFO.OBBA.OBBA.OBMAKE(&quot;&quot;;&quot;double&quot;;1)))" office:value-type="percentage" office:value="0.0121112433879951" calcext:value-type="percentage">
            <text:p>1,21%</text:p>
          </table:table-cell>
          <table:table-cell table:style-name="ce43" table:formula="of:=([.K25]-2*[.K24]+[.K23])/([.I24]-[.I23])/([.I25]-[.I24])" office:value-type="float" office:value="20.9404441658193" calcext:value-type="float">
            <text:p>20,9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34" table:formula="of:=INFO.OBBA.OBBA.OBMAKE(&quot;sabr.beta&quot;;&quot;double&quot;;[.G25])" office:value-type="string" office:string-value="sabr.beta &#10;[2542]" calcext:value-type="string">
            <text:p>sabr.beta </text:p>
            <text:p>[2542]</text:p>
          </table:table-cell>
          <table:table-cell table:style-name="ce39" office:value-type="percentage" office:value="0.1" calcext:value-type="percentage">
            <text:p>10,00%</text:p>
          </table:table-cell>
          <table:table-cell table:style-name="ce27"/>
          <table:table-cell table:style-name="ce28" table:formula="of:=[.I24]+[.$J$5]" office:value-type="percentage" office:value="0.0056" calcext:value-type="percentage">
            <text:p>0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5]);[.F$11]))" office:value-type="percentage" office:value="0.00591097089781867" calcext:value-type="percentage">
            <text:p>0,59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5]);[.F$11];INFO.OBBA.OBBA.OBMAKE(&quot;&quot;;&quot;double&quot;;[.I25]);INFO.OBBA.OBBA.OBMAKE(&quot;&quot;;&quot;double&quot;;1)))" office:value-type="percentage" office:value="0.0115760746058658" calcext:value-type="percentage">
            <text:p>1,16%</text:p>
          </table:table-cell>
          <table:table-cell table:style-name="ce43" table:formula="of:=([.K26]-2*[.K25]+[.K24])/([.I25]-[.I24])/([.I26]-[.I25])" office:value-type="float" office:value="21.1730817079696" calcext:value-type="float">
            <text:p>21,2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34" table:formula="of:=INFO.OBBA.OBBA.OBMAKE(&quot;sabr.rho&quot;;&quot;double&quot;;[.G26])" office:value-type="string" office:string-value="sabr.rho &#10;[2543]" calcext:value-type="string">
            <text:p>sabr.rho </text:p>
            <text:p>[2543]</text:p>
          </table:table-cell>
          <table:table-cell table:style-name="ce39" office:value-type="percentage" office:value="-0.0138227993403633" calcext:value-type="percentage">
            <text:p>-1,38%</text:p>
          </table:table-cell>
          <table:table-cell table:style-name="ce27"/>
          <table:table-cell table:style-name="ce28" table:formula="of:=[.I25]+[.$J$5]" office:value-type="percentage" office:value="0.0066" calcext:value-type="percentage">
            <text:p>0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6]);[.F$11]))" office:value-type="percentage" office:value="0.00591581048862098" calcext:value-type="percentage">
            <text:p>0,59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6]);[.F$11];INFO.OBBA.OBBA.OBMAKE(&quot;&quot;;&quot;double&quot;;[.I26]);INFO.OBBA.OBBA.OBMAKE(&quot;&quot;;&quot;double&quot;;1)))" office:value-type="percentage" office:value="0.0110620789054443" calcext:value-type="percentage">
            <text:p>1,11%</text:p>
          </table:table-cell>
          <table:table-cell table:style-name="ce43" table:formula="of:=([.K27]-2*[.K26]+[.K25])/([.I26]-[.I25])/([.I27]-[.I26])" office:value-type="float" office:value="21.2887337645122" calcext:value-type="float">
            <text:p>21,3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34" table:formula="of:=INFO.OBBA.OBBA.OBMAKE(&quot;sabr.nu&quot; ;&quot;double&quot;;[.G27])" office:value-type="string" office:string-value="sabr.nu &#10;[2544]" calcext:value-type="string">
            <text:p>sabr.nu </text:p>
            <text:p>[2544]</text:p>
          </table:table-cell>
          <table:table-cell table:style-name="ce39" office:value-type="percentage" office:value="0.238640085121206" calcext:value-type="percentage">
            <text:p>23,86%</text:p>
          </table:table-cell>
          <table:table-cell table:style-name="ce27"/>
          <table:table-cell table:style-name="ce28" table:formula="of:=[.I26]+[.$J$5]" office:value-type="percentage" office:value="0.0076" calcext:value-type="percentage">
            <text:p>0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7]);[.F$11]))" office:value-type="percentage" office:value="0.00592412368797464" calcext:value-type="percentage">
            <text:p>0,59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7]);[.F$11];INFO.OBBA.OBBA.OBMAKE(&quot;&quot;;&quot;double&quot;;[.I27]);INFO.OBBA.OBBA.OBMAKE(&quot;&quot;;&quot;double&quot;;1)))" office:value-type="percentage" office:value="0.0105693719387875" calcext:value-type="percentage">
            <text:p>1,06%</text:p>
          </table:table-cell>
          <table:table-cell table:style-name="ce43" table:formula="of:=([.K28]-2*[.K27]+[.K26])/([.I27]-[.I26])/([.I28]-[.I27])" office:value-type="float" office:value="21.2846783802269" calcext:value-type="float">
            <text:p>21,3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34" table:formula="of:=INFO.OBBA.OBBA.OBMAKE(&quot;sabr.displacement&quot; ;&quot;double&quot;;[.G28])" office:value-type="string" office:string-value="sabr.displacement &#10;[2545]" calcext:value-type="string">
            <text:p>sabr.displacement </text:p>
            <text:p>[2545]</text:p>
          </table:table-cell>
          <table:table-cell table:style-name="ce39" office:value-type="percentage" office:value="0.02" calcext:value-type="percentage">
            <text:p>2,00%</text:p>
          </table:table-cell>
          <table:table-cell table:style-name="ce27"/>
          <table:table-cell table:style-name="ce28" table:formula="of:=[.I27]+[.$J$5]" office:value-type="percentage" office:value="0.0086" calcext:value-type="percentage">
            <text:p>0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8]);[.F$11]))" office:value-type="percentage" office:value="0.00593593032853231" calcext:value-type="percentage">
            <text:p>0,59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8]);[.F$11];INFO.OBBA.OBBA.OBMAKE(&quot;&quot;;&quot;double&quot;;[.I28]);INFO.OBBA.OBBA.OBMAKE(&quot;&quot;;&quot;double&quot;;1)))" office:value-type="percentage" office:value="0.0100979496505108" calcext:value-type="percentage">
            <text:p>1,01%</text:p>
          </table:table-cell>
          <table:table-cell table:style-name="ce43" table:formula="of:=([.K29]-2*[.K28]+[.K27])/([.I28]-[.I27])/([.I29]-[.I28])" office:value-type="float" office:value="21.161437006858" calcext:value-type="float">
            <text:p>21,2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/>
          <table:table-cell table:style-name="ce28" table:number-columns-repeated="2"/>
          <table:table-cell table:style-name="ce27"/>
          <table:table-cell table:style-name="ce28" table:formula="of:=[.I28]+[.$J$5]" office:value-type="percentage" office:value="0.00960000000000001" calcext:value-type="percentage">
            <text:p>0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29]);[.F$11]))" office:value-type="percentage" office:value="0.00595122485873934" calcext:value-type="percentage">
            <text:p>0,59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29]);[.F$11];INFO.OBBA.OBBA.OBMAKE(&quot;&quot;;&quot;double&quot;;[.I29]);INFO.OBBA.OBBA.OBMAKE(&quot;&quot;;&quot;double&quot;;1)))" office:value-type="percentage" office:value="0.00964768879924098" calcext:value-type="percentage">
            <text:p>0,96%</text:p>
          </table:table-cell>
          <table:table-cell table:style-name="ce43" table:formula="of:=([.K30]-2*[.K29]+[.K28])/([.I29]-[.I28])/([.I30]-[.I29])" office:value-type="float" office:value="20.9227576618183" calcext:value-type="float">
            <text:p>20,9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3"/>
          <table:table-cell table:style-name="ce32"/>
          <table:table-cell table:style-name="ce28" table:number-columns-repeated="2"/>
          <table:table-cell table:style-name="ce27"/>
          <table:table-cell table:style-name="ce28" table:formula="of:=[.I29]+[.$J$5]" office:value-type="percentage" office:value="0.0106" calcext:value-type="percentage">
            <text:p>1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0]);[.F$11]))" office:value-type="percentage" office:value="0.00596997717441465" calcext:value-type="percentage">
            <text:p>0,59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0]);[.F$11];INFO.OBBA.OBBA.OBMAKE(&quot;&quot;;&quot;double&quot;;[.I30]);INFO.OBBA.OBBA.OBMAKE(&quot;&quot;;&quot;double&quot;;1)))" office:value-type="percentage" office:value="0.00921835070563299" calcext:value-type="percentage">
            <text:p>0,92%</text:p>
          </table:table-cell>
          <table:table-cell table:style-name="ce43" table:formula="of:=([.K31]-2*[.K30]+[.K29])/([.I30]-[.I29])/([.I31]-[.I30])" office:value-type="float" office:value="20.575390644262" calcext:value-type="float">
            <text:p>20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0]+[.$J$5]" office:value-type="percentage" office:value="0.0116" calcext:value-type="percentage">
            <text:p>1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1]);[.F$11]))" office:value-type="percentage" office:value="0.00599213406815689" calcext:value-type="percentage">
            <text:p>0,59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1]);[.F$11];INFO.OBBA.OBBA.OBMAKE(&quot;&quot;;&quot;double&quot;;[.I31]);INFO.OBBA.OBBA.OBMAKE(&quot;&quot;;&quot;double&quot;;1)))" office:value-type="percentage" office:value="0.00880958800266926" calcext:value-type="percentage">
            <text:p>0,88%</text:p>
          </table:table-cell>
          <table:table-cell table:style-name="ce43" table:formula="of:=([.K32]-2*[.K31]+[.K30])/([.I31]-[.I30])/([.I32]-[.I31])" office:value-type="float" office:value="20.1286825387125" calcext:value-type="float">
            <text:p>20,1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1]+[.$J$5]" office:value-type="percentage" office:value="0.0126" calcext:value-type="percentage">
            <text:p>1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2]);[.F$11]))" office:value-type="percentage" office:value="0.00601762121586826" calcext:value-type="percentage">
            <text:p>0,60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2]);[.F$11];INFO.OBBA.OBBA.OBMAKE(&quot;&quot;;&quot;double&quot;;[.I32]);INFO.OBBA.OBBA.OBMAKE(&quot;&quot;;&quot;double&quot;;1)))" office:value-type="percentage" office:value="0.00842095398224425" calcext:value-type="percentage">
            <text:p>0,84%</text:p>
          </table:table-cell>
          <table:table-cell table:style-name="ce43" table:formula="of:=([.K33]-2*[.K32]+[.K31])/([.I32]-[.I31])/([.I33]-[.I32])" office:value-type="float" office:value="19.5940330685752" calcext:value-type="float">
            <text:p>19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2]+[.$J$5]" office:value-type="percentage" office:value="0.0136" calcext:value-type="percentage">
            <text:p>1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3]);[.F$11]))" office:value-type="percentage" office:value="0.00604634558927473" calcext:value-type="percentage">
            <text:p>0,60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3]);[.F$11];INFO.OBBA.OBBA.OBMAKE(&quot;&quot;;&quot;double&quot;;[.I33]);INFO.OBBA.OBBA.OBMAKE(&quot;&quot;;&quot;double&quot;;1)))" office:value-type="percentage" office:value="0.00805191399488781" calcext:value-type="percentage">
            <text:p>0,81%</text:p>
          </table:table-cell>
          <table:table-cell table:style-name="ce43" table:formula="of:=([.K34]-2*[.K33]+[.K32])/([.I33]-[.I32])/([.I34]-[.I33])" office:value-type="float" office:value="18.9842708240816" calcext:value-type="float">
            <text:p>19,0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3]+[.$J$5]" office:value-type="percentage" office:value="0.0146" calcext:value-type="percentage">
            <text:p>1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4]);[.F$11]))" office:value-type="percentage" office:value="0.00607819816494045" calcext:value-type="percentage">
            <text:p>0,60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4]);[.F$11];INFO.OBBA.OBBA.OBMAKE(&quot;&quot;;&quot;double&quot;;[.I34]);INFO.OBBA.OBBA.OBMAKE(&quot;&quot;;&quot;double&quot;;1)))" office:value-type="percentage" office:value="0.00770185827835545" calcext:value-type="percentage">
            <text:p>0,77%</text:p>
          </table:table-cell>
          <table:table-cell table:style-name="ce43" table:formula="of:=([.K35]-2*[.K34]+[.K33])/([.I34]-[.I33])/([.I35]-[.I34])" office:value-type="float" office:value="18.3130067081261" calcext:value-type="float">
            <text:p>18,3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4]+[.$J$5]" office:value-type="percentage" office:value="0.0156" calcext:value-type="percentage">
            <text:p>1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5]);[.F$11]))" office:value-type="percentage" office:value="0.00611305679459556" calcext:value-type="percentage">
            <text:p>0,61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5]);[.F$11];INFO.OBBA.OBBA.OBMAKE(&quot;&quot;;&quot;double&quot;;[.I35]);INFO.OBBA.OBBA.OBMAKE(&quot;&quot;;&quot;double&quot;;1)))" office:value-type="percentage" office:value="0.00737011556853122" calcext:value-type="percentage">
            <text:p>0,74%</text:p>
          </table:table-cell>
          <table:table-cell table:style-name="ce43" table:formula="of:=([.K36]-2*[.K35]+[.K34])/([.I35]-[.I34])/([.I36]-[.I35])" office:value-type="float" office:value="17.5940187236573" calcext:value-type="float">
            <text:p>17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5]+[.$J$5]" office:value-type="percentage" office:value="0.0166" calcext:value-type="percentage">
            <text:p>1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6]);[.F$11]))" office:value-type="percentage" office:value="0.00615078910754598" calcext:value-type="percentage">
            <text:p>0,61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6]);[.F$11];INFO.OBBA.OBBA.OBMAKE(&quot;&quot;;&quot;double&quot;;[.I36]);INFO.OBBA.OBBA.OBMAKE(&quot;&quot;;&quot;double&quot;;1)))" office:value-type="percentage" office:value="0.00705596687743065" calcext:value-type="percentage">
            <text:p>0,71%</text:p>
          </table:table-cell>
          <table:table-cell table:style-name="ce43" table:formula="of:=([.K37]-2*[.K36]+[.K35])/([.I36]-[.I35])/([.I37]-[.I36])" office:value-type="float" office:value="16.8407105088711" calcext:value-type="float">
            <text:p>16,8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6]+[.$J$5]" office:value-type="percentage" office:value="0.0176" calcext:value-type="percentage">
            <text:p>1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7]);[.F$11]))" office:value-type="percentage" office:value="0.00619125533112551" calcext:value-type="percentage">
            <text:p>0,61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7]);[.F$11];INFO.OBBA.OBBA.OBMAKE(&quot;&quot;;&quot;double&quot;;[.I37]);INFO.OBBA.OBBA.OBMAKE(&quot;&quot;;&quot;double&quot;;1)))" office:value-type="percentage" office:value="0.00675865889683894" calcext:value-type="percentage">
            <text:p>0,68%</text:p>
          </table:table-cell>
          <table:table-cell table:style-name="ce43" table:formula="of:=([.K38]-2*[.K37]+[.K36])/([.I37]-[.I36])/([.I38]-[.I37])" office:value-type="float" office:value="16.0656715827651" calcext:value-type="float">
            <text:p>16,1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37]+[.$J$5]" office:value-type="percentage" office:value="0.0186" calcext:value-type="percentage">
            <text:p>1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8]);[.F$11]))" office:value-type="percentage" office:value="0.00623431093648157" calcext:value-type="percentage">
            <text:p>0,62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8]);[.F$11];INFO.OBBA.OBBA.OBMAKE(&quot;&quot;;&quot;double&quot;;[.I38]);INFO.OBBA.OBBA.OBMAKE(&quot;&quot;;&quot;double&quot;;1)))" office:value-type="percentage" office:value="0.00647741658783001" calcext:value-type="percentage">
            <text:p>0,65%</text:p>
          </table:table-cell>
          <table:table-cell table:style-name="ce43" table:formula="of:=([.K39]-2*[.K38]+[.K37])/([.I38]-[.I37])/([.I39]-[.I38])" office:value-type="float" office:value="15.2803523896916" calcext:value-type="float">
            <text:p>15,3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6"/>
          <table:table-cell table:style-name="ce28"/>
          <table:table-cell table:style-name="ce28" table:formula="of:=[.I38]+[.$J$5]" office:value-type="percentage" office:value="0.0196" calcext:value-type="percentage">
            <text:p>1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39]);[.F$11]))" office:value-type="percentage" office:value="0.00627980904124563" calcext:value-type="percentage">
            <text:p>0,62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39]);[.F$11];INFO.OBBA.OBBA.OBMAKE(&quot;&quot;;&quot;double&quot;;[.I39]);INFO.OBBA.OBBA.OBMAKE(&quot;&quot;;&quot;double&quot;;1)))" office:value-type="percentage" office:value="0.00621145463121076" calcext:value-type="percentage">
            <text:p>0,62%</text:p>
          </table:table-cell>
          <table:table-cell table:style-name="ce43" table:formula="of:=([.K40]-2*[.K39]+[.K38])/([.I39]-[.I38])/([.I40]-[.I39])" office:value-type="float" office:value="14.494854121994" calcext:value-type="float">
            <text:p>14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6"/>
          <table:table-cell table:style-name="ce28"/>
          <table:table-cell table:style-name="ce28" table:formula="of:=[.I39]+[.$J$5]" office:value-type="percentage" office:value="0.0206" calcext:value-type="percentage">
            <text:p>2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0]);[.F$11]))" office:value-type="percentage" office:value="0.00632760252498662" calcext:value-type="percentage">
            <text:p>0,63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0]);[.F$11];INFO.OBBA.OBBA.OBMAKE(&quot;&quot;;&quot;double&quot;;[.I40]);INFO.OBBA.OBBA.OBMAKE(&quot;&quot;;&quot;double&quot;;1)))" office:value-type="percentage" office:value="0.00595998752871351" calcext:value-type="percentage">
            <text:p>0,60%</text:p>
          </table:table-cell>
          <table:table-cell table:style-name="ce43" table:formula="of:=([.K41]-2*[.K40]+[.K39])/([.I40]-[.I39])/([.I41]-[.I40])" office:value-type="float" office:value="13.7178233189294" calcext:value-type="float">
            <text:p>13,7</text:p>
          </table:table-cell>
          <table:table-cell table:number-columns-repeated="1012"/>
        </table:table-row>
        <table:table-row table:style-name="ro2">
          <table:table-cell/>
          <table:table-cell table:style-name="ce28" office:value-type="percentage" office:value="-0.01" calcext:value-type="percentage">
            <text:p>-1,00%</text:p>
          </table:table-cell>
          <table:table-cell table:style-name="ce30" office:value-type="percentage" office:value="0.00598695655425613" calcext:value-type="percentage">
            <text:p>0,599%</text:p>
          </table:table-cell>
          <table:table-cell table:style-name="ce28" table:formula="of:=[.B41]+[.$G$10]" office:value-type="percentage" office:value="-0.0024" calcext:value-type="percentage">
            <text:p>-0,24%</text:p>
          </table:table-cell>
          <table:table-cell table:style-name="ce27" table:number-columns-repeated="3"/>
          <table:table-cell table:style-name="ce28"/>
          <table:table-cell table:style-name="ce28" table:formula="of:=[.I40]+[.$J$5]" office:value-type="percentage" office:value="0.0216" calcext:value-type="percentage">
            <text:p>2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1]);[.F$11]))" office:value-type="percentage" office:value="0.00637754583561014" calcext:value-type="percentage">
            <text:p>0,63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1]);[.F$11];INFO.OBBA.OBBA.OBMAKE(&quot;&quot;;&quot;double&quot;;[.I41]);INFO.OBBA.OBBA.OBMAKE(&quot;&quot;;&quot;double&quot;;1)))" office:value-type="percentage" office:value="0.00572223824953519" calcext:value-type="percentage">
            <text:p>0,57%</text:p>
          </table:table-cell>
          <table:table-cell table:style-name="ce43" table:formula="of:=([.K42]-2*[.K41]+[.K40])/([.I41]-[.I40])/([.I42]-[.I41])" office:value-type="float" office:value="12.9564348571977" calcext:value-type="float">
            <text:p>13,0</text:p>
          </table:table-cell>
          <table:table-cell table:number-columns-repeated="1012"/>
        </table:table-row>
        <table:table-row table:style-name="ro2">
          <table:table-cell/>
          <table:table-cell table:style-name="ce28" office:value-type="percentage" office:value="0" calcext:value-type="percentage">
            <text:p>0,00%</text:p>
          </table:table-cell>
          <table:table-cell table:style-name="ce30" office:value-type="percentage" office:value="0.00592412368797464" calcext:value-type="percentage">
            <text:p>0,592%</text:p>
          </table:table-cell>
          <table:table-cell table:style-name="ce28" table:formula="of:=[.B42]+[.$G$10]" office:value-type="percentage" office:value="0.0076" calcext:value-type="percentage">
            <text:p>0,76%</text:p>
          </table:table-cell>
          <table:table-cell table:style-name="ce27" table:number-columns-repeated="3"/>
          <table:table-cell table:style-name="ce28"/>
          <table:table-cell table:style-name="ce28" table:formula="of:=[.I41]+[.$J$5]" office:value-type="percentage" office:value="0.0226" calcext:value-type="percentage">
            <text:p>2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2]);[.F$11]))" office:value-type="percentage" office:value="0.00642949648365582" calcext:value-type="percentage">
            <text:p>0,64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2]);[.F$11];INFO.OBBA.OBBA.OBMAKE(&quot;&quot;;&quot;double&quot;;[.I42]);INFO.OBBA.OBBA.OBMAKE(&quot;&quot;;&quot;double&quot;;1)))" office:value-type="percentage" office:value="0.00549744540521406" calcext:value-type="percentage">
            <text:p>0,55%</text:p>
          </table:table-cell>
          <table:table-cell table:style-name="ce43" table:formula="of:=([.K43]-2*[.K42]+[.K41])/([.I42]-[.I41])/([.I43]-[.I42])" office:value-type="float" office:value="12.2164439554503" calcext:value-type="float">
            <text:p>12,2</text:p>
          </table:table-cell>
          <table:table-cell table:number-columns-repeated="1012"/>
        </table:table-row>
        <table:table-row table:style-name="ro2">
          <table:table-cell/>
          <table:table-cell table:style-name="ce28" office:value-type="percentage" office:value="0.01" calcext:value-type="percentage">
            <text:p>1,00%</text:p>
          </table:table-cell>
          <table:table-cell table:style-name="ce30" office:value-type="percentage" office:value="0.00619125533112551" calcext:value-type="percentage">
            <text:p>0,619%</text:p>
          </table:table-cell>
          <table:table-cell table:style-name="ce28" table:formula="of:=[.B43]+[.$G$10]" office:value-type="percentage" office:value="0.0176" calcext:value-type="percentage">
            <text:p>1,76%</text:p>
          </table:table-cell>
          <table:table-cell table:style-name="ce27" table:number-columns-repeated="3"/>
          <table:table-cell table:style-name="ce28"/>
          <table:table-cell table:style-name="ce28" table:formula="of:=[.I42]+[.$J$5]" office:value-type="percentage" office:value="0.0236" calcext:value-type="percentage">
            <text:p>2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3]);[.F$11]))" office:value-type="percentage" office:value="0.00648331623609983" calcext:value-type="percentage">
            <text:p>0,64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3]);[.F$11];INFO.OBBA.OBBA.OBMAKE(&quot;&quot;;&quot;double&quot;;[.I43]);INFO.OBBA.OBBA.OBMAKE(&quot;&quot;;&quot;double&quot;;1)))" office:value-type="percentage" office:value="0.00528486900484839" calcext:value-type="percentage">
            <text:p>0,53%</text:p>
          </table:table-cell>
          <table:table-cell table:style-name="ce43" table:formula="of:=([.K44]-2*[.K43]+[.K42])/([.I43]-[.I42])/([.I44]-[.I43])" office:value-type="float" office:value="11.5022875633595" calcext:value-type="float">
            <text:p>11,5</text:p>
          </table:table-cell>
          <table:table-cell table:number-columns-repeated="1012"/>
        </table:table-row>
        <table:table-row table:style-name="ro2">
          <table:table-cell/>
          <table:table-cell table:style-name="ce27"/>
          <table:table-cell table:style-name="ce30"/>
          <table:table-cell table:style-name="ce27" table:number-columns-repeated="4"/>
          <table:table-cell table:style-name="ce28"/>
          <table:table-cell table:style-name="ce28" table:formula="of:=[.I43]+[.$J$5]" office:value-type="percentage" office:value="0.0246" calcext:value-type="percentage">
            <text:p>2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4]);[.F$11]))" office:value-type="percentage" office:value="0.00653887203172668" calcext:value-type="percentage">
            <text:p>0,65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4]);[.F$11];INFO.OBBA.OBBA.OBMAKE(&quot;&quot;;&quot;double&quot;;[.I44]);INFO.OBBA.OBBA.OBMAKE(&quot;&quot;;&quot;double&quot;;1)))" office:value-type="percentage" office:value="0.00508379489204607" calcext:value-type="percentage">
            <text:p>0,51%</text:p>
          </table:table-cell>
          <table:table-cell table:style-name="ce43" table:formula="of:=([.K45]-2*[.K44]+[.K43])/([.I44]-[.I43])/([.I45]-[.I44])" office:value-type="float" office:value="10.8172171749609" calcext:value-type="float">
            <text:p>10,8</text:p>
          </table:table-cell>
          <table:table-cell table:number-columns-repeated="1012"/>
        </table:table-row>
        <table:table-row table:style-name="ro2">
          <table:table-cell/>
          <table:table-cell table:style-name="ce28" office:value-type="percentage" office:value="-0.005" calcext:value-type="percentage">
            <text:p>-0,50%</text:p>
          </table:table-cell>
          <table:table-cell table:style-name="ce30" office:value-type="percentage" office:value="0.00591671558302464" calcext:value-type="percentage">
            <text:p>0,592%</text:p>
          </table:table-cell>
          <table:table-cell table:style-name="ce28" table:formula="of:=[.B45]+[.$G$10]" office:value-type="percentage" office:value="0.0026" calcext:value-type="percentage">
            <text:p>0,26%</text:p>
          </table:table-cell>
          <table:table-cell table:style-name="ce27" table:number-columns-repeated="3"/>
          <table:table-cell table:style-name="ce28"/>
          <table:table-cell table:style-name="ce28" table:formula="of:=[.I44]+[.$J$5]" office:value-type="percentage" office:value="0.0256" calcext:value-type="percentage">
            <text:p>2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5]);[.F$11]))" office:value-type="percentage" office:value="0.00659603664674847" calcext:value-type="percentage">
            <text:p>0,66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5]);[.F$11];INFO.OBBA.OBBA.OBMAKE(&quot;&quot;;&quot;double&quot;;[.I45]);INFO.OBBA.OBBA.OBMAKE(&quot;&quot;;&quot;double&quot;;1)))" office:value-type="percentage" office:value="0.00489353799641872" calcext:value-type="percentage">
            <text:p>0,49%</text:p>
          </table:table-cell>
          <table:table-cell table:style-name="ce43" table:formula="of:=([.K46]-2*[.K45]+[.K44])/([.I45]-[.I44])/([.I46]-[.I45])" office:value-type="float" office:value="10.1634478907441" calcext:value-type="float">
            <text:p>10,2</text:p>
          </table:table-cell>
          <table:table-cell table:number-columns-repeated="1012"/>
        </table:table-row>
        <table:table-row table:style-name="ro2">
          <table:table-cell/>
          <table:table-cell table:style-name="ce28" office:value-type="percentage" office:value="0" calcext:value-type="percentage">
            <text:p>0,00%</text:p>
          </table:table-cell>
          <table:table-cell table:style-name="ce30" office:value-type="percentage" office:value="0.00592412368797464" calcext:value-type="percentage">
            <text:p>0,592%</text:p>
          </table:table-cell>
          <table:table-cell table:style-name="ce28" table:formula="of:=[.B46]+[.$G$10]" office:value-type="percentage" office:value="0.0076" calcext:value-type="percentage">
            <text:p>0,76%</text:p>
          </table:table-cell>
          <table:table-cell table:style-name="ce27" table:number-columns-repeated="4"/>
          <table:table-cell table:style-name="ce28" table:formula="of:=[.I45]+[.$J$5]" office:value-type="percentage" office:value="0.0266" calcext:value-type="percentage">
            <text:p>2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6]);[.F$11]))" office:value-type="percentage" office:value="0.006654689142717" calcext:value-type="percentage">
            <text:p>0,66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6]);[.F$11];INFO.OBBA.OBBA.OBMAKE(&quot;&quot;;&quot;double&quot;;[.I46]);INFO.OBBA.OBBA.OBMAKE(&quot;&quot;;&quot;double&quot;;1)))" office:value-type="percentage" office:value="0.00471344454868211" calcext:value-type="percentage">
            <text:p>0,47%</text:p>
          </table:table-cell>
          <table:table-cell table:style-name="ce43" table:formula="of:=([.K47]-2*[.K46]+[.K45])/([.I46]-[.I45])/([.I47]-[.I46])" office:value-type="float" office:value="9.54231178910447" calcext:value-type="float">
            <text:p>9,5</text:p>
          </table:table-cell>
          <table:table-cell table:number-columns-repeated="1012"/>
        </table:table-row>
        <table:table-row table:style-name="ro2">
          <table:table-cell/>
          <table:table-cell table:style-name="ce28" office:value-type="percentage" office:value="0.005" calcext:value-type="percentage">
            <text:p>0,50%</text:p>
          </table:table-cell>
          <table:table-cell table:style-name="ce30" office:value-type="percentage" office:value="0.00601762121586826" calcext:value-type="percentage">
            <text:p>0,602%</text:p>
          </table:table-cell>
          <table:table-cell table:style-name="ce28" table:formula="of:=[.B47]+[.$G$10]" office:value-type="percentage" office:value="0.0126" calcext:value-type="percentage">
            <text:p>1,26%</text:p>
          </table:table-cell>
          <table:table-cell table:style-name="ce27" table:number-columns-repeated="4"/>
          <table:table-cell table:style-name="ce28" table:formula="of:=[.I46]+[.$J$5]" office:value-type="percentage" office:value="0.0276" calcext:value-type="percentage">
            <text:p>2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7]);[.F$11]))" office:value-type="percentage" office:value="0.00671471512959264" calcext:value-type="percentage">
            <text:p>0,67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7]);[.F$11];INFO.OBBA.OBBA.OBMAKE(&quot;&quot;;&quot;double&quot;;[.I47]);INFO.OBBA.OBBA.OBMAKE(&quot;&quot;;&quot;double&quot;;1)))" office:value-type="percentage" office:value="0.0045428934127346" calcext:value-type="percentage">
            <text:p>0,45%</text:p>
          </table:table-cell>
          <table:table-cell table:style-name="ce43" table:formula="of:=([.K48]-2*[.K47]+[.K46])/([.I47]-[.I46])/([.I48]-[.I47])" office:value-type="float" office:value="8.95440686741676" calcext:value-type="float">
            <text:p>9,0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47]+[.$J$5]" office:value-type="percentage" office:value="0.0286" calcext:value-type="percentage">
            <text:p>2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8]);[.F$11]))" office:value-type="percentage" office:value="0.00677600687579079" calcext:value-type="percentage">
            <text:p>0,67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8]);[.F$11];INFO.OBBA.OBBA.OBMAKE(&quot;&quot;;&quot;double&quot;;[.I48]);INFO.OBBA.OBBA.OBMAKE(&quot;&quot;;&quot;double&quot;;1)))" office:value-type="percentage" office:value="0.00438129668365451" calcext:value-type="percentage">
            <text:p>0,44%</text:p>
          </table:table-cell>
          <table:table-cell table:style-name="ce43" table:formula="of:=([.K49]-2*[.K48]+[.K47])/([.I48]-[.I47])/([.I49]-[.I48])" office:value-type="float" office:value="8.39973567838983" calcext:value-type="float">
            <text:p>8,4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48]+[.$J$5]" office:value-type="percentage" office:value="0.0296" calcext:value-type="percentage">
            <text:p>2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49]);[.F$11]))" office:value-type="percentage" office:value="0.00683846329473966" calcext:value-type="percentage">
            <text:p>0,68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49]);[.F$11];INFO.OBBA.OBBA.OBMAKE(&quot;&quot;;&quot;double&quot;;[.I49]);INFO.OBBA.OBBA.OBMAKE(&quot;&quot;;&quot;double&quot;;1)))" office:value-type="percentage" office:value="0.00422809969025281" calcext:value-type="percentage">
            <text:p>0,42%</text:p>
          </table:table-cell>
          <table:table-cell table:style-name="ce43" table:formula="of:=([.K50]-2*[.K49]+[.K48])/([.I49]-[.I48])/([.I50]-[.I49])" office:value-type="float" office:value="7.87783016257137" calcext:value-type="float">
            <text:p>7,9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49]+[.$J$5]" office:value-type="percentage" office:value="0.0306" calcext:value-type="percentage">
            <text:p>3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0]);[.F$11]))" office:value-type="percentage" office:value="0.00690198983446206" calcext:value-type="percentage">
            <text:p>0,69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0]);[.F$11];INFO.OBBA.OBBA.OBMAKE(&quot;&quot;;&quot;double&quot;;[.I50]);INFO.OBBA.OBBA.OBMAKE(&quot;&quot;;&quot;double&quot;;1)))" office:value-type="percentage" office:value="0.00408278052701369" calcext:value-type="percentage">
            <text:p>0,41%</text:p>
          </table:table-cell>
          <table:table-cell table:style-name="ce43" table:formula="of:=([.K51]-2*[.K50]+[.K49])/([.I50]-[.I49])/([.I51]-[.I50])" office:value-type="float" office:value="7.38786102638058" calcext:value-type="float">
            <text:p>7,4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0]+[.$J$5]" office:value-type="percentage" office:value="0.0316" calcext:value-type="percentage">
            <text:p>3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1]);[.F$11]))" office:value-type="percentage" office:value="0.00696649829333557" calcext:value-type="percentage">
            <text:p>0,69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1]);[.F$11];INFO.OBBA.OBBA.OBMAKE(&quot;&quot;;&quot;double&quot;;[.I51]);INFO.OBBA.OBBA.OBMAKE(&quot;&quot;;&quot;double&quot;;1)))" office:value-type="percentage" office:value="0.00394484922480094" calcext:value-type="percentage">
            <text:p>0,39%</text:p>
          </table:table-cell>
          <table:table-cell table:style-name="ce43" table:formula="of:=([.K52]-2*[.K51]+[.K50])/([.I51]-[.I50])/([.I52]-[.I51])" office:value-type="float" office:value="6.928731363336" calcext:value-type="float">
            <text:p>6,9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1]+[.$J$5]" office:value-type="percentage" office:value="0.0326" calcext:value-type="percentage">
            <text:p>3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2]);[.F$11]))" office:value-type="percentage" office:value="0.00703190658177766" calcext:value-type="percentage">
            <text:p>0,70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2]);[.F$11];INFO.OBBA.OBBA.OBMAKE(&quot;&quot;;&quot;double&quot;;[.I52]);INFO.OBBA.OBBA.OBMAKE(&quot;&quot;;&quot;double&quot;;1)))" office:value-type="percentage" office:value="0.00381384665395153" calcext:value-type="percentage">
            <text:p>0,38%</text:p>
          </table:table-cell>
          <table:table-cell table:style-name="ce43" table:formula="of:=([.K53]-2*[.K52]+[.K51])/([.I52]-[.I51])/([.I53]-[.I52])" office:value-type="float" office:value="6.49915513467341" calcext:value-type="float">
            <text:p>6,5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2]+[.$J$5]" office:value-type="percentage" office:value="0.0336" calcext:value-type="percentage">
            <text:p>3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3]);[.F$11]))" office:value-type="percentage" office:value="0.0070981384463408" calcext:value-type="percentage">
            <text:p>0,71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3]);[.F$11];INFO.OBBA.OBBA.OBMAKE(&quot;&quot;;&quot;double&quot;;[.I53]);INFO.OBBA.OBBA.OBMAKE(&quot;&quot;;&quot;double&quot;;1)))" office:value-type="percentage" office:value="0.00368934323823679" calcext:value-type="percentage">
            <text:p>0,37%</text:p>
          </table:table-cell>
          <table:table-cell table:style-name="ce43" table:formula="of:=([.K54]-2*[.K53]+[.K52])/([.I53]-[.I52])/([.I54]-[.I53])" office:value-type="float" office:value="6.09772169720988" calcext:value-type="float">
            <text:p>6,1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3]+[.$J$5]" office:value-type="percentage" office:value="0.0346" calcext:value-type="percentage">
            <text:p>3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4]);[.F$11]))" office:value-type="percentage" office:value="0.00716512316970744" calcext:value-type="percentage">
            <text:p>0,71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4]);[.F$11];INFO.OBBA.OBBA.OBMAKE(&quot;&quot;;&quot;double&quot;;[.I54]);INFO.OBBA.OBBA.OBMAKE(&quot;&quot;;&quot;double&quot;;1)))" office:value-type="percentage" office:value="0.00357093754421926" calcext:value-type="percentage">
            <text:p>0,36%</text:p>
          </table:table-cell>
          <table:table-cell table:style-name="ce43" table:formula="of:=([.K55]-2*[.K54]+[.K53])/([.I54]-[.I53])/([.I55]-[.I54])" office:value-type="float" office:value="5.72294787315293" calcext:value-type="float">
            <text:p>5,7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4]+[.$J$5]" office:value-type="percentage" office:value="0.0356" calcext:value-type="percentage">
            <text:p>3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5]);[.F$11]))" office:value-type="percentage" office:value="0.00723279525741025" calcext:value-type="percentage">
            <text:p>0,72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5]);[.F$11];INFO.OBBA.OBBA.OBMAKE(&quot;&quot;;&quot;double&quot;;[.I55]);INFO.OBBA.OBBA.OBMAKE(&quot;&quot;;&quot;double&quot;;1)))" office:value-type="percentage" office:value="0.00345825479807489" calcext:value-type="percentage">
            <text:p>0,35%</text:p>
          </table:table-cell>
          <table:table-cell table:style-name="ce43" table:formula="of:=([.K56]-2*[.K55]+[.K54])/([.I55]-[.I54])/([.I56]-[.I55])" office:value-type="float" office:value="5.37331917230872" calcext:value-type="float">
            <text:p>5,4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5]+[.$J$5]" office:value-type="percentage" office:value="0.0366" calcext:value-type="percentage">
            <text:p>3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6]);[.F$11]))" office:value-type="percentage" office:value="0.00730109411979042" calcext:value-type="percentage">
            <text:p>0,73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6]);[.F$11];INFO.OBBA.OBBA.OBMAKE(&quot;&quot;;&quot;double&quot;;[.I56]);INFO.OBBA.OBBA.OBMAKE(&quot;&quot;;&quot;double&quot;;1)))" office:value-type="percentage" office:value="0.00335094537110282" calcext:value-type="percentage">
            <text:p>0,34%</text:p>
          </table:table-cell>
          <table:table-cell table:style-name="ce43" table:formula="of:=([.K57]-2*[.K56]+[.K55])/([.I56]-[.I55])/([.I57]-[.I56])" office:value-type="float" office:value="5.04732176492741" calcext:value-type="float">
            <text:p>5,0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6]+[.$J$5]" office:value-type="percentage" office:value="0.0376" calcext:value-type="percentage">
            <text:p>3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7]);[.F$11]))" office:value-type="percentage" office:value="0.00736996375574325" calcext:value-type="percentage">
            <text:p>0,73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7]);[.F$11];INFO.OBBA.OBBA.OBMAKE(&quot;&quot;;&quot;double&quot;;[.I57]);INFO.OBBA.OBBA.OBMAKE(&quot;&quot;;&quot;double&quot;;1)))" office:value-type="percentage" office:value="0.00324868326589568" calcext:value-type="percentage">
            <text:p>0,32%</text:p>
          </table:table-cell>
          <table:table-cell table:style-name="ce43" table:formula="of:=([.K58]-2*[.K57]+[.K56])/([.I57]-[.I56])/([.I58]-[.I57])" office:value-type="float" office:value="4.7434667075994" calcext:value-type="float">
            <text:p>4,7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7]+[.$J$5]" office:value-type="percentage" office:value="0.0386" calcext:value-type="percentage">
            <text:p>3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8]);[.F$11]))" office:value-type="percentage" office:value="0.0074393524431617" calcext:value-type="percentage">
            <text:p>0,74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8]);[.F$11];INFO.OBBA.OBBA.OBMAKE(&quot;&quot;;&quot;double&quot;;[.I58]);INFO.OBBA.OBBA.OBMAKE(&quot;&quot;;&quot;double&quot;;1)))" office:value-type="percentage" office:value="0.00315116462739614" calcext:value-type="percentage">
            <text:p>0,32%</text:p>
          </table:table-cell>
          <table:table-cell table:style-name="ce43" table:formula="of:=([.K59]-2*[.K58]+[.K57])/([.I58]-[.I57])/([.I59]-[.I58])" office:value-type="float" office:value="4.46030778415359" calcext:value-type="float">
            <text:p>4,5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8]+[.$J$5]" office:value-type="percentage" office:value="0.0396" calcext:value-type="percentage">
            <text:p>3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59]);[.F$11]))" office:value-type="percentage" office:value="0.00750921243964462" calcext:value-type="percentage">
            <text:p>0,75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59]);[.F$11];INFO.OBBA.OBBA.OBMAKE(&quot;&quot;;&quot;double&quot;;[.I59]);INFO.OBBA.OBBA.OBMAKE(&quot;&quot;;&quot;double&quot;;1)))" office:value-type="percentage" office:value="0.00305810629668076" calcext:value-type="percentage">
            <text:p>0,31%</text:p>
          </table:table-cell>
          <table:table-cell table:style-name="ce43" table:formula="of:=([.K60]-2*[.K59]+[.K58])/([.I59]-[.I58])/([.I60]-[.I59])" office:value-type="float" office:value="4.19645416154141" calcext:value-type="float">
            <text:p>4,2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59]+[.$J$5]" office:value-type="percentage" office:value="0.0406" calcext:value-type="percentage">
            <text:p>4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0]);[.F$11]))" office:value-type="percentage" office:value="0.0075794996959502" calcext:value-type="percentage">
            <text:p>0,75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0]);[.F$11];INFO.OBBA.OBBA.OBMAKE(&quot;&quot;;&quot;double&quot;;[.I60]);INFO.OBBA.OBBA.OBMAKE(&quot;&quot;;&quot;double&quot;;1)))" office:value-type="percentage" office:value="0.00296924442012691" calcext:value-type="percentage">
            <text:p>0,30%</text:p>
          </table:table-cell>
          <table:table-cell table:style-name="ce43" table:formula="of:=([.K61]-2*[.K60]+[.K59])/([.I60]-[.I59])/([.I61]-[.I60])" office:value-type="float" office:value="3.95057889499613" calcext:value-type="float">
            <text:p>4,0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60]+[.$J$5]" office:value-type="percentage" office:value="0.0416" calcext:value-type="percentage">
            <text:p>4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1]);[.F$11]))" office:value-type="percentage" office:value="0.00765017358381093" calcext:value-type="percentage">
            <text:p>0,76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1]);[.F$11];INFO.OBBA.OBBA.OBMAKE(&quot;&quot;;&quot;double&quot;;[.I61]);INFO.OBBA.OBBA.OBMAKE(&quot;&quot;;&quot;double&quot;;1)))" office:value-type="percentage" office:value="0.00288433312246807" calcext:value-type="percentage">
            <text:p>0,29%</text:p>
          </table:table-cell>
          <table:table-cell table:style-name="ce43" table:formula="of:=([.K62]-2*[.K61]+[.K60])/([.I61]-[.I60])/([.I62]-[.I61])" office:value-type="float" office:value="3.72142415837331" calcext:value-type="float">
            <text:p>3,7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61]+[.$J$5]" office:value-type="percentage" office:value="0.0426" calcext:value-type="percentage">
            <text:p>4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2]);[.F$11]))" office:value-type="percentage" office:value="0.00772119663904903" calcext:value-type="percentage">
            <text:p>0,77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2]);[.F$11];INFO.OBBA.OBBA.OBMAKE(&quot;&quot;;&quot;double&quot;;[.I62]);INFO.OBBA.OBBA.OBMAKE(&quot;&quot;;&quot;double&quot;;1)))" office:value-type="percentage" office:value="0.00280314324896759" calcext:value-type="percentage">
            <text:p>0,28%</text:p>
          </table:table-cell>
          <table:table-cell table:style-name="ce43" table:formula="of:=([.K63]-2*[.K62]+[.K61])/([.I62]-[.I61])/([.I63]-[.I62])" office:value-type="float" office:value="3.50780392907939" calcext:value-type="float">
            <text:p>3,5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62]+[.$J$5]" office:value-type="percentage" office:value="0.0436" calcext:value-type="percentage">
            <text:p>4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3]);[.F$11]))" office:value-type="percentage" office:value="0.00779253432040905" calcext:value-type="percentage">
            <text:p>0,77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3]);[.F$11];INFO.OBBA.OBBA.OBMAKE(&quot;&quot;;&quot;double&quot;;[.I63]);INFO.OBBA.OBBA.OBMAKE(&quot;&quot;;&quot;double&quot;;1)))" office:value-type="percentage" office:value="0.00272546117939619" calcext:value-type="percentage">
            <text:p>0,27%</text:p>
          </table:table-cell>
          <table:table-cell table:style-name="ce43" table:formula="of:=([.K64]-2*[.K63]+[.K62])/([.I63]-[.I62])/([.I64]-[.I63])" office:value-type="float" office:value="3.30860472926106" calcext:value-type="float">
            <text:p>3,3</text:p>
          </table:table-cell>
          <table:table-cell table:number-columns-repeated="208"/>
          <table:table-cell table:style-name="ce18" table:number-columns-repeated="768"/>
          <table:table-cell table:number-columns-repeated="36"/>
        </table:table-row>
        <table:table-row table:style-name="ro2">
          <table:table-cell/>
          <table:table-cell table:style-name="ce27" table:number-columns-repeated="7"/>
          <table:table-cell table:style-name="ce28" table:formula="of:=[.I63]+[.$J$5]" office:value-type="percentage" office:value="0.0446" calcext:value-type="percentage">
            <text:p>4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4]);[.F$11]))" office:value-type="percentage" office:value="0.00786415478412929" calcext:value-type="percentage">
            <text:p>0,786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4]);[.F$11];INFO.OBBA.OBBA.OBMAKE(&quot;&quot;;&quot;double&quot;;[.I64]);INFO.OBBA.OBBA.OBMAKE(&quot;&quot;;&quot;double&quot;;1)))" office:value-type="percentage" office:value="0.00265108771455406" calcext:value-type="percentage">
            <text:p>0,27%</text:p>
          </table:table-cell>
          <table:table-cell table:style-name="ce43" table:formula="of:=([.K65]-2*[.K64]+[.K63])/([.I64]-[.I63])/([.I65]-[.I64])" office:value-type="float" office:value="3.12278490997939" calcext:value-type="float">
            <text:p>3,1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64]+[.$J$5]" office:value-type="percentage" office:value="0.0456" calcext:value-type="percentage">
            <text:p>4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5]);[.F$11]))" office:value-type="percentage" office:value="0.00793602867398183" calcext:value-type="percentage">
            <text:p>0,79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5]);[.F$11];INFO.OBBA.OBBA.OBMAKE(&quot;&quot;;&quot;double&quot;;[.I65]);INFO.OBBA.OBBA.OBMAKE(&quot;&quot;;&quot;double&quot;;1)))" office:value-type="percentage" office:value="0.00257983703462191" calcext:value-type="percentage">
            <text:p>0,26%</text:p>
          </table:table-cell>
          <table:table-cell table:style-name="ce43" table:formula="of:=([.K66]-2*[.K65]+[.K64])/([.I65]-[.I64])/([.I66]-[.I65])" office:value-type="float" office:value="2.94937287208425" calcext:value-type="float">
            <text:p>2,9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65]+[.$J$5]" office:value-type="percentage" office:value="0.0466" calcext:value-type="percentage">
            <text:p>4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6]);[.F$11]))" office:value-type="percentage" office:value="0.0080081289263006" calcext:value-type="percentage">
            <text:p>0,80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6]);[.F$11];INFO.OBBA.OBBA.OBMAKE(&quot;&quot;;&quot;double&quot;;[.I66]);INFO.OBBA.OBBA.OBMAKE(&quot;&quot;;&quot;double&quot;;1)))" office:value-type="percentage" office:value="0.00251153572756183" calcext:value-type="percentage">
            <text:p>0,25%</text:p>
          </table:table-cell>
          <table:table-cell table:style-name="ce43" table:formula="of:=([.K67]-2*[.K66]+[.K65])/([.I66]-[.I65])/([.I67]-[.I66])" office:value-type="float" office:value="2.78746453469778" calcext:value-type="float">
            <text:p>2,8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66]+[.$J$5]" office:value-type="percentage" office:value="0.0476" calcext:value-type="percentage">
            <text:p>4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7]);[.F$11]))" office:value-type="percentage" office:value="0.00808043058937236" calcext:value-type="percentage">
            <text:p>0,80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7]);[.F$11];INFO.OBBA.OBBA.OBMAKE(&quot;&quot;;&quot;double&quot;;[.I67]);INFO.OBBA.OBBA.OBMAKE(&quot;&quot;;&quot;double&quot;;1)))" office:value-type="percentage" office:value="0.00244602188503646" calcext:value-type="percentage">
            <text:p>0,24%</text:p>
          </table:table-cell>
          <table:table-cell table:style-name="ce43" table:formula="of:=([.K68]-2*[.K67]+[.K66])/([.I67]-[.I66])/([.I68]-[.I67])" office:value-type="float" office:value="2.63622029675423" calcext:value-type="float">
            <text:p>2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67]+[.$J$5]" office:value-type="percentage" office:value="0.0486" calcext:value-type="percentage">
            <text:p>4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8]);[.F$11]))" office:value-type="percentage" office:value="0.00815291065647095" calcext:value-type="percentage">
            <text:p>0,81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8]);[.F$11];INFO.OBBA.OBBA.OBMAKE(&quot;&quot;;&quot;double&quot;;[.I68]);INFO.OBBA.OBBA.OBMAKE(&quot;&quot;;&quot;double&quot;;1)))" office:value-type="percentage" office:value="0.00238314426280784" calcext:value-type="percentage">
            <text:p>0,24%</text:p>
          </table:table-cell>
          <table:table-cell table:style-name="ce43" table:formula="of:=([.K69]-2*[.K68]+[.K67])/([.I68]-[.I67])/([.I69]-[.I68])" office:value-type="float" office:value="2.49486168231016" calcext:value-type="float">
            <text:p>2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68]+[.$J$5]" office:value-type="percentage" office:value="0.0496" calcext:value-type="percentage">
            <text:p>4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69]);[.F$11]))" office:value-type="percentage" office:value="0.00822554791176042" calcext:value-type="percentage">
            <text:p>0,82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69]);[.F$11];INFO.OBBA.OBBA.OBMAKE(&quot;&quot;;&quot;double&quot;;[.I69]);INFO.OBBA.OBBA.OBMAKE(&quot;&quot;;&quot;double&quot;;1)))" office:value-type="percentage" office:value="0.00232276150226153" calcext:value-type="percentage">
            <text:p>0,23%</text:p>
          </table:table-cell>
          <table:table-cell table:style-name="ce43" table:formula="of:=([.K70]-2*[.K69]+[.K68])/([.I69]-[.I68])/([.I70]-[.I69])" office:value-type="float" office:value="2.36266781517958" calcext:value-type="float">
            <text:p>2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69]+[.$J$5]" office:value-type="percentage" office:value="0.0506" calcext:value-type="percentage">
            <text:p>5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0]);[.F$11]))" office:value-type="percentage" office:value="0.00829832278826669" calcext:value-type="percentage">
            <text:p>0,83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0]);[.F$11];INFO.OBBA.OBBA.OBMAKE(&quot;&quot;;&quot;double&quot;;[.I70]);INFO.OBBA.OBBA.OBMAKE(&quot;&quot;;&quot;double&quot;;1)))" office:value-type="percentage" office:value="0.00226474140953041" calcext:value-type="percentage">
            <text:p>0,23%</text:p>
          </table:table-cell>
          <table:table-cell table:style-name="ce43" table:formula="of:=([.K71]-2*[.K70]+[.K69])/([.I70]-[.I69])/([.I71]-[.I70])" office:value-type="float" office:value="2.23897183392747" calcext:value-type="float">
            <text:p>2,2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0]+[.$J$5]" office:value-type="percentage" office:value="0.0516" calcext:value-type="percentage">
            <text:p>5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1]);[.F$11]))" office:value-type="percentage" office:value="0.00837121723711485" calcext:value-type="percentage">
            <text:p>0,83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1]);[.F$11];INFO.OBBA.OBBA.OBMAKE(&quot;&quot;;&quot;double&quot;;[.I71]);INFO.OBBA.OBBA.OBMAKE(&quot;&quot;;&quot;double&quot;;1)))" office:value-type="percentage" office:value="0.0022089602886332" calcext:value-type="percentage">
            <text:p>0,22%</text:p>
          </table:table-cell>
          <table:table-cell table:style-name="ce43" table:formula="of:=([.K72]-2*[.K71]+[.K70])/([.I71]-[.I70])/([.I72]-[.I71])" office:value-type="float" office:value="2.12315732857348" calcext:value-type="float">
            <text:p>2,1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1]+[.$J$5]" office:value-type="percentage" office:value="0.0526" calcext:value-type="percentage">
            <text:p>5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2]);[.F$11]))" office:value-type="percentage" office:value="0.00844421460724161" calcext:value-type="percentage">
            <text:p>0,84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2]);[.F$11];INFO.OBBA.OBBA.OBMAKE(&quot;&quot;;&quot;double&quot;;[.I72]);INFO.OBBA.OBBA.OBMAKE(&quot;&quot;;&quot;double&quot;;1)))" office:value-type="percentage" office:value="0.00215530232506458" calcext:value-type="percentage">
            <text:p>0,22%</text:p>
          </table:table-cell>
          <table:table-cell table:style-name="ce43" table:formula="of:=([.K73]-2*[.K72]+[.K71])/([.I72]-[.I71])/([.I73]-[.I72])" office:value-type="float" office:value="2.01465485875386" calcext:value-type="float">
            <text:p>2,0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2]+[.$J$5]" office:value-type="percentage" office:value="0.0536" calcext:value-type="percentage">
            <text:p>5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3]);[.F$11]))" office:value-type="percentage" office:value="0.00851729953481737" calcext:value-type="percentage">
            <text:p>0,85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3]);[.F$11];INFO.OBBA.OBBA.OBMAKE(&quot;&quot;;&quot;double&quot;;[.I73]);INFO.OBBA.OBBA.OBMAKE(&quot;&quot;;&quot;double&quot;;1)))" office:value-type="percentage" office:value="0.0021036590163547" calcext:value-type="percentage">
            <text:p>0,21%</text:p>
          </table:table-cell>
          <table:table-cell table:style-name="ce43" table:formula="of:=([.K74]-2*[.K73]+[.K72])/([.I73]-[.I72])/([.I74]-[.I73])" office:value-type="float" office:value="1.91293859517615" calcext:value-type="float">
            <text:p>1,9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3]+[.$J$5]" office:value-type="percentage" office:value="0.0546" calcext:value-type="percentage">
            <text:p>5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4]);[.F$11]))" office:value-type="percentage" office:value="0.00859045784164465" calcext:value-type="percentage">
            <text:p>0,85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4]);[.F$11];INFO.OBBA.OBBA.OBMAKE(&quot;&quot;;&quot;double&quot;;[.I74]);INFO.OBBA.OBBA.OBMAKE(&quot;&quot;;&quot;double&quot;;1)))" office:value-type="percentage" office:value="0.00205392864624" calcext:value-type="percentage">
            <text:p>0,21%</text:p>
          </table:table-cell>
          <table:table-cell table:style-name="ce43" table:formula="of:=([.K75]-2*[.K74]+[.K73])/([.I74]-[.I73])/([.I75]-[.I74])" office:value-type="float" office:value="1.81752311174347" calcext:value-type="float">
            <text:p>1,8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4]+[.$J$5]" office:value-type="percentage" office:value="0.0556" calcext:value-type="percentage">
            <text:p>5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5]);[.F$11]))" office:value-type="percentage" office:value="0.00866367644183695" calcext:value-type="percentage">
            <text:p>0,866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5]);[.F$11];INFO.OBBA.OBBA.OBMAKE(&quot;&quot;;&quot;double&quot;;[.I75]);INFO.OBBA.OBBA.OBMAKE(&quot;&quot;;&quot;double&quot;;1)))" office:value-type="percentage" office:value="0.00200601579923705" calcext:value-type="percentage">
            <text:p>0,20%</text:p>
          </table:table-cell>
          <table:table-cell table:style-name="ce43" table:formula="of:=([.K76]-2*[.K75]+[.K74])/([.I75]-[.I74])/([.I76]-[.I75])" office:value-type="float" office:value="1.72796034711431" calcext:value-type="float">
            <text:p>1,7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5]+[.$J$5]" office:value-type="percentage" office:value="0.0566" calcext:value-type="percentage">
            <text:p>5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6]);[.F$11]))" office:value-type="percentage" office:value="0.00873694325612282" calcext:value-type="percentage">
            <text:p>0,87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6]);[.F$11];INFO.OBBA.OBBA.OBMAKE(&quot;&quot;;&quot;double&quot;;[.I76]);INFO.OBBA.OBBA.OBMAKE(&quot;&quot;;&quot;double&quot;;1)))" office:value-type="percentage" office:value="0.00195983091258121" calcext:value-type="percentage">
            <text:p>0,20%</text:p>
          </table:table-cell>
          <table:table-cell table:style-name="ce43" table:formula="of:=([.K77]-2*[.K76]+[.K75])/([.I76]-[.I75])/([.I77]-[.I76])" office:value-type="float" office:value="1.64383674378359" calcext:value-type="float">
            <text:p>1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6]+[.$J$5]" office:value-type="percentage" office:value="0.0576" calcext:value-type="percentage">
            <text:p>5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7]);[.F$11]))" office:value-type="percentage" office:value="0.00881024713316145" calcext:value-type="percentage">
            <text:p>0,88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7]);[.F$11];INFO.OBBA.OBBA.OBMAKE(&quot;&quot;;&quot;double&quot;;[.I77]);INFO.OBBA.OBBA.OBMAKE(&quot;&quot;;&quot;double&quot;;1)))" office:value-type="percentage" office:value="0.00191528986266915" calcext:value-type="percentage">
            <text:p>0,19%</text:p>
          </table:table-cell>
          <table:table-cell table:style-name="ce43" table:formula="of:=([.K78]-2*[.K77]+[.K76])/([.I77]-[.I76])/([.I78]-[.I77])" office:value-type="float" office:value="1.56477056932339" calcext:value-type="float">
            <text:p>1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7]+[.$J$5]" office:value-type="percentage" office:value="0.0586000000000001" calcext:value-type="percentage">
            <text:p>5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8]);[.F$11]))" office:value-type="percentage" office:value="0.00888357777729813" calcext:value-type="percentage">
            <text:p>0,88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8]);[.F$11];INFO.OBBA.OBBA.OBMAKE(&quot;&quot;;&quot;double&quot;;[.I78]);INFO.OBBA.OBBA.OBMAKE(&quot;&quot;;&quot;double&quot;;1)))" office:value-type="percentage" office:value="0.00187231358332642" calcext:value-type="percentage">
            <text:p>0,19%</text:p>
          </table:table-cell>
          <table:table-cell table:style-name="ce43" table:formula="of:=([.K79]-2*[.K78]+[.K77])/([.I78]-[.I77])/([.I79]-[.I78])" office:value-type="float" office:value="1.49040941809648" calcext:value-type="float">
            <text:p>1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8]+[.$J$5]" office:value-type="percentage" office:value="0.0596" calcext:value-type="percentage">
            <text:p>5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79]);[.F$11]))" office:value-type="percentage" office:value="0.00895692568222844" calcext:value-type="percentage">
            <text:p>0,896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79]);[.F$11];INFO.OBBA.OBBA.OBMAKE(&quot;&quot;;&quot;double&quot;;[.I79]);INFO.OBBA.OBBA.OBMAKE(&quot;&quot;;&quot;double&quot;;1)))" office:value-type="percentage" office:value="0.00183082771340178" calcext:value-type="percentage">
            <text:p>0,18%</text:p>
          </table:table-cell>
          <table:table-cell table:style-name="ce43" table:formula="of:=([.K80]-2*[.K79]+[.K78])/([.I79]-[.I78])/([.I80]-[.I79])" office:value-type="float" office:value="1.42042788984099" calcext:value-type="float">
            <text:p>1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79]+[.$J$5]" office:value-type="percentage" office:value="0.0606000000000001" calcext:value-type="percentage">
            <text:p>6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0]);[.F$11]))" office:value-type="percentage" office:value="0.00903028207008099" calcext:value-type="percentage">
            <text:p>0,90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0]);[.F$11];INFO.OBBA.OBBA.OBMAKE(&quot;&quot;;&quot;double&quot;;[.I80]);INFO.OBBA.OBBA.OBMAKE(&quot;&quot;;&quot;double&quot;;1)))" office:value-type="percentage" office:value="0.00179076227136699" calcext:value-type="percentage">
            <text:p>0,18%</text:p>
          </table:table-cell>
          <table:table-cell table:style-name="ce43" table:formula="of:=([.K81]-2*[.K80]+[.K79])/([.I80]-[.I79])/([.I81]-[.I80])" office:value-type="float" office:value="1.35452543865034" calcext:value-type="float">
            <text:p>1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0]+[.$J$5]" office:value-type="percentage" office:value="0.0616" calcext:value-type="percentage">
            <text:p>6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1]);[.F$11]))" office:value-type="percentage" office:value="0.009103638835465" calcext:value-type="percentage">
            <text:p>0,91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1]);[.F$11];INFO.OBBA.OBBA.OBMAKE(&quot;&quot;;&quot;double&quot;;[.I81]);INFO.OBBA.OBBA.OBMAKE(&quot;&quot;;&quot;double&quot;;1)))" office:value-type="percentage" office:value="0.00175205135477084" calcext:value-type="percentage">
            <text:p>0,18%</text:p>
          </table:table-cell>
          <table:table-cell table:style-name="ce43" table:formula="of:=([.K82]-2*[.K81]+[.K80])/([.I81]-[.I80])/([.I82]-[.I81])" office:value-type="float" office:value="1.29242438420321" calcext:value-type="float">
            <text:p>1,3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1]+[.$J$5]" office:value-type="percentage" office:value="0.0626" calcext:value-type="percentage">
            <text:p>6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2]);[.F$11]))" office:value-type="percentage" office:value="0.00917698849406649" calcext:value-type="percentage">
            <text:p>0,91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2]);[.F$11];INFO.OBBA.OBBA.OBMAKE(&quot;&quot;;&quot;double&quot;;[.I82]);INFO.OBBA.OBBA.OBMAKE(&quot;&quot;;&quot;double&quot;;1)))" office:value-type="percentage" office:value="0.0017146328625589" calcext:value-type="percentage">
            <text:p>0,17%</text:p>
          </table:table-cell>
          <table:table-cell table:style-name="ce43" table:formula="of:=([.K83]-2*[.K82]+[.K81])/([.I82]-[.I81])/([.I83]-[.I82])" office:value-type="float" office:value="1.23386807717665" calcext:value-type="float">
            <text:p>1,2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2]+[.$J$5]" office:value-type="percentage" office:value="0.0636000000000001" calcext:value-type="percentage">
            <text:p>6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3]);[.F$11]))" office:value-type="percentage" office:value="0.00925032413540955" calcext:value-type="percentage">
            <text:p>0,92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3]);[.F$11];INFO.OBBA.OBBA.OBMAKE(&quot;&quot;;&quot;double&quot;;[.I83]);INFO.OBBA.OBBA.OBMAKE(&quot;&quot;;&quot;double&quot;;1)))" office:value-type="percentage" office:value="0.00167844823842413" calcext:value-type="percentage">
            <text:p>0,17%</text:p>
          </table:table-cell>
          <table:table-cell table:style-name="ce43" table:formula="of:=([.K84]-2*[.K83]+[.K82])/([.I83]-[.I82])/([.I84]-[.I83])" office:value-type="float" office:value="1.17861920888393" calcext:value-type="float">
            <text:p>1,2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3]+[.$J$5]" office:value-type="percentage" office:value="0.0646" calcext:value-type="percentage">
            <text:p>6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4]);[.F$11]))" office:value-type="percentage" office:value="0.00932363937943143" calcext:value-type="percentage">
            <text:p>0,93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4]);[.F$11];INFO.OBBA.OBBA.OBMAKE(&quot;&quot;;&quot;double&quot;;[.I84]);INFO.OBBA.OBBA.OBMAKE(&quot;&quot;;&quot;double&quot;;1)))" office:value-type="percentage" office:value="0.00164344223349825" calcext:value-type="percentage">
            <text:p>0,16%</text:p>
          </table:table-cell>
          <table:table-cell table:style-name="ce43" table:formula="of:=([.K85]-2*[.K84]+[.K83])/([.I84]-[.I83])/([.I85]-[.I84])" office:value-type="float" office:value="1.12645825646722" calcext:value-type="float">
            <text:p>1,1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4]+[.$J$5]" office:value-type="percentage" office:value="0.0656000000000001" calcext:value-type="percentage">
            <text:p>6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5]);[.F$11]))" office:value-type="percentage" office:value="0.00939692833654951" calcext:value-type="percentage">
            <text:p>0,94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5]);[.F$11];INFO.OBBA.OBBA.OBMAKE(&quot;&quot;;&quot;double&quot;;[.I85]);INFO.OBBA.OBBA.OBMAKE(&quot;&quot;;&quot;double&quot;;1)))" office:value-type="percentage" office:value="0.00160956268682884" calcext:value-type="percentage">
            <text:p>0,16%</text:p>
          </table:table-cell>
          <table:table-cell table:style-name="ce43" table:formula="of:=([.K86]-2*[.K85]+[.K84])/([.I85]-[.I84])/([.I86]-[.I85])" office:value-type="float" office:value="1.07718205371102" calcext:value-type="float">
            <text:p>1,1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5]+[.$J$5]" office:value-type="percentage" office:value="0.0666" calcext:value-type="percentage">
            <text:p>6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6]);[.F$11]))" office:value-type="percentage" office:value="0.00947018557092502" calcext:value-type="percentage">
            <text:p>0,94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6]);[.F$11];INFO.OBBA.OBBA.OBMAKE(&quot;&quot;;&quot;double&quot;;[.I86]);INFO.OBBA.OBBA.OBMAKE(&quot;&quot;;&quot;double&quot;;1)))" office:value-type="percentage" office:value="0.00157676032221314" calcext:value-type="percentage">
            <text:p>0,16%</text:p>
          </table:table-cell>
          <table:table-cell table:style-name="ce43" table:formula="of:=([.K87]-2*[.K86]+[.K85])/([.I86]-[.I85])/([.I87]-[.I86])" office:value-type="float" office:value="1.03060247839525" calcext:value-type="float">
            <text:p>1,0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6]+[.$J$5]" office:value-type="percentage" office:value="0.0676000000000001" calcext:value-type="percentage">
            <text:p>6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7]);[.F$11]))" office:value-type="percentage" office:value="0.00954340606665426" calcext:value-type="percentage">
            <text:p>0,95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7]);[.F$11];INFO.OBBA.OBBA.OBMAKE(&quot;&quot;;&quot;double&quot;;[.I87]);INFO.OBBA.OBBA.OBMAKE(&quot;&quot;;&quot;double&quot;;1)))" office:value-type="percentage" office:value="0.00154498856007583" calcext:value-type="percentage">
            <text:p>0,15%</text:p>
          </table:table-cell>
          <table:table-cell table:style-name="ce43" table:formula="of:=([.K88]-2*[.K87]+[.K86])/([.I87]-[.I86])/([.I88]-[.I87])" office:value-type="float" office:value="0.986545248320917" calcext:value-type="float">
            <text:p>1,0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7]+[.$J$5]" office:value-type="percentage" office:value="0.0686000000000001" calcext:value-type="percentage">
            <text:p>6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8]);[.F$11]))" office:value-type="percentage" office:value="0.00961658519664036" calcext:value-type="percentage">
            <text:p>0,96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8]);[.F$11];INFO.OBBA.OBBA.OBMAKE(&quot;&quot;;&quot;double&quot;;[.I88]);INFO.OBBA.OBBA.OBMAKE(&quot;&quot;;&quot;double&quot;;1)))" office:value-type="percentage" office:value="0.00151420334318684" calcext:value-type="percentage">
            <text:p>0,15%</text:p>
          </table:table-cell>
          <table:table-cell table:style-name="ce43" table:formula="of:=([.K89]-2*[.K88]+[.K87])/([.I88]-[.I87])/([.I89]-[.I88])" office:value-type="float" office:value="0.944848816158983" calcext:value-type="float">
            <text:p>0,9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8]+[.$J$5]" office:value-type="percentage" office:value="0.0696000000000001" calcext:value-type="percentage">
            <text:p>6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89]);[.F$11]))" office:value-type="percentage" office:value="0.00968971869392081" calcext:value-type="percentage">
            <text:p>0,96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89]);[.F$11];INFO.OBBA.OBBA.OBMAKE(&quot;&quot;;&quot;double&quot;;[.I89]);INFO.OBBA.OBBA.OBMAKE(&quot;&quot;;&quot;double&quot;;1)))" office:value-type="percentage" office:value="0.00148436297511401" calcext:value-type="percentage">
            <text:p>0,15%</text:p>
          </table:table-cell>
          <table:table-cell table:style-name="ce43" table:formula="of:=([.K90]-2*[.K89]+[.K88])/([.I89]-[.I88])/([.I90]-[.I89])" office:value-type="float" office:value="0.905363356182656" calcext:value-type="float">
            <text:p>0,9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89]+[.$J$5]" office:value-type="percentage" office:value="0.0706000000000001" calcext:value-type="percentage">
            <text:p>7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0]);[.F$11]))" office:value-type="percentage" office:value="0.00976280262524469" calcext:value-type="percentage">
            <text:p>0,976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0]);[.F$11];INFO.OBBA.OBBA.OBMAKE(&quot;&quot;;&quot;double&quot;;[.I90]);INFO.OBBA.OBBA.OBMAKE(&quot;&quot;;&quot;double&quot;;1)))" office:value-type="percentage" office:value="0.00145542797039737" calcext:value-type="percentage">
            <text:p>0,15%</text:p>
          </table:table-cell>
          <table:table-cell table:style-name="ce43" table:formula="of:=([.K91]-2*[.K90]+[.K89])/([.I90]-[.I89])/([.I91]-[.I90])" office:value-type="float" office:value="0.867949835975377" calcext:value-type="float">
            <text:p>0,9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0]+[.$J$5]" office:value-type="percentage" office:value="0.0716000000000001" calcext:value-type="percentage">
            <text:p>7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1]);[.F$11]))" office:value-type="percentage" office:value="0.0098358333667117" calcext:value-type="percentage">
            <text:p>0,98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1]);[.F$11];INFO.OBBA.OBBA.OBMAKE(&quot;&quot;;&quot;double&quot;;[.I91]);INFO.OBBA.OBBA.OBMAKE(&quot;&quot;;&quot;double&quot;;1)))" office:value-type="percentage" office:value="0.0014273609155167" calcext:value-type="percentage">
            <text:p>0,14%</text:p>
          </table:table-cell>
          <table:table-cell table:style-name="ce43" table:formula="of:=([.K92]-2*[.K91]+[.K90])/([.I91]-[.I90])/([.I92]-[.I91])" office:value-type="float" office:value="0.832479164368861" calcext:value-type="float">
            <text:p>0,8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1]+[.$J$5]" office:value-type="percentage" office:value="0.0726000000000001" calcext:value-type="percentage">
            <text:p>7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2]);[.F$11]))" office:value-type="percentage" office:value="0.0099088075813016" calcext:value-type="percentage">
            <text:p>0,99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2]);[.F$11];INFO.OBBA.OBBA.OBMAKE(&quot;&quot;;&quot;double&quot;;[.I92]);INFO.OBBA.OBBA.OBMAKE(&quot;&quot;;&quot;double&quot;;1)))" office:value-type="percentage" office:value="0.0014001263398004" calcext:value-type="percentage">
            <text:p>0,14%</text:p>
          </table:table-cell>
          <table:table-cell table:style-name="ce43" table:formula="of:=([.K93]-2*[.K92]+[.K91])/([.I92]-[.I91])/([.I93]-[.I92])" office:value-type="float" office:value="0.798831411350993" calcext:value-type="float">
            <text:p>0,8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2]+[.$J$5]" office:value-type="percentage" office:value="0.0736000000000001" calcext:value-type="percentage">
            <text:p>7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3]);[.F$11]))" office:value-type="percentage" office:value="0.00998172219813727" calcext:value-type="percentage">
            <text:p>0,99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3]);[.F$11];INFO.OBBA.OBBA.OBMAKE(&quot;&quot;;&quot;double&quot;;[.I93]);INFO.OBBA.OBBA.OBMAKE(&quot;&quot;;&quot;double&quot;;1)))" office:value-type="percentage" office:value="0.00137369059549545" calcext:value-type="percentage">
            <text:p>0,14%</text:p>
          </table:table-cell>
          <table:table-cell table:style-name="ce43" table:formula="of:=([.K94]-2*[.K93]+[.K92])/([.I93]-[.I92])/([.I94]-[.I93])" office:value-type="float" office:value="0.766895092414384" calcext:value-type="float">
            <text:p>0,8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3]+[.$J$5]" office:value-type="percentage" office:value="0.0746000000000001" calcext:value-type="percentage">
            <text:p>7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4]);[.F$11]))" office:value-type="percentage" office:value="0.0100545743933383" calcext:value-type="percentage">
            <text:p>1,00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4]);[.F$11];INFO.OBBA.OBBA.OBMAKE(&quot;&quot;;&quot;double&quot;;[.I94]);INFO.OBBA.OBBA.OBMAKE(&quot;&quot;;&quot;double&quot;;1)))" office:value-type="percentage" office:value="0.00134802174628291" calcext:value-type="percentage">
            <text:p>0,13%</text:p>
          </table:table-cell>
          <table:table-cell table:style-name="ce43" table:formula="of:=([.K95]-2*[.K94]+[.K93])/([.I94]-[.I93])/([.I95]-[.I94])" office:value-type="float" office:value="0.736566512364241" calcext:value-type="float">
            <text:p>0,7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4]+[.$J$5]" office:value-type="percentage" office:value="0.0756000000000001" calcext:value-type="percentage">
            <text:p>7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5]);[.F$11]))" office:value-type="percentage" office:value="0.0101273615723346" calcext:value-type="percentage">
            <text:p>1,01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5]);[.F$11];INFO.OBBA.OBBA.OBMAKE(&quot;&quot;;&quot;double&quot;;[.I95]);INFO.OBBA.OBBA.OBMAKE(&quot;&quot;;&quot;double&quot;;1)))" office:value-type="percentage" office:value="0.00132308946358274" calcext:value-type="percentage">
            <text:p>0,13%</text:p>
          </table:table-cell>
          <table:table-cell table:style-name="ce43" table:formula="of:=([.K96]-2*[.K95]+[.K94])/([.I95]-[.I94])/([.I96]-[.I95])" office:value-type="float" office:value="0.707749164182042" calcext:value-type="float">
            <text:p>0,7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5]+[.$J$5]" office:value-type="percentage" office:value="0.0766000000000001" calcext:value-type="percentage">
            <text:p>7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6]);[.F$11]))" office:value-type="percentage" office:value="0.0102000813535203" calcext:value-type="percentage">
            <text:p>1,02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6]);[.F$11];INFO.OBBA.OBBA.OBMAKE(&quot;&quot;;&quot;double&quot;;[.I96]);INFO.OBBA.OBBA.OBMAKE(&quot;&quot;;&quot;double&quot;;1)))" office:value-type="percentage" office:value="0.00129886493004675" calcext:value-type="percentage">
            <text:p>0,13%</text:p>
          </table:table-cell>
          <table:table-cell table:style-name="ce43" table:formula="of:=([.K97]-2*[.K96]+[.K95])/([.I96]-[.I95])/([.I97]-[.I96])" office:value-type="float" office:value="0.680353176716468" calcext:value-type="float">
            <text:p>0,7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6]+[.$J$5]" office:value-type="percentage" office:value="0.0776000000000001" calcext:value-type="percentage">
            <text:p>7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7]);[.F$11]))" office:value-type="percentage" office:value="0.0102727315531398" calcext:value-type="percentage">
            <text:p>1,02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7]);[.F$11];INFO.OBBA.OBBA.OBMAKE(&quot;&quot;;&quot;double&quot;;[.I97]);INFO.OBBA.OBBA.OBMAKE(&quot;&quot;;&quot;double&quot;;1)))" office:value-type="percentage" office:value="0.00127532074968748" calcext:value-type="percentage">
            <text:p>0,13%</text:p>
          </table:table-cell>
          <table:table-cell table:style-name="ce43" table:formula="of:=([.K98]-2*[.K97]+[.K96])/([.I97]-[.I96])/([.I98]-[.I97])" office:value-type="float" office:value="0.654294809069622" calcext:value-type="float">
            <text:p>0,7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7]+[.$J$5]" office:value-type="percentage" office:value="0.0786000000000001" calcext:value-type="percentage">
            <text:p>7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8]);[.F$11]))" office:value-type="percentage" office:value="0.0103453101713049" calcext:value-type="percentage">
            <text:p>1,03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8]);[.F$11];INFO.OBBA.OBBA.OBMAKE(&quot;&quot;;&quot;double&quot;;[.I98]);INFO.OBBA.OBBA.OBMAKE(&quot;&quot;;&quot;double&quot;;1)))" office:value-type="percentage" office:value="0.00125243086413727" calcext:value-type="percentage">
            <text:p>0,13%</text:p>
          </table:table-cell>
          <table:table-cell table:style-name="ce43" table:formula="of:=([.K99]-2*[.K98]+[.K97])/([.I98]-[.I97])/([.I99]-[.I98])" office:value-type="float" office:value="0.629495985227968" calcext:value-type="float">
            <text:p>0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8]+[.$J$5]" office:value-type="percentage" office:value="0.0796000000000001" calcext:value-type="percentage">
            <text:p>7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99]);[.F$11]))" office:value-type="percentage" office:value="0.0104178153790535" calcext:value-type="percentage">
            <text:p>1,04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99]);[.F$11];INFO.OBBA.OBBA.OBMAKE(&quot;&quot;;&quot;double&quot;;[.I99]);INFO.OBBA.OBBA.OBMAKE(&quot;&quot;;&quot;double&quot;;1)))" office:value-type="percentage" office:value="0.0012301704745723" calcext:value-type="percentage">
            <text:p>0,12%</text:p>
          </table:table-cell>
          <table:table-cell table:style-name="ce43" table:formula="of:=([.K100]-2*[.K99]+[.K98])/([.I99]-[.I98])/([.I100]-[.I99])" office:value-type="float" office:value="0.605883868065419" calcext:value-type="float">
            <text:p>0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99]+[.$J$5]" office:value-type="percentage" office:value="0.0806000000000001" calcext:value-type="percentage">
            <text:p>8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0]);[.F$11]))" office:value-type="percentage" office:value="0.0104902455063653" calcext:value-type="percentage">
            <text:p>1,049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0]);[.F$11];INFO.OBBA.OBBA.OBMAKE(&quot;&quot;;&quot;double&quot;;[.I100]);INFO.OBBA.OBBA.OBMAKE(&quot;&quot;;&quot;double&quot;;1)))" office:value-type="percentage" office:value="0.00120851596887539" calcext:value-type="percentage">
            <text:p>0,12%</text:p>
          </table:table-cell>
          <table:table-cell table:style-name="ce43" table:formula="of:=([.K101]-2*[.K100]+[.K99])/([.I100]-[.I99])/([.I101]-[.I100])" office:value-type="float" office:value="0.583390467530884" calcext:value-type="float">
            <text:p>0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0]+[.$J$5]" office:value-type="percentage" office:value="0.0816000000000001" calcext:value-type="percentage">
            <text:p>8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1]);[.F$11]))" office:value-type="percentage" office:value="0.0105625990310591" calcext:value-type="percentage">
            <text:p>1,056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1]);[.F$11];INFO.OBBA.OBBA.OBMAKE(&quot;&quot;;&quot;double&quot;;[.I101]);INFO.OBBA.OBBA.OBMAKE(&quot;&quot;;&quot;double&quot;;1)))" office:value-type="percentage" office:value="0.00118744485364601" calcext:value-type="percentage">
            <text:p>0,12%</text:p>
          </table:table-cell>
          <table:table-cell table:style-name="ce43" table:formula="of:=([.K102]-2*[.K101]+[.K100])/([.I101]-[.I100])/([.I102]-[.I101])" office:value-type="float" office:value="0.561952280002733" calcext:value-type="float">
            <text:p>0,6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1]+[.$J$5]" office:value-type="percentage" office:value="0.0826000000000001" calcext:value-type="percentage">
            <text:p>8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2]);[.F$11]))" office:value-type="percentage" office:value="0.0106348745685017" calcext:value-type="percentage">
            <text:p>1,063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2]);[.F$11];INFO.OBBA.OBBA.OBMAKE(&quot;&quot;;&quot;double&quot;;[.I102]);INFO.OBBA.OBBA.OBMAKE(&quot;&quot;;&quot;double&quot;;1)))" office:value-type="percentage" office:value="0.00116693569069663" calcext:value-type="percentage">
            <text:p>0,12%</text:p>
          </table:table-cell>
          <table:table-cell table:style-name="ce43" table:formula="of:=([.K103]-2*[.K102]+[.K101])/([.I102]-[.I101])/([.I103]-[.I102])" office:value-type="float" office:value="0.541509958340915" calcext:value-type="float">
            <text:p>0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2]+[.$J$5]" office:value-type="percentage" office:value="0.0836000000000001" calcext:value-type="percentage">
            <text:p>8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3]);[.F$11]))" office:value-type="percentage" office:value="0.0107070708620645" calcext:value-type="percentage">
            <text:p>1,07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3]);[.F$11];INFO.OBBA.OBBA.OBMAKE(&quot;&quot;;&quot;double&quot;;[.I103]);INFO.OBBA.OBBA.OBMAKE(&quot;&quot;;&quot;double&quot;;1)))" office:value-type="percentage" office:value="0.0011469680377056" calcext:value-type="percentage">
            <text:p>0,11%</text:p>
          </table:table-cell>
          <table:table-cell table:style-name="ce43" table:formula="of:=([.K104]-2*[.K103]+[.K102])/([.I103]-[.I102])/([.I104]-[.I103])" office:value-type="float" office:value="0.522008006750847" calcext:value-type="float">
            <text:p>0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3]+[.$J$5]" office:value-type="percentage" office:value="0.0846000000000001" calcext:value-type="percentage">
            <text:p>8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4]);[.F$11]))" office:value-type="percentage" office:value="0.0107791867742694" calcext:value-type="percentage">
            <text:p>1,07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4]);[.F$11];INFO.OBBA.OBBA.OBMAKE(&quot;&quot;;&quot;double&quot;;[.I104]);INFO.OBBA.OBBA.OBMAKE(&quot;&quot;;&quot;double&quot;;1)))" office:value-type="percentage" office:value="0.00112752239272131" calcext:value-type="percentage">
            <text:p>0,11%</text:p>
          </table:table-cell>
          <table:table-cell table:style-name="ce43" table:formula="of:=([.K105]-2*[.K104]+[.K103])/([.I104]-[.I103])/([.I105]-[.I104])" office:value-type="float" office:value="0.503394501008044" calcext:value-type="float">
            <text:p>0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4]+[.$J$5]" office:value-type="percentage" office:value="0.0856000000000001" calcext:value-type="percentage">
            <text:p>8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5]);[.F$11]))" office:value-type="percentage" office:value="0.0108512212785706" calcext:value-type="percentage">
            <text:p>1,08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5]);[.F$11];INFO.OBBA.OBBA.OBMAKE(&quot;&quot;;&quot;double&quot;;[.I105]);INFO.OBBA.OBBA.OBMAKE(&quot;&quot;;&quot;double&quot;;1)))" office:value-type="percentage" office:value="0.00110858014223804" calcext:value-type="percentage">
            <text:p>0,11%</text:p>
          </table:table-cell>
          <table:table-cell table:style-name="ce43" table:formula="of:=([.K106]-2*[.K105]+[.K104])/([.I105]-[.I104])/([.I106]-[.I105])" office:value-type="float" office:value="0.485620830871675" calcext:value-type="float">
            <text:p>0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5]+[.$J$5]" office:value-type="percentage" office:value="0.0866000000000001" calcext:value-type="percentage">
            <text:p>8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6]);[.F$11]))" office:value-type="percentage" office:value="0.0109231734517226" calcext:value-type="percentage">
            <text:p>1,09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6]);[.F$11];INFO.OBBA.OBBA.OBMAKE(&quot;&quot;;&quot;double&quot;;[.I106]);INFO.OBBA.OBBA.OBMAKE(&quot;&quot;;&quot;double&quot;;1)))" office:value-type="percentage" office:value="0.00109012351258563" calcext:value-type="percentage">
            <text:p>0,11%</text:p>
          </table:table-cell>
          <table:table-cell table:style-name="ce43" table:formula="of:=([.K107]-2*[.K106]+[.K105])/([.I106]-[.I105])/([.I107]-[.I106])" office:value-type="float" office:value="0.468641462214938" calcext:value-type="float">
            <text:p>0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6]+[.$J$5]" office:value-type="percentage" office:value="0.0876000000000001" calcext:value-type="percentage">
            <text:p>8,7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7]);[.F$11]))" office:value-type="percentage" office:value="0.0109950424666906" calcext:value-type="percentage">
            <text:p>1,10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7]);[.F$11];INFO.OBBA.OBBA.OBMAKE(&quot;&quot;;&quot;double&quot;;[.I107]);INFO.OBBA.OBBA.OBMAKE(&quot;&quot;;&quot;double&quot;;1)))" office:value-type="percentage" office:value="0.00107213552439544" calcext:value-type="percentage">
            <text:p>0,11%</text:p>
          </table:table-cell>
          <table:table-cell table:style-name="ce43" table:formula="of:=([.K108]-2*[.K107]+[.K106])/([.I107]-[.I106])/([.I108]-[.I107])" office:value-type="float" office:value="0.452413718813292" calcext:value-type="float">
            <text:p>0,5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7]+[.$J$5]" office:value-type="percentage" office:value="0.0886000000000001" calcext:value-type="percentage">
            <text:p>8,8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8]);[.F$11]))" office:value-type="percentage" office:value="0.0110668275860604" calcext:value-type="percentage">
            <text:p>1,10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8]);[.F$11];INFO.OBBA.OBBA.OBMAKE(&quot;&quot;;&quot;double&quot;;[.I108]);INFO.OBBA.OBBA.OBMAKE(&quot;&quot;;&quot;double&quot;;1)))" office:value-type="percentage" office:value="0.00105459994992406" calcext:value-type="percentage">
            <text:p>0,11%</text:p>
          </table:table-cell>
          <table:table-cell table:style-name="ce43" table:formula="of:=([.K109]-2*[.K108]+[.K107])/([.I108]-[.I107])/([.I109]-[.I108])" office:value-type="float" office:value="0.436897580172005" calcext:value-type="float">
            <text:p>0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8]+[.$J$5]" office:value-type="percentage" office:value="0.0896000000000001" calcext:value-type="percentage">
            <text:p>8,9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09]);[.F$11]))" office:value-type="percentage" office:value="0.011138528155911" calcext:value-type="percentage">
            <text:p>1,11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09]);[.F$11];INFO.OBBA.OBBA.OBMAKE(&quot;&quot;;&quot;double&quot;;[.I109]);INFO.OBBA.OBBA.OBMAKE(&quot;&quot;;&quot;double&quot;;1)))" office:value-type="percentage" office:value="0.00103750127303286" calcext:value-type="percentage">
            <text:p>0,10%</text:p>
          </table:table-cell>
          <table:table-cell table:style-name="ce43" table:formula="of:=([.K110]-2*[.K109]+[.K108])/([.I109]-[.I108])/([.I110]-[.I109])" office:value-type="float" office:value="0.422055495600224" calcext:value-type="float">
            <text:p>0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09]+[.$J$5]" office:value-type="percentage" office:value="0.0906000000000001" calcext:value-type="percentage">
            <text:p>9,0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0]);[.F$11]))" office:value-type="percentage" office:value="0.0112101436001144" calcext:value-type="percentage">
            <text:p>1,121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0]);[.F$11];INFO.OBBA.OBBA.OBMAKE(&quot;&quot;;&quot;double&quot;;[.I110]);INFO.OBBA.OBBA.OBMAKE(&quot;&quot;;&quot;double&quot;;1)))" office:value-type="percentage" office:value="0.00102082465163725" calcext:value-type="percentage">
            <text:p>0,10%</text:p>
          </table:table-cell>
          <table:table-cell table:style-name="ce43" table:formula="of:=([.K111]-2*[.K110]+[.K109])/([.I110]-[.I109])/([.I111]-[.I110])" office:value-type="float" office:value="0.407852212387475" calcext:value-type="float">
            <text:p>0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10]+[.$J$5]" office:value-type="percentage" office:value="0.0916000000000001" calcext:value-type="percentage">
            <text:p>9,1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1]);[.F$11]))" office:value-type="percentage" office:value="0.0112816734150315" calcext:value-type="percentage">
            <text:p>1,128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1]);[.F$11];INFO.OBBA.OBBA.OBMAKE(&quot;&quot;;&quot;double&quot;;[.I111]);INFO.OBBA.OBBA.OBMAKE(&quot;&quot;;&quot;double&quot;;1)))" office:value-type="percentage" office:value="0.00100455588245404" calcext:value-type="percentage">
            <text:p>0,10%</text:p>
          </table:table-cell>
          <table:table-cell table:style-name="ce43" table:formula="of:=([.K112]-2*[.K111]+[.K110])/([.I111]-[.I110])/([.I112]-[.I111])" office:value-type="float" office:value="0.394254617725256" calcext:value-type="float">
            <text:p>0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11]+[.$J$5]" office:value-type="percentage" office:value="0.0926000000000001" calcext:value-type="percentage">
            <text:p>9,2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2]);[.F$11]))" office:value-type="percentage" office:value="0.011353117164573" calcext:value-type="percentage">
            <text:p>1,135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2]);[.F$11];INFO.OBBA.OBBA.OBMAKE(&quot;&quot;;&quot;double&quot;;[.I112]);INFO.OBBA.OBBA.OBMAKE(&quot;&quot;;&quot;double&quot;;1)))" office:value-type="percentage" office:value="0.000988681367888546" calcext:value-type="percentage">
            <text:p>0,10%</text:p>
          </table:table-cell>
          <table:table-cell table:style-name="ce43" table:formula="of:=([.K113]-2*[.K112]+[.K111])/([.I112]-[.I111])/([.I113]-[.I112])" office:value-type="float" office:value="0.381231591272019" calcext:value-type="float">
            <text:p>0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12]+[.$J$5]" office:value-type="percentage" office:value="0.0936000000000001" calcext:value-type="percentage">
            <text:p>9,3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3]);[.F$11]))" office:value-type="percentage" office:value="0.0114244744756004" calcext:value-type="percentage">
            <text:p>1,142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3]);[.F$11];INFO.OBBA.OBBA.OBMAKE(&quot;&quot;;&quot;double&quot;;[.I113]);INFO.OBBA.OBBA.OBMAKE(&quot;&quot;;&quot;double&quot;;1)))" office:value-type="percentage" office:value="0.000973188084914326" calcext:value-type="percentage">
            <text:p>0,10%</text:p>
          </table:table-cell>
          <table:table-cell table:style-name="ce43" table:formula="of:=([.K114]-2*[.K113]+[.K112])/([.I113]-[.I112])/([.I114]-[.I113])" office:value-type="float" office:value="0.368753870593277" calcext:value-type="float">
            <text:p>0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13]+[.$J$5]" office:value-type="percentage" office:value="0.0946000000000001" calcext:value-type="percentage">
            <text:p>9,4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4]);[.F$11]))" office:value-type="percentage" office:value="0.0114957450336402" calcext:value-type="percentage">
            <text:p>1,150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4]);[.F$11];INFO.OBBA.OBBA.OBMAKE(&quot;&quot;;&quot;double&quot;;[.I114]);INFO.OBBA.OBBA.OBMAKE(&quot;&quot;;&quot;double&quot;;1)))" office:value-type="percentage" office:value="0.0009580635558107" calcext:value-type="percentage">
            <text:p>0,10%</text:p>
          </table:table-cell>
          <table:table-cell table:style-name="ce43" table:formula="of:=([.K115]-2*[.K114]+[.K113])/([.I114]-[.I113])/([.I115]-[.I114])" office:value-type="float" office:value="0.3567939252571" calcext:value-type="float">
            <text:p>0,4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14]+[.$J$5]" office:value-type="percentage" office:value="0.0956000000000001" calcext:value-type="percentage">
            <text:p>9,5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5]);[.F$11]))" office:value-type="percentage" office:value="0.0115669285788891" calcext:value-type="percentage">
            <text:p>1,157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5]);[.F$11];INFO.OBBA.OBBA.OBMAKE(&quot;&quot;;&quot;double&quot;;[.I115]);INFO.OBBA.OBBA.OBMAKE(&quot;&quot;;&quot;double&quot;;1)))" office:value-type="percentage" office:value="0.00094329582063233" calcext:value-type="percentage">
            <text:p>0,09%</text:p>
          </table:table-cell>
          <table:table-cell table:style-name="ce43" table:formula="of:=([.K116]-2*[.K115]+[.K114])/([.I115]-[.I114])/([.I116]-[.I115])" office:value-type="float" office:value="0.34532584117881" calcext:value-type="float">
            <text:p>0,3</text:p>
          </table:table-cell>
          <table:table-cell table:number-columns-repeated="1012"/>
        </table:table-row>
        <table:table-row table:style-name="ro2">
          <table:table-cell/>
          <table:table-cell table:style-name="ce27" table:number-columns-repeated="7"/>
          <table:table-cell table:style-name="ce28" table:formula="of:=[.I115]+[.$J$5]" office:value-type="percentage" office:value="0.0966000000000001" calcext:value-type="percentage">
            <text:p>9,66%</text:p>
          </table:table-cell>
          <table:table-cell table:style-name="ce42" table:formula="of:=INFO.OBBA.OBBA.OBGET(INFO.OBBA.OBBA.OBCALL(&quot;&quot;;obLibs&amp;&quot;net.finmath.functions.AnalyticFormulas&quot;;[.$G$9];[.F$24:.F$28];[.F$10];INFO.OBBA.OBBA.OBMAKE(&quot;&quot;;&quot;double&quot;;[.I116]);[.F$11]))" office:value-type="percentage" office:value="0.0116380249024898" calcext:value-type="percentage">
            <text:p>1,164%</text:p>
          </table:table-cell>
          <table:table-cell table:style-name="ce28" table:formula="of:=INFO.OBBA.OBBA.OBGET(INFO.OBBA.OBBA.OBCALL(&quot;&quot;;obLibs&amp;&quot;net.finmath.functions.AnalyticFormulas&quot;;&quot;bachelierOptionValue&quot;;;INFO.OBBA.OBBA.OBMAKE(&quot;&quot;;&quot;double&quot;;[.G$10]);INFO.OBBA.OBBA.OBMAKE(&quot;&quot;;&quot;double&quot;;[.J116]);[.F$11];INFO.OBBA.OBBA.OBMAKE(&quot;&quot;;&quot;double&quot;;[.I116]);INFO.OBBA.OBBA.OBMAKE(&quot;&quot;;&quot;double&quot;;1)))" office:value-type="percentage" office:value="0.00092887341129514" calcext:value-type="percentage">
            <text:p>0,09%</text:p>
          </table:table-cell>
          <table:table-cell table:style-name="ce27"/>
          <table:table-cell table:number-columns-repeated="1012"/>
        </table:table-row>
        <table:table-row table:style-name="ro2" table:number-rows-repeated="113">
          <table:table-cell/>
          <table:table-cell table:style-name="ce27" table:number-columns-repeated="7"/>
          <table:table-cell table:number-columns-repeated="1016"/>
        </table:table-row>
        <table:table-row table:style-name="ro2" table:number-rows-repeated="2">
          <table:table-cell table:number-columns-repeated="4"/>
          <table:table-cell table:style-name="ce27" table:number-columns-repeated="3"/>
          <table:table-cell table:number-columns-repeated="1017"/>
        </table:table-row>
        <table:table-row table:style-name="ro2" table:number-rows-repeated="10483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  <table:named-expression table:name="SHARED_FORMULA_10_54_10_54_5" table:base-cell-address="$'Load Libs'.$A$1" table:expression="VLOOKUP(#REF!;INDIRECT(#REF!);2;FALSE())/100)))))))))))))))))))))))))))))))))))))))))))))))))))))))))))))))))))))))))))))))))))))))))))))))))))"/>
        <table:named-expression table:name="SHARED_FORMULA_11_54_11_54_5" table:base-cell-address="$'Load Libs'.$A$1" table:expression="VLOOKUP(#REF!;INDIRECT(#REF!);2;FALSE())/100)))))))))))))))))))))))))))))))))))))))))))))))))))))))))))))))))))))))))))))))))))))))))))))))))))"/>
        <table:named-expression table:name="SHARED_FORMULA_12_54_12_54_5" table:base-cell-address="$'Load Libs'.$A$1" table:expression="VLOOKUP(#REF!;INDIRECT(#REF!);2;FALSE())/100)))))))))))))))))))))))))))))))))))))))))))))))))))))))))))))))))))))))))))))))))))))))))))))))))))"/>
        <table:named-expression table:name="SHARED_FORMULA_13_54_13_54_5" table:base-cell-address="$'Load Libs'.$A$1" table:expression="VLOOKUP(#REF!;INDIRECT(#REF!);2;FALSE())/100)))))))))))))))))))))))))))))))))))))))))))))))))))))))))))))))))))))))))))))))))))))))))))))))))))"/>
        <table:named-expression table:name="SHARED_FORMULA_14_54_14_54_5" table:base-cell-address="$'Load Libs'.$A$1" table:expression="VLOOKUP(#REF!;INDIRECT(#REF!);2;FALSE())/100)))))))))))))))))))))))))))))))))))))))))))))))))))))))))))))))))))))))))))))))))))))))))))))))))))"/>
        <table:named-expression table:name="SHARED_FORMULA_15_54_15_54_5" table:base-cell-address="$'Load Libs'.$A$1" table:expression="VLOOKUP(#REF!;INDIRECT(#REF!);2;FALSE())/100)))))))))))))))))))))))))))))))))))))))))))))))))))))))))))))))))))))))))))))))))))))))))))))))))))"/>
        <table:named-expression table:name="SHARED_FORMULA_2_54_2_54_5" table:base-cell-address="$'Load Libs'.$A$1" table:expression="VLOOKUP(#REF!;INDIRECT(#REF!);2;FALSE())/100)))))))))))))))))))))))))))))))))))))))))))))))))))))))))))))))))))))))))))))))))))))))))))))))))))"/>
        <table:named-expression table:name="SHARED_FORMULA_3_54_3_54_5" table:base-cell-address="$'Load Libs'.$A$1" table:expression="VLOOKUP(#REF!;INDIRECT(#REF!);2;FALSE())/100)))))))))))))))))))))))))))))))))))))))))))))))))))))))))))))))))))))))))))))))))))))))))))))))))))"/>
        <table:named-expression table:name="SHARED_FORMULA_4_54_4_54_5" table:base-cell-address="$'Load Libs'.$A$1" table:expression="VLOOKUP(#REF!;INDIRECT(#REF!);2;FALSE())/100)))))))))))))))))))))))))))))))))))))))))))))))))))))))))))))))))))))))))))))))))))))))))))))))))))"/>
        <table:named-expression table:name="SHARED_FORMULA_5_54_5_54_5" table:base-cell-address="$'Load Libs'.$A$1" table:expression="VLOOKUP(#REF!;INDIRECT(#REF!);2;FALSE())/100)))))))))))))))))))))))))))))))))))))))))))))))))))))))))))))))))))))))))))))))))))))))))))))))))))"/>
        <table:named-expression table:name="SHARED_FORMULA_6_54_6_54_5" table:base-cell-address="$'Load Libs'.$A$1" table:expression="VLOOKUP(#REF!;INDIRECT(#REF!);2;FALSE())/100)))))))))))))))))))))))))))))))))))))))))))))))))))))))))))))))))))))))))))))))))))))))))))))))))))"/>
        <table:named-expression table:name="SHARED_FORMULA_7_54_7_54_5" table:base-cell-address="$'Load Libs'.$A$1" table:expression="VLOOKUP(#REF!;INDIRECT(#REF!);2;FALSE())/100)))))))))))))))))))))))))))))))))))))))))))))))))))))))))))))))))))))))))))))))))))))))))))))))))))"/>
        <table:named-expression table:name="SHARED_FORMULA_8_54_8_54_5" table:base-cell-address="$'Load Libs'.$A$1" table:expression="VLOOKUP(#REF!;INDIRECT(#REF!);2;FALSE())/100)))))))))))))))))))))))))))))))))))))))))))))))))))))))))))))))))))))))))))))))))))))))))))))))))))"/>
        <table:named-expression table:name="SHARED_FORMULA_9_54_9_54_5" table:base-cell-address="$'Load Libs'.$A$1" table:expression="VLOOKUP(#REF!;INDIRECT(#REF!);2;FALSE())/100))))))))))))))))))))))))))))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1" loext:min-decimal-places="1" number:min-integer-digits="1"/>
    </number:number-style>
    <number:percentage-style style:name="N141">
      <number:number number:decimal-places="1" loext:min-decimal-places="1" number:min-integer-digits="1"/>
      <number:text>%</number:text>
    </number:percentage-style>
    <number:percentage-style style:name="N142">
      <number:number number:decimal-places="3" loext:min-decimal-places="3" number:min-integer-digits="1"/>
      <number:text>%</number:text>
    </number:percentage-style>
    <number:percentage-style style:name="N143">
      <number:number number:decimal-places="5" loext:min-decimal-places="5" number:min-integer-digits="1"/>
      <number:text>%</number:text>
    </number:percentage-style>
    <number:number-style style:name="N144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45">
      <number:number number:decimal-places="4" loext:min-decimal-places="4" number:min-integer-digits="1"/>
      <number:text>%</number:text>
    </number:percentage-style>
    <number:currency-style style:name="N14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7P0"/>
    </number:currency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DM</number:text>
    </number:number-style>
    <number:number-style style:name="N17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DM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DM</number:text>
    </number:number-style>
    <number:number-style style:name="N174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DM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5P0"/>
    </number:number-style>
    <number:number-style style:name="N179P0" style:volatile="true">
      <number:number number:decimal-places="0" loext:min-decimal-places="0" number:min-integer-digits="1" number:grouping="true"/>
      <number:text> DM </number:text>
    </number:number-style>
    <number:number-style style:name="N17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79P2" style:volatile="true">
      <number:text> - DM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0" loext:min-decimal-places="0" number:min-integer-digits="1" number:grouping="true"/>
      <number:text>       </number:text>
    </number:number-style>
    <number:number-style style:name="N18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3P2" style:volatile="true">
      <number:text> -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loext:min-decimal-places="2" number:min-integer-digits="1" number:grouping="true"/>
      <number:text> DM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87P2" style:volatile="true">
      <number:text>-</number:text>
      <number:number number:decimal-places="0" loext:min-decimal-places="0" number:min-integer-digits="0"/>
      <number:text>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     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1P2" style:volatile="true">
      <number:text>-</number:text>
      <number:number number:decimal-places="0" loext:min-decimal-places="0" number:min-integer-digits="0"/>
      <number:text>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9" loext:min-decimal-places="9" number:min-integer-digits="1"/>
    </number:number-style>
    <number:number-style style:name="N193">
      <number:number number:decimal-places="8" loext:min-decimal-places="8" number:min-integer-digits="1"/>
    </number:number-style>
    <number:number-style style:name="N194">
      <number:number number:decimal-places="7" loext:min-decimal-places="7" number:min-integer-digits="1"/>
    </number:number-style>
    <number:number-style style:name="N195">
      <number:number number:decimal-places="6" loext:min-decimal-places="6" number:min-integer-digits="1"/>
    </number:number-style>
    <number:percentage-style style:name="N196">
      <number:number number:decimal-places="15" loext:min-decimal-places="15" number:min-integer-digits="1"/>
      <number:text>%</number:text>
    </number:percentage-style>
    <number:number-style style:name="N197">
      <number:number number:decimal-places="3" loext:min-decimal-places="3" number:min-integer-digits="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€ </number:text>
      <number:number number:decimal-places="0" loext:min-decimal-places="0" number:min-integer-digits="1" number:grouping="true"/>
    </number:number-style>
    <number:number-style style:name="N201">
      <number:text>-€ 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text>€ </number:text>
      <number:number number:decimal-places="0" loext:min-decimal-places="0" number:min-integer-digits="1" number:grouping="true"/>
    </number:number-style>
    <number:number-style style:name="N20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4P0" style:volatile="true">
      <number:text>€ </number:text>
      <number:number number:decimal-places="2" loext:min-decimal-places="2" number:min-integer-digits="1" number:grouping="true"/>
    </number:number-style>
    <number:number-style style:name="N204">
      <number:text>-€ 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text>€ </number:text>
      <number:number number:decimal-places="2" loext:min-decimal-places="2" number:min-integer-digits="1" number:grouping="true"/>
    </number:number-style>
    <number:number-style style:name="N205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0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09P2" style:volatile="true">
      <number:text> €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0" loext:min-decimal-places="0" number:min-integer-digits="1" number:grouping="true"/>
      <number:text> </number:text>
    </number:number-style>
    <number:number-style style:name="N21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15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15P2" style:volatile="true">
      <number:text> € -</number:text>
      <number:number number:decimal-places="0" loext:min-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2" loext:min-decimal-places="2" number:min-integer-digits="1" number:grouping="true"/>
      <number:text> </number:text>
    </number:number-style>
    <number:number-style style:name="N21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7P2" style:volatile="true"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loext:min-decimal-places="2" number:min-integer-digits="1" number:grouping="true"/>
      <number:text>   </number:text>
    </number:number-style>
    <number:number-style style:name="N221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1P2" style:volatile="true">
      <number:text>-</number:text>
      <number:number number:decimal-places="0" loext:min-decimal-places="0" number:min-integer-digits="0"/>
      <number:text>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text>$</number:text>
      <number:number number:decimal-places="2" loext:min-decimal-places="2" number:min-integer-digits="1" number:grouping="true"/>
    </number:number-style>
    <number:number-style style:name="N223">
      <number:number number:decimal-places="2" loext:min-decimal-places="2" number:min-integer-digits="1"/>
      <number:text> </number:text>
    </number:number-style>
    <number:number-style style:name="N225P0" style:volatile="true">
      <number:number number:decimal-places="1" loext:min-decimal-places="1" number:min-integer-digits="1" number:grouping="true"/>
    </number:number-style>
    <number:number-style style:name="N225">
      <number:number number:decimal-places="1" loext:min-decimal-places="1" number:min-integer-digits="1" number:grouping="true"/>
      <style:map style:condition="value()&gt;=0" style:apply-style-name="N225P0"/>
    </number:number-style>
    <number:number-style style:name="N227P0" style:volatile="true">
      <number:text>+</number:text>
      <number:number number:decimal-places="2" loext:min-decimal-places="2" number:min-integer-digits="1" number:grouping="true"/>
    </number:number-style>
    <number:number-style style:name="N227">
      <number:text>-</number:text>
      <number:number number:decimal-places="2" loext:min-decimal-places="2" number:min-integer-digits="1" number:grouping="true"/>
      <style:map style:condition="value()&gt;=0" style:apply-style-name="N227P0"/>
    </number:number-style>
    <number:date-style style:name="N229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9">
      <number:text-content/>
      <style:map style:condition="value()&lt;=1.79769313486232E+308" style:apply-style-name="N229P0"/>
    </number:text-style>
    <number:percentage-style style:name="N230">
      <number:number number:decimal-places="9" loext:min-decimal-places="9" number:min-integer-digits="1"/>
      <number:text>%</number:text>
    </number:percentage-style>
    <number:number-style style:name="N231">
      <number:number number:decimal-places="4" loext:min-decimal-places="4" number:min-integer-digits="1" number:grouping="true"/>
    </number:number-style>
    <number:date-style style:name="N232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3P0"/>
    </number:number-style>
    <number:text-style style:name="N234">
      <number:text-content/>
      <number:text> ($)</number:text>
    </number:text-style>
    <number:text-style style:name="N235">
      <number:text-content/>
      <number:text> (%)</number:text>
    </number:text-style>
    <number:text-style style:name="N236">
      <number:text-content/>
      <number:text> (£)</number:text>
    </number:text-style>
    <number:text-style style:name="N237">
      <number:text-content/>
      <number:text> (¥)</number:text>
    </number:text-style>
    <number:text-style style:name="N238">
      <number:text-content/>
      <number:text> (€)</number:text>
    </number:text-style>
    <number:text-style style:name="N239">
      <number:text-content/>
      <number:text> (x)</number:text>
    </number:text-style>
    <number:number-style style:name="N242P0" style:volatile="true">
      <number:number number:decimal-places="1" loext:min-decimal-places="1" number:min-integer-digits="1"/>
      <number:text> %</number:text>
    </number:number-style>
    <number:number-style style:name="N242P1" style:volatile="true">
      <number:text>(</number:text>
      <number:number number:decimal-places="1" loext:min-decimal-places="1" number:min-integer-digits="1"/>
      <number:text>)%</number:text>
    </number:number-style>
    <number:number-style style:name="N242P2" style:volatile="true">
      <number:number number:decimal-places="1" loext:min-decimal-places="1" number:min-integer-digits="1"/>
      <number:text> %</number:text>
    </number:number-style>
    <number:text-style style:name="N242">
      <number:text-content/>
      <number:text>   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1" loext:min-decimal-places="1" number:min-integer-digits="1" number:grouping="true"/>
      <number:text>    </number:text>
    </number:number-style>
    <number:number-style style:name="N246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6P2" style:volatile="true">
      <number:number number:decimal-places="1" loext:min-decimal-places="1" number:min-integer-digits="1"/>
      <number:text>    </number:text>
    </number:number-style>
    <number:text-style style:name="N246">
      <number:text-content/>
      <number:text>   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1" loext:min-decimal-places="1" number:min-integer-digits="1" number:grouping="true"/>
      <number:text>  </number:text>
    </number:number-style>
    <number:number-style style:name="N250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0P2" style:volatile="true">
      <number:number number:decimal-places="1" loext:min-decimal-places="1" number:min-integer-digits="1"/>
      <number:text>  </number:text>
    </number:number-style>
    <number:text-style style:name="N250">
      <number:text-content/>
      <number:text>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number number:decimal-places="1" loext:min-decimal-places="1" number:min-integer-digits="1" number:grouping="true"/>
      <number:text>    </number:text>
    </number:number-style>
    <number:number-style style:name="N252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2P2" style:volatile="true">
      <number:number number:decimal-places="1" loext:min-decimal-places="1" number:min-integer-digits="1"/>
      <number:text>    </number:text>
    </number:number-style>
    <number:text-style style:name="N252">
      <number:text-content/>
      <number:text>   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1" loext:min-decimal-places="1" number:min-integer-digits="1" number:grouping="true"/>
      <number:text>      </number:text>
    </number:number-style>
    <number:number-style style:name="N256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6P2" style:volatile="true">
      <number:number number:decimal-places="1" loext:min-decimal-places="1" number:min-integer-digits="1"/>
      <number:text>      </number:text>
    </number:number-style>
    <number:text-style style:name="N256">
      <number:text-content/>
      <number:text>     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number number:decimal-places="1" loext:min-decimal-places="1" number:min-integer-digits="1" number:grouping="true"/>
      <number:text>        </number:text>
    </number:number-style>
    <number:number-style style:name="N260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0P2" style:volatile="true">
      <number:number number:decimal-places="1" loext:min-decimal-places="1" number:min-integer-digits="1"/>
      <number:text>        </number:text>
    </number:number-style>
    <number:text-style style:name="N260">
      <number:text-content/>
      <number:text>       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2" loext:min-decimal-places="2" number:min-integer-digits="1" number:grouping="true"/>
      <number:text>  </number:text>
    </number:number-style>
    <number:number-style style:name="N264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4P2" style:volatile="true">
      <number:number number:decimal-places="2" loext:min-decimal-places="2" number:min-integer-digits="1"/>
      <number:text>  </number:text>
    </number:number-style>
    <number:text-style style:name="N264">
      <number:text-content/>
      <number:text> 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number:number number:decimal-places="2" loext:min-decimal-places="2" number:min-integer-digits="1" number:grouping="true"/>
      <number:text>  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67P2" style:volatile="true">
      <number:number number:decimal-places="0" loext:min-decimal-places="0" number:min-integer-digits="1"/>
      <number:text>    </number:text>
    </number:number-style>
    <number:text-style style:name="N267">
      <number:text-content/>
      <number:text>  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number number:decimal-places="2" loext:min-decimal-places="2" number:min-integer-digits="1" number:grouping="true"/>
      <number:text>      </number:text>
    </number:number-style>
    <number:number-style style:name="N271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1P2" style:volatile="true">
      <number:number number:decimal-places="2" loext:min-decimal-places="2" number:min-integer-digits="1"/>
      <number:text>      </number:text>
    </number:number-style>
    <number:text-style style:name="N271">
      <number:text-content/>
      <number:text>     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number number:decimal-places="2" loext:min-decimal-places="2" number:min-integer-digits="1" number:grouping="true"/>
      <number:text>        </number:text>
    </number:number-style>
    <number:number-style style:name="N275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5P2" style:volatile="true">
      <number:number number:decimal-places="2" loext:min-decimal-places="2" number:min-integer-digits="1"/>
      <number:text>        </number:text>
    </number:number-style>
    <number:text-style style:name="N275">
      <number:text-content/>
      <number:text>       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number number:decimal-places="0" loext:min-decimal-places="0" number:min-integer-digits="1" number:grouping="true"/>
      <number:text>  </number:text>
    </number:number-style>
    <number:number-style style:name="N279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79P2" style:volatile="true">
      <number:number number:decimal-places="0" loext:min-decimal-places="0" number:min-integer-digits="1"/>
      <number:text>  </number:text>
    </number:number-style>
    <number:text-style style:name="N279">
      <number:text-content/>
      <number:text>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loext:min-decimal-places="0" number:min-integer-digits="1" number:grouping="true"/>
      <number:text>    </number:text>
    </number:number-style>
    <number:number-style style:name="N281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1P2" style:volatile="true">
      <number:number number:decimal-places="0" loext:min-decimal-places="0" number:min-integer-digits="1"/>
      <number:text>    </number:text>
    </number:number-style>
    <number:text-style style:name="N281">
      <number:text-content/>
      <number:text>   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5P0" style:volatile="true">
      <number:number number:decimal-places="0" loext:min-decimal-places="0" number:min-integer-digits="1" number:grouping="true"/>
      <number:text>      </number:text>
    </number:number-style>
    <number:number-style style:name="N285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5P2" style:volatile="true">
      <number:number number:decimal-places="0" loext:min-decimal-places="0" number:min-integer-digits="1"/>
      <number:text>      </number:text>
    </number:number-style>
    <number:text-style style:name="N285">
      <number:text-content/>
      <number:text>  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0" loext:min-decimal-places="0" number:min-integer-digits="1" number:grouping="true"/>
      <number:text>        </number:text>
    </number:number-style>
    <number:number-style style:name="N289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89P2" style:volatile="true">
      <number:number number:decimal-places="0" loext:min-decimal-places="0" number:min-integer-digits="1"/>
      <number:text>        </number:text>
    </number:number-style>
    <number:text-style style:name="N289">
      <number:text-content/>
      <number:text>       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number number:decimal-places="1" loext:min-decimal-places="1" number:min-integer-digits="1" number:grouping="true"/>
      <number:text> </number:text>
    </number:number-style>
    <number:number-style style:name="N291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number number:decimal-places="1" loext:min-decimal-places="1" number:min-integer-digits="1" number:grouping="true"/>
      <number:text> </number:text>
    </number:number-style>
    <number:number-style style:name="N29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3P2" style:volatile="true">
      <number:number number:decimal-places="1" loext:min-decimal-places="1" number:min-integer-digits="1" number:grouping="true"/>
      <number:text>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5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5P0"/>
    </number:number-style>
    <number:number-style style:name="N297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297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297P0"/>
    </number:number-style>
    <number:number-style style:name="N30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0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0P2" style:volatile="true">
      <number:text>$ </number:text>
      <number:number number:decimal-places="2" loext:min-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2" loext:min-decimal-places="2" number:min-integer-digits="1" number:grouping="true"/>
      <number:text> </number:text>
    </number:number-style>
    <number:number-style style:name="N30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2P2" style:volatile="true">
      <number:number number:decimal-places="2" loext:min-decimal-places="2" number:min-integer-digits="1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6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6P2" style:volatile="true">
      <number:text>€ </number:text>
      <number:number number:decimal-places="2" loext:min-decimal-places="2" number:min-integer-digits="1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1" loext:min-decimal-places="1" number:min-integer-digits="1" number:grouping="true"/>
      <number:text> x</number:text>
    </number:number-style>
    <number:number-style style:name="N308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08P0"/>
    </number:number-style>
    <number:number-style style:name="N312P0" style:volatile="true">
      <number:number number:decimal-places="0" loext:min-decimal-places="0" number:min-integer-digits="1" number:grouping="true"/>
      <number:text> x</number:text>
    </number:number-style>
    <number:number-style style:name="N312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2P2" style:volatile="true">
      <number:number number:decimal-places="0" loext:min-decimal-places="0" number:min-integer-digits="1"/>
      <number:text> x</number:text>
    </number:number-style>
    <number:text-style style:name="N312">
      <number:text-content/>
      <number:text>  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number number:decimal-places="1" loext:min-decimal-places="1" number:min-integer-digits="1" number:grouping="true"/>
      <number:text>   </number:text>
    </number:number-style>
    <number:number-style style:name="N314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4P0"/>
    </number:number-style>
    <number:number-style style:name="N317P0" style:volatile="true">
      <number:number number:decimal-places="0" loext:min-decimal-places="0" number:min-integer-digits="1" number:grouping="true"/>
      <number:text>   </number:text>
    </number:number-style>
    <number:number-style style:name="N317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7P2" style:volatile="true">
      <number:number number:decimal-places="0" loext:min-decimal-places="0" number:min-integer-digits="1"/>
      <number:text>   </number:text>
    </number:number-style>
    <number:text-style style:name="N317">
      <number:text-content/>
      <number:text>  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8P0" style:volatile="true">
      <number:number number:decimal-places="1" loext:min-decimal-places="1" number:min-integer-digits="1"/>
      <number:text> %</number:text>
    </number:number-style>
    <number:number-style style:name="N318">
      <number:text>(</number:text>
      <number:number number:decimal-places="1" loext:min-decimal-places="1" number:min-integer-digits="1"/>
      <number:text>)%</number:text>
      <style:map style:condition="value()&gt;=0" style:apply-style-name="N318P0"/>
    </number:number-style>
    <number:number-style style:name="N319P0" style:volatile="true">
      <number:number number:decimal-places="1" loext:min-decimal-places="1" number:min-integer-digits="1" number:grouping="true"/>
      <number:text>    </number:text>
    </number:number-style>
    <number:number-style style:name="N319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19P0"/>
    </number:number-style>
    <number:number-style style:name="N3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1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1">
      <number:text>-</number:text>
      <style:map style:condition="value()&gt;0" style:apply-style-name="N321P0"/>
      <style:map style:condition="value()&lt;0" style:apply-style-name="N321P1"/>
    </number:number-style>
    <number:date-style style:name="N322">
      <number:month number:style="long"/>
      <number:text>.</number:text>
      <number:day number:style="long"/>
      <number:text>.</number:text>
      <number:year number:style="long"/>
    </number:date-style>
    <number:number-style style:name="N326P0" style:volatile="true">
      <number:number number:decimal-places="0" loext:min-decimal-places="0" number:min-integer-digits="1" number:grouping="true"/>
      <number:text> F </number:text>
    </number:number-style>
    <number:number-style style:name="N3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6P2" style:volatile="true">
      <number:text> - F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loext:min-decimal-places="2" number:min-integer-digits="1" number:grouping="true"/>
      <number:text> F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0P2" style:volatile="true">
      <number:text>-</number:text>
      <number:number number:decimal-places="0" loext:min-decimal-places="0" number:min-integer-digits="0"/>
      <number:text> F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 </number:text>
    </number:number-style>
    <number:number-style style:name="N334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4P2" style:volatile="true">
      <number:text> - 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loext:min-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6P2" style:volatile="true"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number number:decimal-places="0" loext:min-decimal-places="0" number:min-integer-digits="1" number:grouping="true"/>
      <number:text>    </number:text>
    </number:number-style>
    <number:number-style style:name="N33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38P2" style:volatile="true">
      <number:text>-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0" loext:min-decimal-places="0" number:min-integer-digits="1" number:grouping="true"/>
      <number:text> F </number:text>
    </number:number-style>
    <number:number-style style:name="N340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40P2" style:volatile="true">
      <number:text>- F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2P0" style:volatile="true">
      <number:number number:decimal-places="0" loext:min-decimal-places="0" number:min-integer-digits="1" number:grouping="true"/>
      <number:text>  </number:text>
    </number:number-style>
    <number:number-style style:name="N342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42P2" style:volatile="true">
      <number:text>- 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">
      <number:number number:decimal-places="11" loext:min-decimal-places="11" number:min-integer-digits="1"/>
    </number:number-style>
    <number:percentage-style style:name="N344">
      <number:number number:decimal-places="6" loext:min-decimal-places="6" number:min-integer-digits="1"/>
      <number:text>%</number:text>
    </number:percentage-style>
    <number:number-style style:name="N346P0" style:volatile="true">
      <number:number number:decimal-places="0" loext:min-decimal-places="0" number:min-integer-digits="1" number:grouping="true"/>
      <number:text> € </number:text>
    </number:number-style>
    <number:number-style style:name="N34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46P2" style:volatile="true">
      <number:text>- €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0" loext:min-decimal-places="0" number:min-integer-digits="1" number:grouping="true"/>
      <number:text> </number:text>
    </number:number-style>
    <number:number-style style:name="N34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48P2" style:volatile="true">
      <number:text>-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P0" style:volatile="true">
      <number:number number:decimal-places="2" loext:min-decimal-places="2" number:min-integer-digits="1" number:grouping="true"/>
      <number:text> </number:text>
    </number:number-style>
    <number:number-style style:name="N34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9P2" style:volatile="true">
      <number:text>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text>£</number:text>
      <number:number number:decimal-places="0" loext:min-decimal-places="0" number:min-integer-digits="1" number:grouping="true"/>
    </number:number-style>
    <number:number-style style:name="N351">
      <number:text>-£</number:text>
      <number:number number:decimal-places="0" loext:min-decimal-places="0" number:min-integer-digits="1" number:grouping="true"/>
      <style:map style:condition="value()&gt;=0" style:apply-style-name="N351P0"/>
    </number:number-style>
    <number:number-style style:name="N352P0" style:volatile="true">
      <number:text>£</number:text>
      <number:number number:decimal-places="0" loext:min-decimal-places="0" number:min-integer-digits="1" number:grouping="true"/>
    </number:number-style>
    <number:number-style style:name="N35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52P0"/>
    </number:number-style>
    <number:number-style style:name="N354P0" style:volatile="true">
      <number:text>£</number:text>
      <number:number number:decimal-places="2" loext:min-decimal-places="2" number:min-integer-digits="1" number:grouping="true"/>
    </number:number-style>
    <number:number-style style:name="N354">
      <number:text>-£</number:text>
      <number:number number:decimal-places="2" loext:min-decimal-places="2" number:min-integer-digits="1" number:grouping="true"/>
      <style:map style:condition="value()&gt;=0" style:apply-style-name="N354P0"/>
    </number:number-style>
    <number:number-style style:name="N355P0" style:volatile="true">
      <number:text>£</number:text>
      <number:number number:decimal-places="2" loext:min-decimal-places="2" number:min-integer-digits="1" number:grouping="true"/>
    </number:number-style>
    <number:number-style style:name="N35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55P0"/>
    </number:number-style>
    <number:number-style style:name="N35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5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59P2" style:volatile="true">
      <number:text> £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6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63P2" style:volatile="true">
      <number:text> £-</number:text>
      <number:number number:decimal-places="0" loext:min-decimal-places="0" number:min-integer-digits="0"/>
      <number:text>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6P0" style:volatile="true">
      <number:number number:decimal-places="0" loext:min-decimal-places="0" number:min-integer-digits="1" number:grouping="true"/>
      <number:text>   </number:text>
    </number:number-style>
    <number:number-style style:name="N36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66P2" style:volatile="true">
      <number:text>-  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70P0" style:volatile="true">
      <number:number number:decimal-places="2" loext:min-decimal-places="2" number:min-integer-digits="1" number:grouping="true"/>
      <number:text>€ </number:text>
    </number:number-style>
    <number:number-style style:name="N37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70P2" style:volatile="true">
      <number:text>-</number:text>
      <number:number number:decimal-places="0" loext:min-decimal-places="0" number:min-integer-digits="0"/>
      <number:text>€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number number:decimal-places="0" loext:min-decimal-places="0" number:min-integer-digits="1" number:grouping="true"/>
      <number:text>€ </number:text>
    </number:number-style>
    <number:number-style style:name="N37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74P2" style:volatile="true">
      <number:text>-€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">
      <number:number number:decimal-places="3" loext:min-decimal-places="3" number:min-integer-digits="1" number:grouping="true"/>
    </number:number-style>
    <number:number-style style:name="N376">
      <number:number number:decimal-places="5" loext:min-decimal-places="5" number:min-integer-digits="1" number:grouping="true"/>
    </number:number-style>
    <number:number-style style:name="N377">
      <number:number number:decimal-places="6" loext:min-decimal-places="6" number:min-integer-digits="1" number:grouping="true"/>
    </number:number-style>
    <number:number-style style:name="N378">
      <number:number number:decimal-places="7" loext:min-decimal-places="7" number:min-integer-digits="1" number:grouping="true"/>
    </number:number-style>
    <number:number-style style:name="N379">
      <number:number number:decimal-places="8" loext:min-decimal-places="8" number:min-integer-digits="1" number:grouping="true"/>
    </number:number-style>
    <number:number-style style:name="N380">
      <number:number number:decimal-places="9" loext:min-decimal-places="9" number:min-integer-digits="1" number:grouping="true"/>
    </number:number-style>
    <number:number-style style:name="N381">
      <number:number number:decimal-places="10" loext:min-decimal-places="10" number:min-integer-digits="1" number:grouping="true"/>
    </number:number-style>
    <number:number-style style:name="N382">
      <number:number number:decimal-places="11" loext:min-decimal-places="11" number:min-integer-digits="1" number:grouping="true"/>
    </number:number-style>
    <number:number-style style:name="N383">
      <number:number number:decimal-places="12" loext:min-decimal-places="12" number:min-integer-digits="1" number:grouping="true"/>
    </number:number-style>
    <number:percentage-style style:name="N384">
      <number:number number:decimal-places="7" loext:min-decimal-places="7" number:min-integer-digits="1"/>
      <number:text>%</number:text>
    </number:percentage-style>
    <number:percentage-style style:name="N385">
      <number:number number:decimal-places="8" loext:min-decimal-places="8" number:min-integer-digits="1"/>
      <number:text>%</number:text>
    </number:percentage-style>
    <number:percentage-style style:name="N386">
      <number:number number:decimal-places="10" loext:min-decimal-places="10" number:min-integer-digits="1"/>
      <number:text>%</number:text>
    </number:percentage-style>
    <number:number-style style:name="N387">
      <number:number number:decimal-places="10" loext:min-decimal-places="10" number:min-integer-digits="1"/>
    </number:number-style>
    <number:percentage-style style:name="N388">
      <number:number number:decimal-places="2" loext:min-decimal-places="2" number:min-integer-digits="1"/>
      <number:text>%</number:text>
    </number:percentage-style>
    <number:number-style style:name="N389">
      <number:number number:decimal-places="13" loext:min-decimal-places="13" number:min-integer-digits="1"/>
    </number:number-style>
    <number:number-style style:name="N390">
      <number:number number:decimal-places="12" loext:min-decimal-places="12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lt;=1.79769313486232E+308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lt;=1.79769313486232E+308" style:apply-style-name="N20145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7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.00.0000</text:date>, <text:time style:data-style-name="N2" text:time-value="10:35:37.95688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0:36:14.300450000</dc:date>
    <meta:generator>LibreOffice/5.2.4.2$MacOSX_X86_64 LibreOffice_project/3d5603e1122f0f102b62521720ab13a38a4e0eb0</meta:generator>
    <meta:editing-duration>P4DT6H6M8S</meta:editing-duration>
    <meta:editing-cycles>160</meta:editing-cycles>
    <meta:document-statistic meta:table-count="2" meta:cell-count="584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42">
      <number:number number:decimal-places="3" loext:min-decimal-places="3" number:min-integer-digits="1"/>
      <number:text>%</number:text>
    </number:percentage-style>
    <number:percentage-style style:name="N388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88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4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8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88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3.273cm" svg:y="0.275cm" chart:style-name="ch2">
          <text:p>Normal Volatility</text:p>
        </chart:title>
        <chart:legend chart:legend-position="bottom" svg:x="1.932cm" svg:y="5.726cm" style:legend-expansion="wide" chart:style-name="ch3"/>
        <chart:plot-area chart:style-name="ch4" table:cell-range-address="'Displaced SABRModel Normal'.I7:'Displaced SABRModel Normal'.J116 'Displaced SABRModel Normal'.J6:'Displaced SABRModel Normal'.J6 'Displaced SABRModel Normal'.B5:'Displaced SABRModel Normal'.B5 'Displaced SABRModel Normal'.C7:'Displaced SABRModel Normal'.C15" chart:data-source-has-labels="row" svg:x="0.2cm" svg:y="1.204cm" svg:width="9.601cm" svg:height="4.382cm">
          <chartooo:coordinate-region svg:x="0.752cm" svg:y="1.402cm" svg:width="8.457cm" svg:height="3.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isplaced SABRModel Normal'.J7:'Displaced SABRModel Normal'.J116" chart:label-cell-address="'Displaced SABRModel Normal'.J6:'Displaced SABRModel Normal'.J6" chart:class="chart:scatter">
            <chart:domain table:cell-range-address="'Displaced SABRModel Normal'.I7:'Displaced SABRModel Normal'.I116"/>
            <chart:data-point chart:repeated="110"/>
          </chart:series>
          <chart:series chart:style-name="ch9" chart:values-cell-range-address="'Displaced SABRModel Normal'.C7:'Displaced SABRModel Normal'.C15" chart:label-cell-address="'Displaced SABRModel Normal'.B5:'Displaced SABRModel Normal'.B5" chart:class="chart:scatter">
            <chart:domain table:cell-range-address="'Displaced SABRModel Normal'.D7:'Displaced SABRModel Normal'.D15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normal vol SABR approximation</text:p>
                <draw:g>
                  <svg:desc>'Displaced SABRModel Normal'.J6:'Displaced SABRModel Normal'.J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input implied volatilities</text:p>
                <draw:g>
                  <svg:desc>'Displaced SABRModel Normal'.B5:'Displaced SABRModel Normal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24">
                <text:p>-0.0124</text:p>
                <draw:g>
                  <svg:desc>'Displaced SABRModel Normal'.I7:'Displaced SABRModel Normal'.I116</svg:desc>
                </draw:g>
              </table:table-cell>
              <table:table-cell office:value-type="float" office:value="0.00627041120871593">
                <text:p>0.00627041120871593</text:p>
                <draw:g>
                  <svg:desc>'Displaced SABRModel Normal'.J7:'Displaced SABRModel Normal'.J116</svg:desc>
                </draw:g>
              </table:table-cell>
              <table:table-cell office:value-type="float" office:value="-0.0024">
                <text:p>-0.0024</text:p>
                <draw:g>
                  <svg:desc>'Displaced SABRModel Normal'.D7:'Displaced SABRModel Normal'.D15</svg:desc>
                </draw:g>
              </table:table-cell>
              <table:table-cell office:value-type="float" office:value="0.0059">
                <text:p>0.0059</text:p>
                <draw:g>
                  <svg:desc>'Displaced SABRModel Normal'.C7:'Displaced SABRModel Normal'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14">
                <text:p>-0.0114</text:p>
              </table:table-cell>
              <table:table-cell office:value-type="float" office:value="0.00623845601113104">
                <text:p>0.00623845601113104</text:p>
              </table:table-cell>
              <table:table-cell office:value-type="float" office:value="0.0026">
                <text:p>0.0026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04">
                <text:p>-0.0104</text:p>
              </table:table-cell>
              <table:table-cell office:value-type="float" office:value="0.0062065512043573">
                <text:p>0.0062065512043573</text:p>
              </table:table-cell>
              <table:table-cell office:value-type="float" office:value="0.0076">
                <text:p>0.007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94">
                <text:p>-0.0094</text:p>
              </table:table-cell>
              <table:table-cell office:value-type="float" office:value="0.00617501881486421">
                <text:p>0.00617501881486421</text:p>
              </table:table-cell>
              <table:table-cell office:value-type="float" office:value="0.0126">
                <text:p>0.0126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84">
                <text:p>-0.0084</text:p>
              </table:table-cell>
              <table:table-cell office:value-type="float" office:value="0.006144149118142">
                <text:p>0.006144149118142</text:p>
              </table:table-cell>
              <table:table-cell office:value-type="float" office:value="0.0176">
                <text:p>0.0176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4">
                <text:p>-0.0074</text:p>
              </table:table-cell>
              <table:table-cell office:value-type="float" office:value="0.00611421045774081">
                <text:p>0.00611421045774081</text:p>
              </table:table-cell>
              <table:table-cell office:value-type="float" office:value="0.0276">
                <text:p>0.027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4">
                <text:p>-0.0064</text:p>
              </table:table-cell>
              <table:table-cell office:value-type="float" office:value="0.00608545551113196">
                <text:p>0.00608545551113196</text:p>
              </table:table-cell>
              <table:table-cell office:value-type="float" office:value="0.0376">
                <text:p>0.037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4">
                <text:p>-0.0054</text:p>
              </table:table-cell>
              <table:table-cell office:value-type="float" office:value="0.00605812523169598">
                <text:p>0.00605812523169598</text:p>
              </table:table-cell>
              <table:table-cell office:value-type="float" office:value="0.0476">
                <text:p>0.047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4">
                <text:p>-0.0044</text:p>
              </table:table-cell>
              <table:table-cell office:value-type="float" office:value="0.00603245116602205">
                <text:p>0.00603245116602205</text:p>
              </table:table-cell>
              <table:table-cell office:value-type="float" office:value="0.0576">
                <text:p>0.057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4">
                <text:p>-0.0034</text:p>
              </table:table-cell>
              <table:table-cell office:value-type="float" office:value="0.00600865656493181">
                <text:p>0.0060086565649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4">
                <text:p>-0.0024</text:p>
              </table:table-cell>
              <table:table-cell office:value-type="float" office:value="0.00598695655425613">
                <text:p>0.0059869565542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4">
                <text:p>-0.0014</text:p>
              </table:table-cell>
              <table:table-cell office:value-type="float" office:value="0.00596755754978623">
                <text:p>0.0059675575497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399999999999998">
                <text:p>-0.000399999999999998</text:p>
              </table:table-cell>
              <table:table-cell office:value-type="float" office:value="0.00595065606062996">
                <text:p>0.0059506560606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00000000000002">
                <text:p>0.000600000000000002</text:p>
              </table:table-cell>
              <table:table-cell office:value-type="float" office:value="0.0059364370101989">
                <text:p>0.005936437010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">
                <text:p>0.0016</text:p>
              </table:table-cell>
              <table:table-cell office:value-type="float" office:value="0.00592507170418871">
                <text:p>0.0059250717041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6">
                <text:p>0.0026</text:p>
              </table:table-cell>
              <table:table-cell office:value-type="float" office:value="0.00591671558302464">
                <text:p>0.0059167155830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6">
                <text:p>0.0036</text:p>
              </table:table-cell>
              <table:table-cell office:value-type="float" office:value="0.00591150590650379">
                <text:p>0.0059115059065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">
                <text:p>0.0046</text:p>
              </table:table-cell>
              <table:table-cell office:value-type="float" office:value="0.00590955952574282">
                <text:p>0.00590955952574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">
                <text:p>0.0056</text:p>
              </table:table-cell>
              <table:table-cell office:value-type="float" office:value="0.00591097089781867">
                <text:p>0.0059109708978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6">
                <text:p>0.0066</text:p>
              </table:table-cell>
              <table:table-cell office:value-type="float" office:value="0.00591581048862098">
                <text:p>0.0059158104886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6">
                <text:p>0.0076</text:p>
              </table:table-cell>
              <table:table-cell office:value-type="float" office:value="0.00592412368797464">
                <text:p>0.0059241236879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6">
                <text:p>0.0086</text:p>
              </table:table-cell>
              <table:table-cell office:value-type="float" office:value="0.00593593032853231">
                <text:p>0.0059359303285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60000000000001">
                <text:p>0.00960000000000001</text:p>
              </table:table-cell>
              <table:table-cell office:value-type="float" office:value="0.00595122485873934">
                <text:p>0.0059512248587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6">
                <text:p>0.0106</text:p>
              </table:table-cell>
              <table:table-cell office:value-type="float" office:value="0.00596997717441465">
                <text:p>0.0059699771744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6">
                <text:p>0.0116</text:p>
              </table:table-cell>
              <table:table-cell office:value-type="float" office:value="0.00599213406815689">
                <text:p>0.00599213406815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6">
                <text:p>0.0126</text:p>
              </table:table-cell>
              <table:table-cell office:value-type="float" office:value="0.00601762121586826">
                <text:p>0.0060176212158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6">
                <text:p>0.0136</text:p>
              </table:table-cell>
              <table:table-cell office:value-type="float" office:value="0.00604634558927473">
                <text:p>0.0060463455892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6">
                <text:p>0.0146</text:p>
              </table:table-cell>
              <table:table-cell office:value-type="float" office:value="0.00607819816494045">
                <text:p>0.0060781981649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6">
                <text:p>0.0156</text:p>
              </table:table-cell>
              <table:table-cell office:value-type="float" office:value="0.00611305679459556">
                <text:p>0.0061130567945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6">
                <text:p>0.0166</text:p>
              </table:table-cell>
              <table:table-cell office:value-type="float" office:value="0.00615078910754598">
                <text:p>0.0061507891075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6">
                <text:p>0.0176</text:p>
              </table:table-cell>
              <table:table-cell office:value-type="float" office:value="0.00619125533112551">
                <text:p>0.0061912553311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6">
                <text:p>0.0186</text:p>
              </table:table-cell>
              <table:table-cell office:value-type="float" office:value="0.00623431093648157">
                <text:p>0.00623431093648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6">
                <text:p>0.0196</text:p>
              </table:table-cell>
              <table:table-cell office:value-type="float" office:value="0.00627980904124563">
                <text:p>0.00627980904124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6">
                <text:p>0.0206</text:p>
              </table:table-cell>
              <table:table-cell office:value-type="float" office:value="0.00632760252498662">
                <text:p>0.00632760252498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6">
                <text:p>0.0216</text:p>
              </table:table-cell>
              <table:table-cell office:value-type="float" office:value="0.00637754583561014">
                <text:p>0.0063775458356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6">
                <text:p>0.0226</text:p>
              </table:table-cell>
              <table:table-cell office:value-type="float" office:value="0.00642949648365582">
                <text:p>0.0064294964836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6">
                <text:p>0.0236</text:p>
              </table:table-cell>
              <table:table-cell office:value-type="float" office:value="0.00648331623609983">
                <text:p>0.0064833162360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6">
                <text:p>0.0246</text:p>
              </table:table-cell>
              <table:table-cell office:value-type="float" office:value="0.00653887203172668">
                <text:p>0.0065388720317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6">
                <text:p>0.0256</text:p>
              </table:table-cell>
              <table:table-cell office:value-type="float" office:value="0.00659603664674847">
                <text:p>0.0065960366467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6">
                <text:p>0.0266</text:p>
              </table:table-cell>
              <table:table-cell office:value-type="float" office:value="0.006654689142717">
                <text:p>0.00665468914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76">
                <text:p>0.0276</text:p>
              </table:table-cell>
              <table:table-cell office:value-type="float" office:value="0.00671471512959264">
                <text:p>0.0067147151295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6">
                <text:p>0.0286</text:p>
              </table:table-cell>
              <table:table-cell office:value-type="float" office:value="0.00677600687579079">
                <text:p>0.0067760068757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6">
                <text:p>0.0296</text:p>
              </table:table-cell>
              <table:table-cell office:value-type="float" office:value="0.00683846329473966">
                <text:p>0.00683846329473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06">
                <text:p>0.0306</text:p>
              </table:table-cell>
              <table:table-cell office:value-type="float" office:value="0.00690198983446206">
                <text:p>0.0069019898344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16">
                <text:p>0.0316</text:p>
              </table:table-cell>
              <table:table-cell office:value-type="float" office:value="0.00696649829333557">
                <text:p>0.00696649829333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26">
                <text:p>0.0326</text:p>
              </table:table-cell>
              <table:table-cell office:value-type="float" office:value="0.00703190658177766">
                <text:p>0.0070319065817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6">
                <text:p>0.0336</text:p>
              </table:table-cell>
              <table:table-cell office:value-type="float" office:value="0.0070981384463408">
                <text:p>0.007098138446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6">
                <text:p>0.0346</text:p>
              </table:table-cell>
              <table:table-cell office:value-type="float" office:value="0.00716512316970744">
                <text:p>0.0071651231697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6">
                <text:p>0.0356</text:p>
              </table:table-cell>
              <table:table-cell office:value-type="float" office:value="0.00723279525741025">
                <text:p>0.0072327952574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6">
                <text:p>0.0366</text:p>
              </table:table-cell>
              <table:table-cell office:value-type="float" office:value="0.00730109411979042">
                <text:p>0.0073010941197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6">
                <text:p>0.0376</text:p>
              </table:table-cell>
              <table:table-cell office:value-type="float" office:value="0.00736996375574325">
                <text:p>0.0073699637557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86">
                <text:p>0.0386</text:p>
              </table:table-cell>
              <table:table-cell office:value-type="float" office:value="0.0074393524431617">
                <text:p>0.007439352443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96">
                <text:p>0.0396</text:p>
              </table:table-cell>
              <table:table-cell office:value-type="float" office:value="0.00750921243964462">
                <text:p>0.0075092124396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6">
                <text:p>0.0406</text:p>
              </table:table-cell>
              <table:table-cell office:value-type="float" office:value="0.0075794996959502">
                <text:p>0.007579499695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16">
                <text:p>0.0416</text:p>
              </table:table-cell>
              <table:table-cell office:value-type="float" office:value="0.00765017358381093">
                <text:p>0.0076501735838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26">
                <text:p>0.0426</text:p>
              </table:table-cell>
              <table:table-cell office:value-type="float" office:value="0.00772119663904903">
                <text:p>0.0077211966390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6">
                <text:p>0.0436</text:p>
              </table:table-cell>
              <table:table-cell office:value-type="float" office:value="0.00779253432040905">
                <text:p>0.0077925343204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46">
                <text:p>0.0446</text:p>
              </table:table-cell>
              <table:table-cell office:value-type="float" office:value="0.00786415478412929">
                <text:p>0.0078641547841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56">
                <text:p>0.0456</text:p>
              </table:table-cell>
              <table:table-cell office:value-type="float" office:value="0.00793602867398183">
                <text:p>0.0079360286739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6">
                <text:p>0.0466</text:p>
              </table:table-cell>
              <table:table-cell office:value-type="float" office:value="0.0080081289263006">
                <text:p>0.0080081289263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6">
                <text:p>0.0476</text:p>
              </table:table-cell>
              <table:table-cell office:value-type="float" office:value="0.00808043058937236">
                <text:p>0.00808043058937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86">
                <text:p>0.0486</text:p>
              </table:table-cell>
              <table:table-cell office:value-type="float" office:value="0.00815291065647095">
                <text:p>0.0081529106564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6">
                <text:p>0.0496</text:p>
              </table:table-cell>
              <table:table-cell office:value-type="float" office:value="0.00822554791176042">
                <text:p>0.0082255479117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6">
                <text:p>0.0506</text:p>
              </table:table-cell>
              <table:table-cell office:value-type="float" office:value="0.00829832278826669">
                <text:p>0.0082983227882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16">
                <text:p>0.0516</text:p>
              </table:table-cell>
              <table:table-cell office:value-type="float" office:value="0.00837121723711485">
                <text:p>0.0083712172371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26">
                <text:p>0.0526</text:p>
              </table:table-cell>
              <table:table-cell office:value-type="float" office:value="0.00844421460724161">
                <text:p>0.0084442146072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36">
                <text:p>0.0536</text:p>
              </table:table-cell>
              <table:table-cell office:value-type="float" office:value="0.00851729953481737">
                <text:p>0.0085172995348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46">
                <text:p>0.0546</text:p>
              </table:table-cell>
              <table:table-cell office:value-type="float" office:value="0.00859045784164465">
                <text:p>0.0085904578416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6">
                <text:p>0.0556</text:p>
              </table:table-cell>
              <table:table-cell office:value-type="float" office:value="0.00866367644183695">
                <text:p>0.008663676441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66">
                <text:p>0.0566</text:p>
              </table:table-cell>
              <table:table-cell office:value-type="float" office:value="0.00873694325612282">
                <text:p>0.0087369432561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76">
                <text:p>0.0576</text:p>
              </table:table-cell>
              <table:table-cell office:value-type="float" office:value="0.00881024713316145">
                <text:p>0.0088102471331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86000000000001">
                <text:p>0.0586000000000001</text:p>
              </table:table-cell>
              <table:table-cell office:value-type="float" office:value="0.00888357777729813">
                <text:p>0.00888357777729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6">
                <text:p>0.0596</text:p>
              </table:table-cell>
              <table:table-cell office:value-type="float" office:value="0.00895692568222844">
                <text:p>0.0089569256822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6000000000001">
                <text:p>0.0606000000000001</text:p>
              </table:table-cell>
              <table:table-cell office:value-type="float" office:value="0.00903028207008099">
                <text:p>0.0090302820700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16">
                <text:p>0.0616</text:p>
              </table:table-cell>
              <table:table-cell office:value-type="float" office:value="0.009103638835465">
                <text:p>0.009103638835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26">
                <text:p>0.0626</text:p>
              </table:table-cell>
              <table:table-cell office:value-type="float" office:value="0.00917698849406649">
                <text:p>0.0091769884940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36000000000001">
                <text:p>0.0636000000000001</text:p>
              </table:table-cell>
              <table:table-cell office:value-type="float" office:value="0.00925032413540955">
                <text:p>0.0092503241354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46">
                <text:p>0.0646</text:p>
              </table:table-cell>
              <table:table-cell office:value-type="float" office:value="0.00932363937943143">
                <text:p>0.0093236393794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56000000000001">
                <text:p>0.0656000000000001</text:p>
              </table:table-cell>
              <table:table-cell office:value-type="float" office:value="0.00939692833654951">
                <text:p>0.0093969283365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66">
                <text:p>0.0666</text:p>
              </table:table-cell>
              <table:table-cell office:value-type="float" office:value="0.00947018557092502">
                <text:p>0.0094701855709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76000000000001">
                <text:p>0.0676000000000001</text:p>
              </table:table-cell>
              <table:table-cell office:value-type="float" office:value="0.00954340606665426">
                <text:p>0.0095434060666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86000000000001">
                <text:p>0.0686000000000001</text:p>
              </table:table-cell>
              <table:table-cell office:value-type="float" office:value="0.00961658519664036">
                <text:p>0.0096165851966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96000000000001">
                <text:p>0.0696000000000001</text:p>
              </table:table-cell>
              <table:table-cell office:value-type="float" office:value="0.00968971869392081">
                <text:p>0.0096897186939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06000000000001">
                <text:p>0.0706000000000001</text:p>
              </table:table-cell>
              <table:table-cell office:value-type="float" office:value="0.00976280262524469">
                <text:p>0.0097628026252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16000000000001">
                <text:p>0.0716000000000001</text:p>
              </table:table-cell>
              <table:table-cell office:value-type="float" office:value="0.0098358333667117">
                <text:p>0.009835833366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26000000000001">
                <text:p>0.0726000000000001</text:p>
              </table:table-cell>
              <table:table-cell office:value-type="float" office:value="0.0099088075813016">
                <text:p>0.009908807581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36000000000001">
                <text:p>0.0736000000000001</text:p>
              </table:table-cell>
              <table:table-cell office:value-type="float" office:value="0.00998172219813727">
                <text:p>0.0099817221981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46000000000001">
                <text:p>0.0746000000000001</text:p>
              </table:table-cell>
              <table:table-cell office:value-type="float" office:value="0.0100545743933383">
                <text:p>0.010054574393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56000000000001">
                <text:p>0.0756000000000001</text:p>
              </table:table-cell>
              <table:table-cell office:value-type="float" office:value="0.0101273615723346">
                <text:p>0.010127361572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66000000000001">
                <text:p>0.0766000000000001</text:p>
              </table:table-cell>
              <table:table-cell office:value-type="float" office:value="0.0102000813535203">
                <text:p>0.0102000813535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76000000000001">
                <text:p>0.0776000000000001</text:p>
              </table:table-cell>
              <table:table-cell office:value-type="float" office:value="0.0102727315531398">
                <text:p>0.010272731553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86000000000001">
                <text:p>0.0786000000000001</text:p>
              </table:table-cell>
              <table:table-cell office:value-type="float" office:value="0.0103453101713049">
                <text:p>0.010345310171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96000000000001">
                <text:p>0.0796000000000001</text:p>
              </table:table-cell>
              <table:table-cell office:value-type="float" office:value="0.0104178153790535">
                <text:p>0.010417815379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06000000000001">
                <text:p>0.0806000000000001</text:p>
              </table:table-cell>
              <table:table-cell office:value-type="float" office:value="0.0104902455063653">
                <text:p>0.0104902455063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16000000000001">
                <text:p>0.0816000000000001</text:p>
              </table:table-cell>
              <table:table-cell office:value-type="float" office:value="0.0105625990310591">
                <text:p>0.010562599031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26000000000001">
                <text:p>0.0826000000000001</text:p>
              </table:table-cell>
              <table:table-cell office:value-type="float" office:value="0.0106348745685017">
                <text:p>0.010634874568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36000000000001">
                <text:p>0.0836000000000001</text:p>
              </table:table-cell>
              <table:table-cell office:value-type="float" office:value="0.0107070708620645">
                <text:p>0.010707070862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46000000000001">
                <text:p>0.0846000000000001</text:p>
              </table:table-cell>
              <table:table-cell office:value-type="float" office:value="0.0107791867742694">
                <text:p>0.010779186774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56000000000001">
                <text:p>0.0856000000000001</text:p>
              </table:table-cell>
              <table:table-cell office:value-type="float" office:value="0.0108512212785706">
                <text:p>0.010851221278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66000000000001">
                <text:p>0.0866000000000001</text:p>
              </table:table-cell>
              <table:table-cell office:value-type="float" office:value="0.0109231734517226">
                <text:p>0.010923173451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76000000000001">
                <text:p>0.0876000000000001</text:p>
              </table:table-cell>
              <table:table-cell office:value-type="float" office:value="0.0109950424666906">
                <text:p>0.010995042466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6000000000001">
                <text:p>0.0886000000000001</text:p>
              </table:table-cell>
              <table:table-cell office:value-type="float" office:value="0.0110668275860604">
                <text:p>0.011066827586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96000000000001">
                <text:p>0.0896000000000001</text:p>
              </table:table-cell>
              <table:table-cell office:value-type="float" office:value="0.011138528155911">
                <text:p>0.01113852815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06000000000001">
                <text:p>0.0906000000000001</text:p>
              </table:table-cell>
              <table:table-cell office:value-type="float" office:value="0.0112101436001144">
                <text:p>0.011210143600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16000000000001">
                <text:p>0.0916000000000001</text:p>
              </table:table-cell>
              <table:table-cell office:value-type="float" office:value="0.0112816734150315">
                <text:p>0.01128167341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26000000000001">
                <text:p>0.0926000000000001</text:p>
              </table:table-cell>
              <table:table-cell office:value-type="float" office:value="0.011353117164573">
                <text:p>0.01135311716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36000000000001">
                <text:p>0.0936000000000001</text:p>
              </table:table-cell>
              <table:table-cell office:value-type="float" office:value="0.0114244744756004">
                <text:p>0.011424474475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46000000000001">
                <text:p>0.0946000000000001</text:p>
              </table:table-cell>
              <table:table-cell office:value-type="float" office:value="0.0114957450336402">
                <text:p>0.011495745033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56000000000001">
                <text:p>0.0956000000000001</text:p>
              </table:table-cell>
              <table:table-cell office:value-type="float" office:value="0.0115669285788891">
                <text:p>0.011566928578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66000000000001">
                <text:p>0.0966000000000001</text:p>
              </table:table-cell>
              <table:table-cell office:value-type="float" office:value="0.0116380249024898">
                <text:p>0.011638024902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388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8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8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4.395cm" svg:y="0.275cm" chart:style-name="ch2">
          <text:p>Price</text:p>
        </chart:title>
        <chart:legend chart:legend-position="bottom" svg:x="3.527cm" svg:y="6.221cm" style:legend-expansion="wide" chart:style-name="ch3"/>
        <chart:plot-area chart:style-name="ch4" table:cell-range-address="'Displaced SABRModel Normal'.I7:'Displaced SABRModel Normal'.I116 'Displaced SABRModel Normal'.K6:'Displaced SABRModel Normal'.K116" chart:data-source-has-labels="row" svg:x="0.2cm" svg:y="1.204cm" svg:width="9.601cm" svg:height="4.877cm">
          <chartooo:coordinate-region svg:x="0.752cm" svg:y="1.402cm" svg:width="8.457cm" svg:height="4.03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 Normal'.K7:'Displaced SABRModel Normal'.K116" chart:label-cell-address="'Displaced SABRModel Normal'.K6:'Displaced SABRModel Normal'.K6" chart:class="chart:scatter">
            <chart:domain table:cell-range-address="'Displaced SABRModel Normal'.I7:'Displaced SABRModel Normal'.I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option price</text:p>
                <draw:g>
                  <svg:desc>'Displaced SABRModel Normal'.K6:'Displaced SABRModel Normal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24">
                <text:p>-0.0124</text:p>
                <draw:g>
                  <svg:desc>'Displaced SABRModel Normal'.I7:'Displaced SABRModel Normal'.I116</svg:desc>
                </draw:g>
              </table:table-cell>
              <table:table-cell office:value-type="float" office:value="0.0239177547261562">
                <text:p>0.0239177547261562</text:p>
                <draw:g>
                  <svg:desc>'Displaced SABRModel Normal'.K7:'Displaced SABRModel Normal'.K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14">
                <text:p>-0.0114</text:p>
              </table:table-cell>
              <table:table-cell office:value-type="float" office:value="0.0231159085069068">
                <text:p>0.0231159085069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04">
                <text:p>-0.0104</text:p>
              </table:table-cell>
              <table:table-cell office:value-type="float" office:value="0.0223233756281918">
                <text:p>0.0223233756281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94">
                <text:p>-0.0094</text:p>
              </table:table-cell>
              <table:table-cell office:value-type="float" office:value="0.021540984515426">
                <text:p>0.021540984515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84">
                <text:p>-0.0084</text:p>
              </table:table-cell>
              <table:table-cell office:value-type="float" office:value="0.0207695593039826">
                <text:p>0.0207695593039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4">
                <text:p>-0.0074</text:p>
              </table:table-cell>
              <table:table-cell office:value-type="float" office:value="0.0200099271046379">
                <text:p>0.0200099271046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4">
                <text:p>-0.0064</text:p>
              </table:table-cell>
              <table:table-cell office:value-type="float" office:value="0.0192629209333352">
                <text:p>0.0192629209333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4">
                <text:p>-0.0054</text:p>
              </table:table-cell>
              <table:table-cell office:value-type="float" office:value="0.0185293794287876">
                <text:p>0.0185293794287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4">
                <text:p>-0.0044</text:p>
              </table:table-cell>
              <table:table-cell office:value-type="float" office:value="0.0178101439563207">
                <text:p>0.0178101439563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4">
                <text:p>-0.0034</text:p>
              </table:table-cell>
              <table:table-cell office:value-type="float" office:value="0.0171060534404133">
                <text:p>0.0171060534404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4">
                <text:p>-0.0024</text:p>
              </table:table-cell>
              <table:table-cell office:value-type="float" office:value="0.0164179371579575">
                <text:p>0.0164179371579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4">
                <text:p>-0.0014</text:p>
              </table:table-cell>
              <table:table-cell office:value-type="float" office:value="0.0157466057008395">
                <text:p>0.015746605700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399999999999998">
                <text:p>-0.000399999999999998</text:p>
              </table:table-cell>
              <table:table-cell office:value-type="float" office:value="0.0150928403493372">
                <text:p>0.0150928403493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00000000000002">
                <text:p>0.000600000000000002</text:p>
              </table:table-cell>
              <table:table-cell office:value-type="float" office:value="0.0144573811676477">
                <text:p>0.0144573811676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">
                <text:p>0.0016</text:p>
              </table:table-cell>
              <table:table-cell office:value-type="float" office:value="0.0138409142239225">
                <text:p>0.0138409142239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6">
                <text:p>0.0026</text:p>
              </table:table-cell>
              <table:table-cell office:value-type="float" office:value="0.0132440584340076">
                <text:p>0.0132440584340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6">
                <text:p>0.0036</text:p>
              </table:table-cell>
              <table:table-cell office:value-type="float" office:value="0.0126673526142903">
                <text:p>0.0126673526142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">
                <text:p>0.0046</text:p>
              </table:table-cell>
              <table:table-cell office:value-type="float" office:value="0.0121112433879951">
                <text:p>0.0121112433879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">
                <text:p>0.0056</text:p>
              </table:table-cell>
              <table:table-cell office:value-type="float" office:value="0.0115760746058658">
                <text:p>0.0115760746058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6">
                <text:p>0.0066</text:p>
              </table:table-cell>
              <table:table-cell office:value-type="float" office:value="0.0110620789054443">
                <text:p>0.0110620789054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6">
                <text:p>0.0076</text:p>
              </table:table-cell>
              <table:table-cell office:value-type="float" office:value="0.0105693719387875">
                <text:p>0.0105693719387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6">
                <text:p>0.0086</text:p>
              </table:table-cell>
              <table:table-cell office:value-type="float" office:value="0.0100979496505108">
                <text:p>0.010097949650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60000000000001">
                <text:p>0.00960000000000001</text:p>
              </table:table-cell>
              <table:table-cell office:value-type="float" office:value="0.00964768879924098">
                <text:p>0.00964768879924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6">
                <text:p>0.0106</text:p>
              </table:table-cell>
              <table:table-cell office:value-type="float" office:value="0.00921835070563299">
                <text:p>0.00921835070563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6">
                <text:p>0.0116</text:p>
              </table:table-cell>
              <table:table-cell office:value-type="float" office:value="0.00880958800266926">
                <text:p>0.00880958800266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6">
                <text:p>0.0126</text:p>
              </table:table-cell>
              <table:table-cell office:value-type="float" office:value="0.00842095398224425">
                <text:p>0.008420953982244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6">
                <text:p>0.0136</text:p>
              </table:table-cell>
              <table:table-cell office:value-type="float" office:value="0.00805191399488781">
                <text:p>0.00805191399488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6">
                <text:p>0.0146</text:p>
              </table:table-cell>
              <table:table-cell office:value-type="float" office:value="0.00770185827835545">
                <text:p>0.00770185827835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6">
                <text:p>0.0156</text:p>
              </table:table-cell>
              <table:table-cell office:value-type="float" office:value="0.00737011556853122">
                <text:p>0.00737011556853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6">
                <text:p>0.0166</text:p>
              </table:table-cell>
              <table:table-cell office:value-type="float" office:value="0.00705596687743065">
                <text:p>0.00705596687743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6">
                <text:p>0.0176</text:p>
              </table:table-cell>
              <table:table-cell office:value-type="float" office:value="0.00675865889683894">
                <text:p>0.00675865889683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6">
                <text:p>0.0186</text:p>
              </table:table-cell>
              <table:table-cell office:value-type="float" office:value="0.00647741658783001">
                <text:p>0.00647741658783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6">
                <text:p>0.0196</text:p>
              </table:table-cell>
              <table:table-cell office:value-type="float" office:value="0.00621145463121076">
                <text:p>0.00621145463121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6">
                <text:p>0.0206</text:p>
              </table:table-cell>
              <table:table-cell office:value-type="float" office:value="0.00595998752871351">
                <text:p>0.00595998752871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6">
                <text:p>0.0216</text:p>
              </table:table-cell>
              <table:table-cell office:value-type="float" office:value="0.00572223824953519">
                <text:p>0.00572223824953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6">
                <text:p>0.0226</text:p>
              </table:table-cell>
              <table:table-cell office:value-type="float" office:value="0.00549744540521406">
                <text:p>0.00549744540521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6">
                <text:p>0.0236</text:p>
              </table:table-cell>
              <table:table-cell office:value-type="float" office:value="0.00528486900484839">
                <text:p>0.00528486900484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6">
                <text:p>0.0246</text:p>
              </table:table-cell>
              <table:table-cell office:value-type="float" office:value="0.00508379489204607">
                <text:p>0.00508379489204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6">
                <text:p>0.0256</text:p>
              </table:table-cell>
              <table:table-cell office:value-type="float" office:value="0.00489353799641872">
                <text:p>0.00489353799641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6">
                <text:p>0.0266</text:p>
              </table:table-cell>
              <table:table-cell office:value-type="float" office:value="0.00471344454868211">
                <text:p>0.00471344454868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76">
                <text:p>0.0276</text:p>
              </table:table-cell>
              <table:table-cell office:value-type="float" office:value="0.0045428934127346">
                <text:p>0.0045428934127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6">
                <text:p>0.0286</text:p>
              </table:table-cell>
              <table:table-cell office:value-type="float" office:value="0.00438129668365451">
                <text:p>0.00438129668365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6">
                <text:p>0.0296</text:p>
              </table:table-cell>
              <table:table-cell office:value-type="float" office:value="0.00422809969025281">
                <text:p>0.00422809969025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06">
                <text:p>0.0306</text:p>
              </table:table-cell>
              <table:table-cell office:value-type="float" office:value="0.00408278052701369">
                <text:p>0.00408278052701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16">
                <text:p>0.0316</text:p>
              </table:table-cell>
              <table:table-cell office:value-type="float" office:value="0.00394484922480094">
                <text:p>0.00394484922480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26">
                <text:p>0.0326</text:p>
              </table:table-cell>
              <table:table-cell office:value-type="float" office:value="0.00381384665395153">
                <text:p>0.00381384665395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6">
                <text:p>0.0336</text:p>
              </table:table-cell>
              <table:table-cell office:value-type="float" office:value="0.00368934323823679">
                <text:p>0.00368934323823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6">
                <text:p>0.0346</text:p>
              </table:table-cell>
              <table:table-cell office:value-type="float" office:value="0.00357093754421926">
                <text:p>0.00357093754421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6">
                <text:p>0.0356</text:p>
              </table:table-cell>
              <table:table-cell office:value-type="float" office:value="0.00345825479807489">
                <text:p>0.00345825479807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6">
                <text:p>0.0366</text:p>
              </table:table-cell>
              <table:table-cell office:value-type="float" office:value="0.00335094537110282">
                <text:p>0.003350945371102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6">
                <text:p>0.0376</text:p>
              </table:table-cell>
              <table:table-cell office:value-type="float" office:value="0.00324868326589568">
                <text:p>0.00324868326589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86">
                <text:p>0.0386</text:p>
              </table:table-cell>
              <table:table-cell office:value-type="float" office:value="0.00315116462739614">
                <text:p>0.003151164627396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96">
                <text:p>0.0396</text:p>
              </table:table-cell>
              <table:table-cell office:value-type="float" office:value="0.00305810629668076">
                <text:p>0.00305810629668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6">
                <text:p>0.0406</text:p>
              </table:table-cell>
              <table:table-cell office:value-type="float" office:value="0.00296924442012691">
                <text:p>0.00296924442012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16">
                <text:p>0.0416</text:p>
              </table:table-cell>
              <table:table-cell office:value-type="float" office:value="0.00288433312246807">
                <text:p>0.002884333122468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26">
                <text:p>0.0426</text:p>
              </table:table-cell>
              <table:table-cell office:value-type="float" office:value="0.00280314324896759">
                <text:p>0.00280314324896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6">
                <text:p>0.0436</text:p>
              </table:table-cell>
              <table:table-cell office:value-type="float" office:value="0.00272546117939619">
                <text:p>0.002725461179396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46">
                <text:p>0.0446</text:p>
              </table:table-cell>
              <table:table-cell office:value-type="float" office:value="0.00265108771455406">
                <text:p>0.00265108771455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56">
                <text:p>0.0456</text:p>
              </table:table-cell>
              <table:table-cell office:value-type="float" office:value="0.00257983703462191">
                <text:p>0.00257983703462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6">
                <text:p>0.0466</text:p>
              </table:table-cell>
              <table:table-cell office:value-type="float" office:value="0.00251153572756183">
                <text:p>0.00251153572756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6">
                <text:p>0.0476</text:p>
              </table:table-cell>
              <table:table-cell office:value-type="float" office:value="0.00244602188503646">
                <text:p>0.00244602188503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86">
                <text:p>0.0486</text:p>
              </table:table-cell>
              <table:table-cell office:value-type="float" office:value="0.00238314426280784">
                <text:p>0.00238314426280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6">
                <text:p>0.0496</text:p>
              </table:table-cell>
              <table:table-cell office:value-type="float" office:value="0.00232276150226153">
                <text:p>0.00232276150226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6">
                <text:p>0.0506</text:p>
              </table:table-cell>
              <table:table-cell office:value-type="float" office:value="0.00226474140953041">
                <text:p>0.002264741409530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16">
                <text:p>0.0516</text:p>
              </table:table-cell>
              <table:table-cell office:value-type="float" office:value="0.0022089602886332">
                <text:p>0.002208960288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26">
                <text:p>0.0526</text:p>
              </table:table-cell>
              <table:table-cell office:value-type="float" office:value="0.00215530232506458">
                <text:p>0.00215530232506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36">
                <text:p>0.0536</text:p>
              </table:table-cell>
              <table:table-cell office:value-type="float" office:value="0.0021036590163547">
                <text:p>0.0021036590163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46">
                <text:p>0.0546</text:p>
              </table:table-cell>
              <table:table-cell office:value-type="float" office:value="0.00205392864624">
                <text:p>0.00205392864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6">
                <text:p>0.0556</text:p>
              </table:table-cell>
              <table:table-cell office:value-type="float" office:value="0.00200601579923705">
                <text:p>0.00200601579923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66">
                <text:p>0.0566</text:p>
              </table:table-cell>
              <table:table-cell office:value-type="float" office:value="0.00195983091258121">
                <text:p>0.00195983091258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76">
                <text:p>0.0576</text:p>
              </table:table-cell>
              <table:table-cell office:value-type="float" office:value="0.00191528986266915">
                <text:p>0.00191528986266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86000000000001">
                <text:p>0.0586000000000001</text:p>
              </table:table-cell>
              <table:table-cell office:value-type="float" office:value="0.00187231358332642">
                <text:p>0.001872313583326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6">
                <text:p>0.0596</text:p>
              </table:table-cell>
              <table:table-cell office:value-type="float" office:value="0.00183082771340178">
                <text:p>0.00183082771340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6000000000001">
                <text:p>0.0606000000000001</text:p>
              </table:table-cell>
              <table:table-cell office:value-type="float" office:value="0.00179076227136699">
                <text:p>0.0017907622713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16">
                <text:p>0.0616</text:p>
              </table:table-cell>
              <table:table-cell office:value-type="float" office:value="0.00175205135477084">
                <text:p>0.00175205135477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26">
                <text:p>0.0626</text:p>
              </table:table-cell>
              <table:table-cell office:value-type="float" office:value="0.0017146328625589">
                <text:p>0.0017146328625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36000000000001">
                <text:p>0.0636000000000001</text:p>
              </table:table-cell>
              <table:table-cell office:value-type="float" office:value="0.00167844823842413">
                <text:p>0.00167844823842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46">
                <text:p>0.0646</text:p>
              </table:table-cell>
              <table:table-cell office:value-type="float" office:value="0.00164344223349825">
                <text:p>0.00164344223349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56000000000001">
                <text:p>0.0656000000000001</text:p>
              </table:table-cell>
              <table:table-cell office:value-type="float" office:value="0.00160956268682884">
                <text:p>0.00160956268682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66">
                <text:p>0.0666</text:p>
              </table:table-cell>
              <table:table-cell office:value-type="float" office:value="0.00157676032221314">
                <text:p>0.00157676032221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76000000000001">
                <text:p>0.0676000000000001</text:p>
              </table:table-cell>
              <table:table-cell office:value-type="float" office:value="0.00154498856007583">
                <text:p>0.00154498856007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86000000000001">
                <text:p>0.0686000000000001</text:p>
              </table:table-cell>
              <table:table-cell office:value-type="float" office:value="0.00151420334318684">
                <text:p>0.00151420334318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96000000000001">
                <text:p>0.0696000000000001</text:p>
              </table:table-cell>
              <table:table-cell office:value-type="float" office:value="0.00148436297511401">
                <text:p>0.001484362975114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06000000000001">
                <text:p>0.0706000000000001</text:p>
              </table:table-cell>
              <table:table-cell office:value-type="float" office:value="0.00145542797039737">
                <text:p>0.001455427970397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16000000000001">
                <text:p>0.0716000000000001</text:p>
              </table:table-cell>
              <table:table-cell office:value-type="float" office:value="0.0014273609155167">
                <text:p>0.0014273609155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26000000000001">
                <text:p>0.0726000000000001</text:p>
              </table:table-cell>
              <table:table-cell office:value-type="float" office:value="0.0014001263398004">
                <text:p>0.0014001263398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36000000000001">
                <text:p>0.0736000000000001</text:p>
              </table:table-cell>
              <table:table-cell office:value-type="float" office:value="0.00137369059549545">
                <text:p>0.00137369059549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46000000000001">
                <text:p>0.0746000000000001</text:p>
              </table:table-cell>
              <table:table-cell office:value-type="float" office:value="0.00134802174628291">
                <text:p>0.001348021746282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56000000000001">
                <text:p>0.0756000000000001</text:p>
              </table:table-cell>
              <table:table-cell office:value-type="float" office:value="0.00132308946358274">
                <text:p>0.00132308946358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66000000000001">
                <text:p>0.0766000000000001</text:p>
              </table:table-cell>
              <table:table-cell office:value-type="float" office:value="0.00129886493004675">
                <text:p>0.00129886493004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76000000000001">
                <text:p>0.0776000000000001</text:p>
              </table:table-cell>
              <table:table-cell office:value-type="float" office:value="0.00127532074968748">
                <text:p>0.00127532074968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86000000000001">
                <text:p>0.0786000000000001</text:p>
              </table:table-cell>
              <table:table-cell office:value-type="float" office:value="0.00125243086413727">
                <text:p>0.00125243086413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96000000000001">
                <text:p>0.0796000000000001</text:p>
              </table:table-cell>
              <table:table-cell office:value-type="float" office:value="0.0012301704745723">
                <text:p>0.00123017047457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06000000000001">
                <text:p>0.0806000000000001</text:p>
              </table:table-cell>
              <table:table-cell office:value-type="float" office:value="0.00120851596887539">
                <text:p>0.00120851596887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16000000000001">
                <text:p>0.0816000000000001</text:p>
              </table:table-cell>
              <table:table-cell office:value-type="float" office:value="0.00118744485364601">
                <text:p>0.00118744485364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26000000000001">
                <text:p>0.0826000000000001</text:p>
              </table:table-cell>
              <table:table-cell office:value-type="float" office:value="0.00116693569069663">
                <text:p>0.00116693569069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36000000000001">
                <text:p>0.0836000000000001</text:p>
              </table:table-cell>
              <table:table-cell office:value-type="float" office:value="0.0011469680377056">
                <text:p>0.00114696803770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46000000000001">
                <text:p>0.0846000000000001</text:p>
              </table:table-cell>
              <table:table-cell office:value-type="float" office:value="0.00112752239272131">
                <text:p>0.00112752239272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56000000000001">
                <text:p>0.0856000000000001</text:p>
              </table:table-cell>
              <table:table-cell office:value-type="float" office:value="0.00110858014223804">
                <text:p>0.00110858014223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66000000000001">
                <text:p>0.0866000000000001</text:p>
              </table:table-cell>
              <table:table-cell office:value-type="float" office:value="0.00109012351258563">
                <text:p>0.00109012351258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76000000000001">
                <text:p>0.0876000000000001</text:p>
              </table:table-cell>
              <table:table-cell office:value-type="float" office:value="0.00107213552439544">
                <text:p>0.001072135524395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6000000000001">
                <text:p>0.0886000000000001</text:p>
              </table:table-cell>
              <table:table-cell office:value-type="float" office:value="0.00105459994992406">
                <text:p>0.001054599949924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96000000000001">
                <text:p>0.0896000000000001</text:p>
              </table:table-cell>
              <table:table-cell office:value-type="float" office:value="0.00103750127303286">
                <text:p>0.001037501273032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06000000000001">
                <text:p>0.0906000000000001</text:p>
              </table:table-cell>
              <table:table-cell office:value-type="float" office:value="0.00102082465163725">
                <text:p>0.00102082465163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16000000000001">
                <text:p>0.0916000000000001</text:p>
              </table:table-cell>
              <table:table-cell office:value-type="float" office:value="0.00100455588245404">
                <text:p>0.001004555882454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26000000000001">
                <text:p>0.0926000000000001</text:p>
              </table:table-cell>
              <table:table-cell office:value-type="float" office:value="0.000988681367888546">
                <text:p>0.000988681367888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36000000000001">
                <text:p>0.0936000000000001</text:p>
              </table:table-cell>
              <table:table-cell office:value-type="float" office:value="0.000973188084914326">
                <text:p>0.0009731880849143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46000000000001">
                <text:p>0.0946000000000001</text:p>
              </table:table-cell>
              <table:table-cell office:value-type="float" office:value="0.0009580635558107">
                <text:p>0.0009580635558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56000000000001">
                <text:p>0.0956000000000001</text:p>
              </table:table-cell>
              <table:table-cell office:value-type="float" office:value="0.00094329582063233">
                <text:p>0.000943295820632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66000000000001">
                <text:p>0.0966000000000001</text:p>
              </table:table-cell>
              <table:table-cell office:value-type="float" office:value="0.00092887341129514">
                <text:p>0.000928873411295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0">
      <number:number number:decimal-places="1" loext:min-decimal-places="1" number:min-integer-digits="1"/>
    </number:number-style>
    <number:percentage-style style:name="N388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8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4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8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4.159cm" svg:y="0.275cm" chart:style-name="ch2">
          <text:p>Density</text:p>
        </chart:title>
        <chart:legend chart:legend-position="bottom" svg:x="3.881cm" svg:y="6.221cm" style:legend-expansion="wide" chart:style-name="ch3"/>
        <chart:plot-area chart:style-name="ch4" table:cell-range-address="'Displaced SABRModel Normal'.I7:'Displaced SABRModel Normal'.I116 'Displaced SABRModel Normal'.L6:'Displaced SABRModel Normal'.L116" chart:data-source-has-labels="row" svg:x="0.2cm" svg:y="1.204cm" svg:width="9.601cm" svg:height="4.877cm">
          <chartooo:coordinate-region svg:x="0.752cm" svg:y="1.402cm" svg:width="8.456cm" svg:height="4.0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isplaced SABRModel Normal'.L7:'Displaced SABRModel Normal'.L116" chart:label-cell-address="'Displaced SABRModel Normal'.L6:'Displaced SABRModel Normal'.L6" chart:class="chart:scatter">
            <chart:domain table:cell-range-address="'Displaced SABRModel Normal'.I7:'Displaced SABRModel Normal'.I116"/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ensity</text:p>
                <draw:g>
                  <svg:desc>'Displaced SABRModel Normal'.L6:'Displaced SABRModel Normal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24">
                <text:p>-0.0124</text:p>
                <draw:g>
                  <svg:desc>'Displaced SABRModel Normal'.I7:'Displaced SABRModel Normal'.I116</svg:desc>
                </draw:g>
              </table:table-cell>
              <table:table-cell office:value-type="float" office:value="NaN">
                <text:p>NaN</text:p>
                <draw:g>
                  <svg:desc>'Displaced SABRModel Normal'.L7:'Displaced SABRModel Normal'.L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14">
                <text:p>-0.0114</text:p>
              </table:table-cell>
              <table:table-cell office:value-type="float" office:value="9.31334053441701">
                <text:p>9.31334053441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04">
                <text:p>-0.0104</text:p>
              </table:table-cell>
              <table:table-cell office:value-type="float" office:value="10.1417659492779">
                <text:p>10.1417659492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94">
                <text:p>-0.0094</text:p>
              </table:table-cell>
              <table:table-cell office:value-type="float" office:value="10.9659013222824">
                <text:p>10.9659013222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84">
                <text:p>-0.0084</text:p>
              </table:table-cell>
              <table:table-cell office:value-type="float" office:value="11.7930120988041">
                <text:p>11.7930120988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74">
                <text:p>-0.0074</text:p>
              </table:table-cell>
              <table:table-cell office:value-type="float" office:value="12.6260280419246">
                <text:p>12.6260280419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64">
                <text:p>-0.0064</text:p>
              </table:table-cell>
              <table:table-cell office:value-type="float" office:value="13.4646667551488">
                <text:p>13.464666755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4">
                <text:p>-0.0054</text:p>
              </table:table-cell>
              <table:table-cell office:value-type="float" office:value="14.3060320805834">
                <text:p>14.3060320805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4">
                <text:p>-0.0044</text:p>
              </table:table-cell>
              <table:table-cell office:value-type="float" office:value="15.1449565596214">
                <text:p>15.1449565596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4">
                <text:p>-0.0034</text:p>
              </table:table-cell>
              <table:table-cell office:value-type="float" office:value="15.9742334515829">
                <text:p>15.9742334515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4">
                <text:p>-0.0024</text:p>
              </table:table-cell>
              <table:table-cell office:value-type="float" office:value="16.7848253377692">
                <text:p>16.7848253377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4">
                <text:p>-0.0014</text:p>
              </table:table-cell>
              <table:table-cell office:value-type="float" office:value="17.5661056157072">
                <text:p>17.5661056157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399999999999998">
                <text:p>-0.000399999999999998</text:p>
              </table:table-cell>
              <table:table-cell office:value-type="float" office:value="18.3061698128192">
                <text:p>18.3061698128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00000000000002">
                <text:p>0.000600000000000002</text:p>
              </table:table-cell>
              <table:table-cell office:value-type="float" office:value="18.9922379643035">
                <text:p>18.9922379643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">
                <text:p>0.0016</text:p>
              </table:table-cell>
              <table:table-cell office:value-type="float" office:value="19.6111538102988">
                <text:p>19.611153810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6">
                <text:p>0.0026</text:p>
              </table:table-cell>
              <table:table-cell office:value-type="float" office:value="20.1499701975999">
                <text:p>20.1499701975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6">
                <text:p>0.0036</text:p>
              </table:table-cell>
              <table:table-cell office:value-type="float" office:value="20.5965934220957">
                <text:p>20.5965934220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6">
                <text:p>0.0046</text:p>
              </table:table-cell>
              <table:table-cell office:value-type="float" office:value="20.9404441658193">
                <text:p>20.9404441658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">
                <text:p>0.0056</text:p>
              </table:table-cell>
              <table:table-cell office:value-type="float" office:value="21.1730817079696">
                <text:p>21.1730817079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6">
                <text:p>0.0066</text:p>
              </table:table-cell>
              <table:table-cell office:value-type="float" office:value="21.2887337645122">
                <text:p>21.2887337645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6">
                <text:p>0.0076</text:p>
              </table:table-cell>
              <table:table-cell office:value-type="float" office:value="21.2846783802269">
                <text:p>21.2846783802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6">
                <text:p>0.0086</text:p>
              </table:table-cell>
              <table:table-cell office:value-type="float" office:value="21.161437006858">
                <text:p>21.161437006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60000000000001">
                <text:p>0.00960000000000001</text:p>
              </table:table-cell>
              <table:table-cell office:value-type="float" office:value="20.9227576618183">
                <text:p>20.9227576618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6">
                <text:p>0.0106</text:p>
              </table:table-cell>
              <table:table-cell office:value-type="float" office:value="20.575390644262">
                <text:p>20.575390644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6">
                <text:p>0.0116</text:p>
              </table:table-cell>
              <table:table-cell office:value-type="float" office:value="20.1286825387125">
                <text:p>20.1286825387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6">
                <text:p>0.0126</text:p>
              </table:table-cell>
              <table:table-cell office:value-type="float" office:value="19.5940330685752">
                <text:p>19.5940330685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6">
                <text:p>0.0136</text:p>
              </table:table-cell>
              <table:table-cell office:value-type="float" office:value="18.9842708240816">
                <text:p>18.9842708240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6">
                <text:p>0.0146</text:p>
              </table:table-cell>
              <table:table-cell office:value-type="float" office:value="18.3130067081261">
                <text:p>18.3130067081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6">
                <text:p>0.0156</text:p>
              </table:table-cell>
              <table:table-cell office:value-type="float" office:value="17.5940187236573">
                <text:p>17.5940187236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6">
                <text:p>0.0166</text:p>
              </table:table-cell>
              <table:table-cell office:value-type="float" office:value="16.8407105088711">
                <text:p>16.8407105088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6">
                <text:p>0.0176</text:p>
              </table:table-cell>
              <table:table-cell office:value-type="float" office:value="16.0656715827651">
                <text:p>16.0656715827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6">
                <text:p>0.0186</text:p>
              </table:table-cell>
              <table:table-cell office:value-type="float" office:value="15.2803523896916">
                <text:p>15.2803523896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6">
                <text:p>0.0196</text:p>
              </table:table-cell>
              <table:table-cell office:value-type="float" office:value="14.494854121994">
                <text:p>14.494854121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6">
                <text:p>0.0206</text:p>
              </table:table-cell>
              <table:table-cell office:value-type="float" office:value="13.7178233189294">
                <text:p>13.7178233189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6">
                <text:p>0.0216</text:p>
              </table:table-cell>
              <table:table-cell office:value-type="float" office:value="12.9564348571977">
                <text:p>12.9564348571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6">
                <text:p>0.0226</text:p>
              </table:table-cell>
              <table:table-cell office:value-type="float" office:value="12.2164439554503">
                <text:p>12.2164439554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6">
                <text:p>0.0236</text:p>
              </table:table-cell>
              <table:table-cell office:value-type="float" office:value="11.5022875633595">
                <text:p>11.5022875633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6">
                <text:p>0.0246</text:p>
              </table:table-cell>
              <table:table-cell office:value-type="float" office:value="10.8172171749609">
                <text:p>10.8172171749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6">
                <text:p>0.0256</text:p>
              </table:table-cell>
              <table:table-cell office:value-type="float" office:value="10.1634478907441">
                <text:p>10.1634478907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6">
                <text:p>0.0266</text:p>
              </table:table-cell>
              <table:table-cell office:value-type="float" office:value="9.54231178910447">
                <text:p>9.542311789104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76">
                <text:p>0.0276</text:p>
              </table:table-cell>
              <table:table-cell office:value-type="float" office:value="8.95440686741676">
                <text:p>8.95440686741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6">
                <text:p>0.0286</text:p>
              </table:table-cell>
              <table:table-cell office:value-type="float" office:value="8.39973567838983">
                <text:p>8.39973567838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6">
                <text:p>0.0296</text:p>
              </table:table-cell>
              <table:table-cell office:value-type="float" office:value="7.87783016257137">
                <text:p>7.87783016257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06">
                <text:p>0.0306</text:p>
              </table:table-cell>
              <table:table-cell office:value-type="float" office:value="7.38786102638058">
                <text:p>7.38786102638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16">
                <text:p>0.0316</text:p>
              </table:table-cell>
              <table:table-cell office:value-type="float" office:value="6.928731363336">
                <text:p>6.928731363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26">
                <text:p>0.0326</text:p>
              </table:table-cell>
              <table:table-cell office:value-type="float" office:value="6.49915513467341">
                <text:p>6.49915513467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6">
                <text:p>0.0336</text:p>
              </table:table-cell>
              <table:table-cell office:value-type="float" office:value="6.09772169720988">
                <text:p>6.09772169720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6">
                <text:p>0.0346</text:p>
              </table:table-cell>
              <table:table-cell office:value-type="float" office:value="5.72294787315293">
                <text:p>5.72294787315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6">
                <text:p>0.0356</text:p>
              </table:table-cell>
              <table:table-cell office:value-type="float" office:value="5.37331917230872">
                <text:p>5.37331917230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6">
                <text:p>0.0366</text:p>
              </table:table-cell>
              <table:table-cell office:value-type="float" office:value="5.04732176492741">
                <text:p>5.04732176492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6">
                <text:p>0.0376</text:p>
              </table:table-cell>
              <table:table-cell office:value-type="float" office:value="4.7434667075994">
                <text:p>4.7434667075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86">
                <text:p>0.0386</text:p>
              </table:table-cell>
              <table:table-cell office:value-type="float" office:value="4.46030778415359">
                <text:p>4.46030778415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96">
                <text:p>0.0396</text:p>
              </table:table-cell>
              <table:table-cell office:value-type="float" office:value="4.19645416154141">
                <text:p>4.196454161541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6">
                <text:p>0.0406</text:p>
              </table:table-cell>
              <table:table-cell office:value-type="float" office:value="3.95057889499613">
                <text:p>3.95057889499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16">
                <text:p>0.0416</text:p>
              </table:table-cell>
              <table:table-cell office:value-type="float" office:value="3.72142415837331">
                <text:p>3.72142415837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26">
                <text:p>0.0426</text:p>
              </table:table-cell>
              <table:table-cell office:value-type="float" office:value="3.50780392907939">
                <text:p>3.507803929079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6">
                <text:p>0.0436</text:p>
              </table:table-cell>
              <table:table-cell office:value-type="float" office:value="3.30860472926106">
                <text:p>3.30860472926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46">
                <text:p>0.0446</text:p>
              </table:table-cell>
              <table:table-cell office:value-type="float" office:value="3.12278490997939">
                <text:p>3.12278490997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56">
                <text:p>0.0456</text:p>
              </table:table-cell>
              <table:table-cell office:value-type="float" office:value="2.94937287208425">
                <text:p>2.949372872084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6">
                <text:p>0.0466</text:p>
              </table:table-cell>
              <table:table-cell office:value-type="float" office:value="2.78746453469778">
                <text:p>2.78746453469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6">
                <text:p>0.0476</text:p>
              </table:table-cell>
              <table:table-cell office:value-type="float" office:value="2.63622029675423">
                <text:p>2.63622029675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86">
                <text:p>0.0486</text:p>
              </table:table-cell>
              <table:table-cell office:value-type="float" office:value="2.49486168231016">
                <text:p>2.49486168231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6">
                <text:p>0.0496</text:p>
              </table:table-cell>
              <table:table-cell office:value-type="float" office:value="2.36266781517958">
                <text:p>2.36266781517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6">
                <text:p>0.0506</text:p>
              </table:table-cell>
              <table:table-cell office:value-type="float" office:value="2.23897183392747">
                <text:p>2.23897183392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16">
                <text:p>0.0516</text:p>
              </table:table-cell>
              <table:table-cell office:value-type="float" office:value="2.12315732857348">
                <text:p>2.12315732857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26">
                <text:p>0.0526</text:p>
              </table:table-cell>
              <table:table-cell office:value-type="float" office:value="2.01465485875386">
                <text:p>2.01465485875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36">
                <text:p>0.0536</text:p>
              </table:table-cell>
              <table:table-cell office:value-type="float" office:value="1.91293859517615">
                <text:p>1.91293859517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46">
                <text:p>0.0546</text:p>
              </table:table-cell>
              <table:table-cell office:value-type="float" office:value="1.81752311174347">
                <text:p>1.817523111743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6">
                <text:p>0.0556</text:p>
              </table:table-cell>
              <table:table-cell office:value-type="float" office:value="1.72796034711431">
                <text:p>1.72796034711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66">
                <text:p>0.0566</text:p>
              </table:table-cell>
              <table:table-cell office:value-type="float" office:value="1.64383674378359">
                <text:p>1.64383674378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76">
                <text:p>0.0576</text:p>
              </table:table-cell>
              <table:table-cell office:value-type="float" office:value="1.56477056932339">
                <text:p>1.56477056932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86000000000001">
                <text:p>0.0586000000000001</text:p>
              </table:table-cell>
              <table:table-cell office:value-type="float" office:value="1.49040941809648">
                <text:p>1.490409418096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6">
                <text:p>0.0596</text:p>
              </table:table-cell>
              <table:table-cell office:value-type="float" office:value="1.42042788984099">
                <text:p>1.42042788984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6000000000001">
                <text:p>0.0606000000000001</text:p>
              </table:table-cell>
              <table:table-cell office:value-type="float" office:value="1.35452543865034">
                <text:p>1.35452543865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16">
                <text:p>0.0616</text:p>
              </table:table-cell>
              <table:table-cell office:value-type="float" office:value="1.29242438420321">
                <text:p>1.29242438420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26">
                <text:p>0.0626</text:p>
              </table:table-cell>
              <table:table-cell office:value-type="float" office:value="1.23386807717665">
                <text:p>1.233868077176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36000000000001">
                <text:p>0.0636000000000001</text:p>
              </table:table-cell>
              <table:table-cell office:value-type="float" office:value="1.17861920888393">
                <text:p>1.17861920888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46">
                <text:p>0.0646</text:p>
              </table:table-cell>
              <table:table-cell office:value-type="float" office:value="1.12645825646722">
                <text:p>1.12645825646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56000000000001">
                <text:p>0.0656000000000001</text:p>
              </table:table-cell>
              <table:table-cell office:value-type="float" office:value="1.07718205371102">
                <text:p>1.07718205371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66">
                <text:p>0.0666</text:p>
              </table:table-cell>
              <table:table-cell office:value-type="float" office:value="1.03060247839525">
                <text:p>1.03060247839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76000000000001">
                <text:p>0.0676000000000001</text:p>
              </table:table-cell>
              <table:table-cell office:value-type="float" office:value="0.986545248320917">
                <text:p>0.986545248320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86000000000001">
                <text:p>0.0686000000000001</text:p>
              </table:table-cell>
              <table:table-cell office:value-type="float" office:value="0.944848816158983">
                <text:p>0.944848816158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96000000000001">
                <text:p>0.0696000000000001</text:p>
              </table:table-cell>
              <table:table-cell office:value-type="float" office:value="0.905363356182656">
                <text:p>0.905363356182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06000000000001">
                <text:p>0.0706000000000001</text:p>
              </table:table-cell>
              <table:table-cell office:value-type="float" office:value="0.867949835975377">
                <text:p>0.867949835975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16000000000001">
                <text:p>0.0716000000000001</text:p>
              </table:table-cell>
              <table:table-cell office:value-type="float" office:value="0.832479164368861">
                <text:p>0.8324791643688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26000000000001">
                <text:p>0.0726000000000001</text:p>
              </table:table-cell>
              <table:table-cell office:value-type="float" office:value="0.798831411350993">
                <text:p>0.798831411350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36000000000001">
                <text:p>0.0736000000000001</text:p>
              </table:table-cell>
              <table:table-cell office:value-type="float" office:value="0.766895092414384">
                <text:p>0.766895092414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46000000000001">
                <text:p>0.0746000000000001</text:p>
              </table:table-cell>
              <table:table-cell office:value-type="float" office:value="0.736566512364241">
                <text:p>0.736566512364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56000000000001">
                <text:p>0.0756000000000001</text:p>
              </table:table-cell>
              <table:table-cell office:value-type="float" office:value="0.707749164182042">
                <text:p>0.707749164182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66000000000001">
                <text:p>0.0766000000000001</text:p>
              </table:table-cell>
              <table:table-cell office:value-type="float" office:value="0.680353176716468">
                <text:p>0.680353176716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76000000000001">
                <text:p>0.0776000000000001</text:p>
              </table:table-cell>
              <table:table-cell office:value-type="float" office:value="0.654294809069622">
                <text:p>0.654294809069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86000000000001">
                <text:p>0.0786000000000001</text:p>
              </table:table-cell>
              <table:table-cell office:value-type="float" office:value="0.629495985227968">
                <text:p>0.629495985227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96000000000001">
                <text:p>0.0796000000000001</text:p>
              </table:table-cell>
              <table:table-cell office:value-type="float" office:value="0.605883868065419">
                <text:p>0.6058838680654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06000000000001">
                <text:p>0.0806000000000001</text:p>
              </table:table-cell>
              <table:table-cell office:value-type="float" office:value="0.583390467530884">
                <text:p>0.583390467530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16000000000001">
                <text:p>0.0816000000000001</text:p>
              </table:table-cell>
              <table:table-cell office:value-type="float" office:value="0.561952280002733">
                <text:p>0.561952280002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26000000000001">
                <text:p>0.0826000000000001</text:p>
              </table:table-cell>
              <table:table-cell office:value-type="float" office:value="0.541509958340915">
                <text:p>0.541509958340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36000000000001">
                <text:p>0.0836000000000001</text:p>
              </table:table-cell>
              <table:table-cell office:value-type="float" office:value="0.522008006750847">
                <text:p>0.522008006750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46000000000001">
                <text:p>0.0846000000000001</text:p>
              </table:table-cell>
              <table:table-cell office:value-type="float" office:value="0.503394501008044">
                <text:p>0.503394501008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56000000000001">
                <text:p>0.0856000000000001</text:p>
              </table:table-cell>
              <table:table-cell office:value-type="float" office:value="0.485620830871675">
                <text:p>0.485620830871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66000000000001">
                <text:p>0.0866000000000001</text:p>
              </table:table-cell>
              <table:table-cell office:value-type="float" office:value="0.468641462214938">
                <text:p>0.468641462214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76000000000001">
                <text:p>0.0876000000000001</text:p>
              </table:table-cell>
              <table:table-cell office:value-type="float" office:value="0.452413718813292">
                <text:p>0.4524137188132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6000000000001">
                <text:p>0.0886000000000001</text:p>
              </table:table-cell>
              <table:table-cell office:value-type="float" office:value="0.436897580172005">
                <text:p>0.436897580172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96000000000001">
                <text:p>0.0896000000000001</text:p>
              </table:table-cell>
              <table:table-cell office:value-type="float" office:value="0.422055495600224">
                <text:p>0.42205549560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06000000000001">
                <text:p>0.0906000000000001</text:p>
              </table:table-cell>
              <table:table-cell office:value-type="float" office:value="0.407852212387475">
                <text:p>0.407852212387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16000000000001">
                <text:p>0.0916000000000001</text:p>
              </table:table-cell>
              <table:table-cell office:value-type="float" office:value="0.394254617725256">
                <text:p>0.394254617725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26000000000001">
                <text:p>0.0926000000000001</text:p>
              </table:table-cell>
              <table:table-cell office:value-type="float" office:value="0.381231591272019">
                <text:p>0.381231591272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36000000000001">
                <text:p>0.0936000000000001</text:p>
              </table:table-cell>
              <table:table-cell office:value-type="float" office:value="0.368753870593277">
                <text:p>0.368753870593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46000000000001">
                <text:p>0.0946000000000001</text:p>
              </table:table-cell>
              <table:table-cell office:value-type="float" office:value="0.3567939252571">
                <text:p>0.35679392525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56000000000001">
                <text:p>0.0956000000000001</text:p>
              </table:table-cell>
              <table:table-cell office:value-type="float" office:value="0.34532584117881">
                <text:p>0.345325841178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66000000000001">
                <text:p>0.0966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